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7.85mm"/>
    </style:style>
    <style:style style:name="co11" style:family="table-column">
      <style:table-column-properties fo:break-before="auto" style:column-width="8.71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68.62mm"/>
    </style:style>
    <style:style style:name="co19" style:family="table-column">
      <style:table-column-properties fo:break-before="auto" style:column-width="77.88mm"/>
    </style:style>
    <style:style style:name="co20" style:family="table-column">
      <style:table-column-properties fo:break-before="auto" style:column-width="24.24mm"/>
    </style:style>
    <style:style style:name="co21" style:family="table-column">
      <style:table-column-properties fo:break-before="auto" style:column-width="73.52mm"/>
    </style:style>
    <style:style style:name="co22" style:family="table-column">
      <style:table-column-properties fo:break-before="auto" style:column-width="49.02mm"/>
    </style:style>
    <style:style style:name="co23" style:family="table-column">
      <style:table-column-properties fo:break-before="auto" style:column-width="40.02mm"/>
    </style:style>
    <style:style style:name="co24" style:family="table-column">
      <style:table-column-properties fo:break-before="auto" style:column-width="46.28mm"/>
    </style:style>
    <style:style style:name="co25" style:family="table-column">
      <style:table-column-properties fo:break-before="auto" style:column-width="31.04mm"/>
    </style:style>
    <style:style style:name="co26" style:family="table-column">
      <style:table-column-properties fo:break-before="auto" style:column-width="86.32mm"/>
    </style:style>
    <style:style style:name="co27" style:family="table-column">
      <style:table-column-properties fo:break-before="auto" style:column-width="22.05mm"/>
    </style:style>
    <style:style style:name="co28" style:family="table-column">
      <style:table-column-properties fo:break-before="auto" style:column-width="92.04mm"/>
    </style:style>
    <style:style style:name="co29" style:family="table-column">
      <style:table-column-properties fo:break-before="auto" style:column-width="71.61mm"/>
    </style:style>
    <style:style style:name="co30" style:family="table-column">
      <style:table-column-properties fo:break-before="auto" style:column-width="73.8mm"/>
    </style:style>
    <style:style style:name="co31" style:family="table-column">
      <style:table-column-properties fo:break-before="auto" style:column-width="66.16mm"/>
    </style:style>
    <style:style style:name="co32" style:family="table-column">
      <style:table-column-properties fo:break-before="auto" style:column-width="36.21mm"/>
    </style:style>
    <style:style style:name="co33" style:family="table-column">
      <style:table-column-properties fo:break-before="auto" style:column-width="69.16mm"/>
    </style:style>
    <style:style style:name="co34" style:family="table-column">
      <style:table-column-properties fo:break-before="auto" style:column-width="29.14mm"/>
    </style:style>
    <style:style style:name="co35" style:family="table-column">
      <style:table-column-properties fo:break-before="auto" style:column-width="37.02mm"/>
    </style:style>
    <style:style style:name="co36" style:family="table-column">
      <style:table-column-properties fo:break-before="auto" style:column-width="38.38mm"/>
    </style:style>
    <style:style style:name="co37" style:family="table-column">
      <style:table-column-properties fo:break-before="auto" style:column-width="11.98mm"/>
    </style:style>
    <style:style style:name="co38" style:family="table-column">
      <style:table-column-properties fo:break-before="auto" style:column-width="42.76mm"/>
    </style:style>
    <style:style style:name="co39" style:family="table-column">
      <style:table-column-properties fo:break-before="auto" style:column-width="49.83mm"/>
    </style:style>
    <style:style style:name="co40" style:family="table-column">
      <style:table-column-properties fo:break-before="auto" style:column-width="40.83mm"/>
    </style:style>
    <style:style style:name="co41" style:family="table-column">
      <style:table-column-properties fo:break-before="auto" style:column-width="56.36mm"/>
    </style:style>
    <style:style style:name="co42" style:family="table-column">
      <style:table-column-properties fo:break-before="auto" style:column-width="75.16mm"/>
    </style:style>
    <style:style style:name="co43" style:family="table-column">
      <style:table-column-properties fo:break-before="auto" style:column-width="53.09mm"/>
    </style:style>
    <style:style style:name="co44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115"/>
    <style:style style:name="ce5" style:family="table-cell" style:parent-style-name="Default" style:data-style-name="N5"/>
    <style:style style:name="ce6" style:family="table-cell" style:parent-style-name="Default" style:data-style-name="N2"/>
    <style:style style:name="ce7" style:family="table-cell" style:parent-style-name="Default" style:data-style-name="N4"/>
    <style:style style:name="ce3" style:family="table-cell" style:parent-style-name="Default" style:data-style-name="N119"/>
    <style:style style:name="ce9" style:family="table-cell" style:parent-style-name="Default" style:data-style-name="N111"/>
    <style:style style:name="ce10" style:family="table-cell" style:parent-style-name="Default" style:data-style-name="N114"/>
    <style:style style:name="ce4" style:family="table-cell" style:parent-style-name="Default" style:data-style-name="N120"/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0^*(1430)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95653" calcext:value-type="float">
            <text:p>0.0095653</text:p>
          </table:table-cell>
          <table:table-cell office:value-type="string" calcext:value-type="string">
            <text:p>\pm</text:p>
          </table:table-cell>
          <table:table-cell office:value-type="float" office:value="0.000827718" calcext:value-type="float">
            <text:p>0.00082771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601207" calcext:value-type="float">
            <text:p>0.00601207</text:p>
          </table:table-cell>
          <table:table-cell office:value-type="string" calcext:value-type="string">
            <text:p>\pm</text:p>
          </table:table-cell>
          <table:table-cell office:value-type="float" office:value="0.000843968" calcext:value-type="float">
            <text:p>0.00084396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0^*(1430)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2]^2+[.L2]^2)" office:value-type="float" office:value="0.0112977851712139" calcext:value-type="float">
            <text:p>0.0112977852</text:p>
          </table:table-cell>
          <table:table-cell office:value-type="string" calcext:value-type="string">
            <text:p>\pm</text:p>
          </table:table-cell>
          <table:table-cell table:style-name="ce1" table:formula="of:=SQRT([.H2]^2*[.F2]^2+[.L2]^2*[.N2]^2)/[.V2]" office:value-type="float" office:value="0.000832351862446111" calcext:value-type="float">
            <text:p>0.000832351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2]/[.F2])" office:value-type="float" office:value="0.561133115813698" calcext:value-type="float">
            <text:p>0.5611331158</text:p>
          </table:table-cell>
          <table:table-cell office:value-type="string" calcext:value-type="string">
            <text:p>\pm</text:p>
          </table:table-cell>
          <table:table-cell table:style-name="ce1" table:formula="of:=ABS([.L2]*COS([.AB2])^2/[.F2]*SQRT([.H2]^2/[.F2]^2+[.N2]^2/[.L2]^2))" office:value-type="float" office:value="0.0742975949424017" calcext:value-type="float">
            <text:p>0.07429759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0^*(143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255993" calcext:value-type="float">
            <text:p>0.0255993</text:p>
          </table:table-cell>
          <table:table-cell office:value-type="string" calcext:value-type="string">
            <text:p>\pm</text:p>
          </table:table-cell>
          <table:table-cell office:value-type="float" office:value="0.00122597" calcext:value-type="float">
            <text:p>0.001225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94327" calcext:value-type="float">
            <text:p>-0.194327</text:p>
          </table:table-cell>
          <table:table-cell office:value-type="string" calcext:value-type="string">
            <text:p>\pm</text:p>
          </table:table-cell>
          <table:table-cell office:value-type="float" office:value="0.00105316" calcext:value-type="float">
            <text:p>0.0010531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0^*(143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3]^2+[.L3]^2)" office:value-type="float" office:value="0.196005885344012" calcext:value-type="float">
            <text:p>0.1960058853</text:p>
          </table:table-cell>
          <table:table-cell office:value-type="string" calcext:value-type="string">
            <text:p>\pm</text:p>
          </table:table-cell>
          <table:table-cell table:style-name="ce1" table:formula="of:=SQRT([.H3]^2*[.F3]^2+[.L3]^2*[.N3]^2)/[.V3]" office:value-type="float" office:value="0.00105634475051386" calcext:value-type="float">
            <text:p>0.001056344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3]/[.F3])" office:value-type="float" office:value="-1.43981739504892" calcext:value-type="float">
            <text:p>-1.4398173950</text:p>
          </table:table-cell>
          <table:table-cell office:value-type="string" calcext:value-type="string">
            <text:p>\pm</text:p>
          </table:table-cell>
          <table:table-cell table:style-name="ce1" table:formula="of:=ABS([.L3]*COS([.AB3])^2/[.F3]*SQRT([.H3]^2/[.F3]^2+[.N3]^2/[.L3]^2))" office:value-type="float" office:value="0.00624076648208691" calcext:value-type="float">
            <text:p>0.006240766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^*(143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33101" calcext:value-type="float">
            <text:p>0.0133101</text:p>
          </table:table-cell>
          <table:table-cell office:value-type="string" calcext:value-type="string">
            <text:p>\pm</text:p>
          </table:table-cell>
          <table:table-cell office:value-type="float" office:value="0.00135651" calcext:value-type="float">
            <text:p>0.001356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70886" calcext:value-type="float">
            <text:p>0.0170886</text:p>
          </table:table-cell>
          <table:table-cell office:value-type="string" calcext:value-type="string">
            <text:p>\pm</text:p>
          </table:table-cell>
          <table:table-cell office:value-type="float" office:value="0.00123279" calcext:value-type="float">
            <text:p>0.001232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2^*(143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4]^2+[.L4]^2)" office:value-type="float" office:value="0.0216605404357786" calcext:value-type="float">
            <text:p>0.0216605404</text:p>
          </table:table-cell>
          <table:table-cell office:value-type="string" calcext:value-type="string">
            <text:p>\pm</text:p>
          </table:table-cell>
          <table:table-cell table:style-name="ce1" table:formula="of:=SQRT([.H4]^2*[.F4]^2+[.L4]^2*[.N4]^2)/[.V4]" office:value-type="float" office:value="0.00128091079140141" calcext:value-type="float">
            <text:p>0.001280910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4]/[.F4])" office:value-type="float" office:value="0.909061975670803" calcext:value-type="float">
            <text:p>0.9090619757</text:p>
          </table:table-cell>
          <table:table-cell office:value-type="string" calcext:value-type="string">
            <text:p>\pm</text:p>
          </table:table-cell>
          <table:table-cell table:style-name="ce1" table:formula="of:=ABS([.L4]*COS([.AB4])^2/[.F4]*SQRT([.H4]^2/[.F4]^2+[.N4]^2/[.L4]^2))" office:value-type="float" office:value="0.0605325015505551" calcext:value-type="float">
            <text:p>0.060532501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^*(143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07163" calcext:value-type="float">
            <text:p>-0.107163</text:p>
          </table:table-cell>
          <table:table-cell office:value-type="string" calcext:value-type="string">
            <text:p>\pm</text:p>
          </table:table-cell>
          <table:table-cell office:value-type="float" office:value="0.00146194" calcext:value-type="float">
            <text:p>0.0014619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04979" calcext:value-type="float">
            <text:p>0.104979</text:p>
          </table:table-cell>
          <table:table-cell office:value-type="string" calcext:value-type="string">
            <text:p>\pm</text:p>
          </table:table-cell>
          <table:table-cell office:value-type="float" office:value="0.00164431" calcext:value-type="float">
            <text:p>0.00164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2^*(143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5]^2+[.L5]^2)" office:value-type="float" office:value="0.150014995950405" calcext:value-type="float">
            <text:p>0.1500149960</text:p>
          </table:table-cell>
          <table:table-cell office:value-type="string" calcext:value-type="string">
            <text:p>\pm</text:p>
          </table:table-cell>
          <table:table-cell table:style-name="ce1" table:formula="of:=SQRT([.H5]^2*[.F5]^2+[.L5]^2*[.N5]^2)/[.V5]" office:value-type="float" office:value="0.00155392426173527" calcext:value-type="float">
            <text:p>0.00155392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5]/[.F5])" office:value-type="float" office:value="-0.775103535994644" calcext:value-type="float">
            <text:p>-0.7751035360</text:p>
          </table:table-cell>
          <table:table-cell office:value-type="string" calcext:value-type="string">
            <text:p>\pm</text:p>
          </table:table-cell>
          <table:table-cell table:style-name="ce1" table:formula="of:=ABS([.L5]*COS([.AB5])^2/[.F5]*SQRT([.H5]^2/[.F5]^2+[.N5]^2/[.L5]^2))" office:value-type="float" office:value="0.0103834446512504" calcext:value-type="float">
            <text:p>0.010383444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41^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296544" calcext:value-type="float">
            <text:p>0.00296544</text:p>
          </table:table-cell>
          <table:table-cell office:value-type="string" calcext:value-type="string">
            <text:p>\pm</text:p>
          </table:table-cell>
          <table:table-cell office:value-type="float" office:value="0.00225542" calcext:value-type="float">
            <text:p>0.002255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\pm</text:p>
          </table:table-cell>
          <table:table-cell office:value-type="float" office:value="0.00247679" calcext:value-type="float">
            <text:p>0.002476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41^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6]^2+[.L6]^2)" office:value-type="float" office:value="0.0144926336596769" calcext:value-type="float">
            <text:p>0.0144926337</text:p>
          </table:table-cell>
          <table:table-cell office:value-type="string" calcext:value-type="string">
            <text:p>\pm</text:p>
          </table:table-cell>
          <table:table-cell table:style-name="ce1" table:formula="of:=SQRT([.H6]^2*[.F6]^2+[.L6]^2*[.N6]^2)/[.V6]" office:value-type="float" office:value="0.00246791995944374" calcext:value-type="float">
            <text:p>0.00246792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6]/[.F6])" office:value-type="float" office:value="1.3647238593008" calcext:value-type="float">
            <text:p>1.3647238593</text:p>
          </table:table-cell>
          <table:table-cell office:value-type="string" calcext:value-type="string">
            <text:p>\pm</text:p>
          </table:table-cell>
          <table:table-cell table:style-name="ce1" table:formula="of:=ABS([.L6]*COS([.AB6])^2/[.F6]*SQRT([.H6]^2/[.F6]^2+[.N6]^2/[.L6]^2))" office:value-type="float" office:value="0.156294734259515" calcext:value-type="float">
            <text:p>0.15629473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41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339155" calcext:value-type="float">
            <text:p>-0.0339155</text:p>
          </table:table-cell>
          <table:table-cell office:value-type="string" calcext:value-type="string">
            <text:p>\pm</text:p>
          </table:table-cell>
          <table:table-cell office:value-type="float" office:value="0.00309512" calcext:value-type="float">
            <text:p>0.003095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613357" calcext:value-type="float">
            <text:p>0.0613357</text:p>
          </table:table-cell>
          <table:table-cell office:value-type="string" calcext:value-type="string">
            <text:p>\pm</text:p>
          </table:table-cell>
          <table:table-cell office:value-type="float" office:value="0.0037167" calcext:value-type="float">
            <text:p>0.003716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41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7]^2+[.L7]^2)" office:value-type="float" office:value="0.0700880106347726" calcext:value-type="float">
            <text:p>0.0700880106</text:p>
          </table:table-cell>
          <table:table-cell office:value-type="string" calcext:value-type="string">
            <text:p>\pm</text:p>
          </table:table-cell>
          <table:table-cell table:style-name="ce1" table:formula="of:=SQRT([.H7]^2*[.F7]^2+[.L7]^2*[.N7]^2)/[.V7]" office:value-type="float" office:value="0.00358083965487066" calcext:value-type="float">
            <text:p>0.00358083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7]/[.F7])" office:value-type="float" office:value="-1.06569200267626" calcext:value-type="float">
            <text:p>-1.0656920027</text:p>
          </table:table-cell>
          <table:table-cell office:value-type="string" calcext:value-type="string">
            <text:p>\pm</text:p>
          </table:table-cell>
          <table:table-cell table:style-name="ce1" table:formula="of:=ABS([.L7]*COS([.AB7])^2/[.F7]*SQRT([.H7]^2/[.F7]^2+[.N7]^2/[.L7]^2))" office:value-type="float" office:value="0.0463893941402321" calcext:value-type="float">
            <text:p>0.046389394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68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535469" calcext:value-type="float">
            <text:p>-0.0535469</text:p>
          </table:table-cell>
          <table:table-cell office:value-type="string" calcext:value-type="string">
            <text:p>\pm</text:p>
          </table:table-cell>
          <table:table-cell office:value-type="float" office:value="0.00651378" calcext:value-type="float">
            <text:p>0.0065137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272353" calcext:value-type="float">
            <text:p>0.0272353</text:p>
          </table:table-cell>
          <table:table-cell office:value-type="string" calcext:value-type="string">
            <text:p>\pm</text:p>
          </table:table-cell>
          <table:table-cell office:value-type="float" office:value="0.0073212" calcext:value-type="float">
            <text:p>0.00732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68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8]^2+[.L8]^2)" office:value-type="float" office:value="0.0600752200636835" calcext:value-type="float">
            <text:p>0.0600752201</text:p>
          </table:table-cell>
          <table:table-cell office:value-type="string" calcext:value-type="string">
            <text:p>\pm</text:p>
          </table:table-cell>
          <table:table-cell table:style-name="ce1" table:formula="of:=SQRT([.H8]^2*[.F8]^2+[.L8]^2*[.N8]^2)/[.V8]" office:value-type="float" office:value="0.00668769188781334" calcext:value-type="float">
            <text:p>0.006687691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8]/[.F8])" office:value-type="float" office:value="-0.470523895981208" calcext:value-type="float">
            <text:p>-0.4705238960</text:p>
          </table:table-cell>
          <table:table-cell office:value-type="string" calcext:value-type="string">
            <text:p>\pm</text:p>
          </table:table-cell>
          <table:table-cell table:style-name="ce1" table:formula="of:=ABS([.L8]*COS([.AB8])^2/[.F8]*SQRT([.H8]^2/[.F8]^2+[.N8]^2/[.L8]^2))" office:value-type="float" office:value="0.119228633666348" calcext:value-type="float">
            <text:p>0.11922863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892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26313" calcext:value-type="float">
            <text:p>0.126313</text:p>
          </table:table-cell>
          <table:table-cell office:value-type="string" calcext:value-type="string">
            <text:p>\pm</text:p>
          </table:table-cell>
          <table:table-cell office:value-type="float" office:value="0.00245399" calcext:value-type="float">
            <text:p>0.0024539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40858" calcext:value-type="float">
            <text:p>-0.140858</text:p>
          </table:table-cell>
          <table:table-cell office:value-type="string" calcext:value-type="string">
            <text:p>\pm</text:p>
          </table:table-cell>
          <table:table-cell office:value-type="float" office:value="0.00235595" calcext:value-type="float">
            <text:p>0.0023559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892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9]^2+[.L9]^2)" office:value-type="float" office:value="0.189198176875466" calcext:value-type="float">
            <text:p>0.1891981769</text:p>
          </table:table-cell>
          <table:table-cell office:value-type="string" calcext:value-type="string">
            <text:p>\pm</text:p>
          </table:table-cell>
          <table:table-cell table:style-name="ce1" table:formula="of:=SQRT([.H9]^2*[.F9]^2+[.L9]^2*[.N9]^2)/[.V9]" office:value-type="float" office:value="0.00240014313557408" calcext:value-type="float">
            <text:p>0.0024001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9]/[.F9])" office:value-type="float" office:value="-0.83978526383548" calcext:value-type="float">
            <text:p>-0.8397852638</text:p>
          </table:table-cell>
          <table:table-cell office:value-type="string" calcext:value-type="string">
            <text:p>\pm</text:p>
          </table:table-cell>
          <table:table-cell table:style-name="ce1" table:formula="of:=ABS([.L9]*COS([.AB9])^2/[.F9]*SQRT([.H9]^2/[.F9]^2+[.N9]^2/[.L9]^2))" office:value-type="float" office:value="0.0127421109270392" calcext:value-type="float">
            <text:p>0.01274211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892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.37962" calcext:value-type="float">
            <text:p>-1.37962</text:p>
          </table:table-cell>
          <table:table-cell office:value-type="string" calcext:value-type="string">
            <text:p>\pm</text:p>
          </table:table-cell>
          <table:table-cell office:value-type="float" office:value="0.00769138" calcext:value-type="float">
            <text:p>0.0076913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.49371" calcext:value-type="float">
            <text:p>1.49371</text:p>
          </table:table-cell>
          <table:table-cell office:value-type="string" calcext:value-type="string">
            <text:p>\pm</text:p>
          </table:table-cell>
          <table:table-cell office:value-type="float" office:value="0.00800201" calcext:value-type="float">
            <text:p>0.0080020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892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0]^2+[.L10]^2)" office:value-type="float" office:value="2.03335213588301" calcext:value-type="float">
            <text:p>2.0333521359</text:p>
          </table:table-cell>
          <table:table-cell office:value-type="string" calcext:value-type="string">
            <text:p>\pm</text:p>
          </table:table-cell>
          <table:table-cell table:style-name="ce1" table:formula="of:=SQRT([.H10]^2*[.F10]^2+[.L10]^2*[.N10]^2)/[.V10]" office:value-type="float" office:value="0.00786053455126148" calcext:value-type="float">
            <text:p>0.007860534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0]/[.F10])" office:value-type="float" office:value="-0.825083858460201" calcext:value-type="float">
            <text:p>-0.8250838585</text:p>
          </table:table-cell>
          <table:table-cell office:value-type="string" calcext:value-type="string">
            <text:p>\pm</text:p>
          </table:table-cell>
          <table:table-cell table:style-name="ce1" table:formula="of:=ABS([.L10]*COS([.AB10])^2/[.F10]*SQRT([.H10]^2/[.F10]^2+[.N10]^2/[.L10]^2))" office:value-type="float" office:value="0.00385369063728902" calcext:value-type="float">
            <text:p>0.00385369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f_2(127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25526" calcext:value-type="float">
            <text:p>-0.125526</text:p>
          </table:table-cell>
          <table:table-cell office:value-type="string" calcext:value-type="string">
            <text:p>\pm</text:p>
          </table:table-cell>
          <table:table-cell office:value-type="float" office:value="0.00221442" calcext:value-type="float">
            <text:p>0.002214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943573" calcext:value-type="float">
            <text:p>0.0943573</text:p>
          </table:table-cell>
          <table:table-cell office:value-type="string" calcext:value-type="string">
            <text:p>\pm</text:p>
          </table:table-cell>
          <table:table-cell office:value-type="float" office:value="0.00286431" calcext:value-type="float">
            <text:p>0.00286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f_2(127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1]^2+[.L11]^2)" office:value-type="float" office:value="0.157035272277568" calcext:value-type="float">
            <text:p>0.1570352723</text:p>
          </table:table-cell>
          <table:table-cell office:value-type="string" calcext:value-type="string">
            <text:p>\pm</text:p>
          </table:table-cell>
          <table:table-cell table:style-name="ce1" table:formula="of:=SQRT([.H11]^2*[.F11]^2+[.L11]^2*[.N11]^2)/[.V11]" office:value-type="float" office:value="0.00246886892187744" calcext:value-type="float">
            <text:p>0.002468868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1]/[.F11])" office:value-type="float" office:value="-0.644585196660148" calcext:value-type="float">
            <text:p>-0.6445851967</text:p>
          </table:table-cell>
          <table:table-cell office:value-type="string" calcext:value-type="string">
            <text:p>\pm</text:p>
          </table:table-cell>
          <table:table-cell table:style-name="ce1" table:formula="of:=ABS([.L11]*COS([.AB11])^2/[.F11]*SQRT([.H11]^2/[.F11]^2+[.N11]^2/[.L11]^2))" office:value-type="float" office:value="0.0168633072934413" calcext:value-type="float">
            <text:p>0.01686330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omega(782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640864" calcext:value-type="float">
            <text:p>-0.0640864</text:p>
          </table:table-cell>
          <table:table-cell office:value-type="string" calcext:value-type="string">
            <text:p>\pm</text:p>
          </table:table-cell>
          <table:table-cell office:value-type="float" office:value="0.00196373" calcext:value-type="float">
            <text:p>0.001963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2832" calcext:value-type="float">
            <text:p>0.12832</text:p>
          </table:table-cell>
          <table:table-cell office:value-type="string" calcext:value-type="string">
            <text:p>\pm</text:p>
          </table:table-cell>
          <table:table-cell office:value-type="float" office:value="0.00170606" calcext:value-type="float">
            <text:p>0.001706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omega(782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2]^2+[.L12]^2)" office:value-type="float" office:value="0.143433221622328" calcext:value-type="float">
            <text:p>0.1434332216</text:p>
          </table:table-cell>
          <table:table-cell office:value-type="string" calcext:value-type="string">
            <text:p>\pm</text:p>
          </table:table-cell>
          <table:table-cell table:style-name="ce1" table:formula="of:=SQRT([.H12]^2*[.F12]^2+[.L12]^2*[.N12]^2)/[.V12]" office:value-type="float" office:value="0.00176051487079297" calcext:value-type="float">
            <text:p>0.00176051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2]/[.F12])" office:value-type="float" office:value="-1.10760767592683" calcext:value-type="float">
            <text:p>-1.1076076759</text:p>
          </table:table-cell>
          <table:table-cell office:value-type="string" calcext:value-type="string">
            <text:p>\pm</text:p>
          </table:table-cell>
          <table:table-cell table:style-name="ce1" table:formula="of:=ABS([.L12]*COS([.AB12])^2/[.F12]*SQRT([.H12]^2/[.F12]^2+[.N12]^2/[.L12]^2))" office:value-type="float" office:value="0.0133515951313167" calcext:value-type="float">
            <text:p>0.01335159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rho(145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60532" calcext:value-type="float">
            <text:p>0.160532</text:p>
          </table:table-cell>
          <table:table-cell office:value-type="string" calcext:value-type="string">
            <text:p>\pm</text:p>
          </table:table-cell>
          <table:table-cell office:value-type="float" office:value="0.00460311" calcext:value-type="float">
            <text:p>0.0046031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886014" calcext:value-type="float">
            <text:p>0.0886014</text:p>
          </table:table-cell>
          <table:table-cell office:value-type="string" calcext:value-type="string">
            <text:p>\pm</text:p>
          </table:table-cell>
          <table:table-cell office:value-type="float" office:value="0.00646564" calcext:value-type="float">
            <text:p>0.0064656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rho(145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3]^2+[.L13]^2)" office:value-type="float" office:value="0.183359567805882" calcext:value-type="float">
            <text:p>0.1833595678</text:p>
          </table:table-cell>
          <table:table-cell office:value-type="string" calcext:value-type="string">
            <text:p>\pm</text:p>
          </table:table-cell>
          <table:table-cell table:style-name="ce1" table:formula="of:=SQRT([.H13]^2*[.F13]^2+[.L13]^2*[.N13]^2)/[.V13]" office:value-type="float" office:value="0.00509924374362998" calcext:value-type="float">
            <text:p>0.00509924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3]/[.F13])" office:value-type="float" office:value="0.504318866515601" calcext:value-type="float">
            <text:p>0.5043188665</text:p>
          </table:table-cell>
          <table:table-cell office:value-type="string" calcext:value-type="string">
            <text:p>\pm</text:p>
          </table:table-cell>
          <table:table-cell table:style-name="ce1" table:formula="of:=ABS([.L13]*COS([.AB13])^2/[.F13]*SQRT([.H13]^2/[.F13]^2+[.N13]^2/[.L13]^2))" office:value-type="float" office:value="0.0331698489541561" calcext:value-type="float">
            <text:p>0.033169849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rho(77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rho(77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4]^2+[.L14]^2)" office:value-type="float" office:value="1" calcext:value-type="float">
            <text:p>1.0000000000</text:p>
          </table:table-cell>
          <table:table-cell office:value-type="string" calcext:value-type="string">
            <text:p>\pm</text:p>
          </table:table-cell>
          <table:table-cell table:style-name="ce1" table:formula="of:=SQRT([.H14]^2*[.F14]^2+[.L14]^2*[.N14]^2)/[.V14]" office:value-type="float" office:value="0" calcext:value-type="float">
            <text:p>0.00000000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4]/[.F14])" office:value-type="float" office:value="0" calcext:value-type="float">
            <text:p>0.0000000000</text:p>
          </table:table-cell>
          <table:table-cell office:value-type="string" calcext:value-type="string">
            <text:p>\pm</text:p>
          </table:table-cell>
          <table:table-cell table:style-name="ce1" office:value-type="float" office:value="0" calcext:value-type="float">
            <text:p>0.00000000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Dbar0{K(0)*(1430)bar-[GLASS]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95653" calcext:value-type="float">
            <text:p>0.0095653</text:p>
          </table:table-cell>
          <table:table-cell office:value-type="string" calcext:value-type="string">
            <text:p>\pm</text:p>
          </table:table-cell>
          <table:table-cell office:value-type="float" office:value="0.000827718" calcext:value-type="float">
            <text:p>0.00082771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601207" calcext:value-type="float">
            <text:p>0.00601207</text:p>
          </table:table-cell>
          <table:table-cell office:value-type="string" calcext:value-type="string">
            <text:p>\pm</text:p>
          </table:table-cell>
          <table:table-cell office:value-type="float" office:value="0.000843968" calcext:value-type="float">
            <text:p>0.000843968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(0)*(1430)+[GLASS]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255993" calcext:value-type="float">
            <text:p>0.0255993</text:p>
          </table:table-cell>
          <table:table-cell office:value-type="string" calcext:value-type="string">
            <text:p>\pm</text:p>
          </table:table-cell>
          <table:table-cell office:value-type="float" office:value="0.00122597" calcext:value-type="float">
            <text:p>0.00122597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94327" calcext:value-type="float">
            <text:p>-0.194327</text:p>
          </table:table-cell>
          <table:table-cell office:value-type="string" calcext:value-type="string">
            <text:p>\pm</text:p>
          </table:table-cell>
          <table:table-cell office:value-type="float" office:value="0.00105316" calcext:value-type="float">
            <text:p>0.00105316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_2*(1430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33101" calcext:value-type="float">
            <text:p>0.0133101</text:p>
          </table:table-cell>
          <table:table-cell office:value-type="string" calcext:value-type="string">
            <text:p>\pm</text:p>
          </table:table-cell>
          <table:table-cell office:value-type="float" office:value="0.00135651" calcext:value-type="float">
            <text:p>0.00135651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70886" calcext:value-type="float">
            <text:p>0.0170886</text:p>
          </table:table-cell>
          <table:table-cell office:value-type="string" calcext:value-type="string">
            <text:p>\pm</text:p>
          </table:table-cell>
          <table:table-cell office:value-type="float" office:value="0.00123279" calcext:value-type="float">
            <text:p>0.00123279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_2*(143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07163" calcext:value-type="float">
            <text:p>-0.107163</text:p>
          </table:table-cell>
          <table:table-cell office:value-type="string" calcext:value-type="string">
            <text:p>\pm</text:p>
          </table:table-cell>
          <table:table-cell office:value-type="float" office:value="0.00146194" calcext:value-type="float">
            <text:p>0.00146194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04979" calcext:value-type="float">
            <text:p>0.104979</text:p>
          </table:table-cell>
          <table:table-cell office:value-type="string" calcext:value-type="string">
            <text:p>\pm</text:p>
          </table:table-cell>
          <table:table-cell office:value-type="float" office:value="0.00164431" calcext:value-type="float">
            <text:p>0.00164431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410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296544" calcext:value-type="float">
            <text:p>0.00296544</text:p>
          </table:table-cell>
          <table:table-cell office:value-type="string" calcext:value-type="string">
            <text:p>\pm</text:p>
          </table:table-cell>
          <table:table-cell office:value-type="float" office:value="0.00225542" calcext:value-type="float">
            <text:p>0.0022554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\pm</text:p>
          </table:table-cell>
          <table:table-cell office:value-type="float" office:value="0.00247679" calcext:value-type="float">
            <text:p>0.00247679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41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339155" calcext:value-type="float">
            <text:p>-0.0339155</text:p>
          </table:table-cell>
          <table:table-cell office:value-type="string" calcext:value-type="string">
            <text:p>\pm</text:p>
          </table:table-cell>
          <table:table-cell office:value-type="float" office:value="0.00309512" calcext:value-type="float">
            <text:p>0.0030951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613357" calcext:value-type="float">
            <text:p>0.0613357</text:p>
          </table:table-cell>
          <table:table-cell office:value-type="string" calcext:value-type="string">
            <text:p>\pm</text:p>
          </table:table-cell>
          <table:table-cell office:value-type="float" office:value="0.0037167" calcext:value-type="float">
            <text:p>0.0037167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68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535469" calcext:value-type="float">
            <text:p>-0.0535469</text:p>
          </table:table-cell>
          <table:table-cell office:value-type="string" calcext:value-type="string">
            <text:p>\pm</text:p>
          </table:table-cell>
          <table:table-cell office:value-type="float" office:value="0.00651378" calcext:value-type="float">
            <text:p>0.0065137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272353" calcext:value-type="float">
            <text:p>0.0272353</text:p>
          </table:table-cell>
          <table:table-cell office:value-type="string" calcext:value-type="string">
            <text:p>\pm</text:p>
          </table:table-cell>
          <table:table-cell office:value-type="float" office:value="0.0073212" calcext:value-type="float">
            <text:p>0.0073212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892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26313" calcext:value-type="float">
            <text:p>0.126313</text:p>
          </table:table-cell>
          <table:table-cell office:value-type="string" calcext:value-type="string">
            <text:p>\pm</text:p>
          </table:table-cell>
          <table:table-cell office:value-type="float" office:value="0.00245399" calcext:value-type="float">
            <text:p>0.00245399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40858" calcext:value-type="float">
            <text:p>-0.140858</text:p>
          </table:table-cell>
          <table:table-cell office:value-type="string" calcext:value-type="string">
            <text:p>\pm</text:p>
          </table:table-cell>
          <table:table-cell office:value-type="float" office:value="0.00235595" calcext:value-type="float">
            <text:p>0.00235595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892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1.37962" calcext:value-type="float">
            <text:p>-1.37962</text:p>
          </table:table-cell>
          <table:table-cell office:value-type="string" calcext:value-type="string">
            <text:p>\pm</text:p>
          </table:table-cell>
          <table:table-cell office:value-type="float" office:value="0.00769138" calcext:value-type="float">
            <text:p>0.0076913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.49371" calcext:value-type="float">
            <text:p>1.49371</text:p>
          </table:table-cell>
          <table:table-cell office:value-type="string" calcext:value-type="string">
            <text:p>\pm</text:p>
          </table:table-cell>
          <table:table-cell office:value-type="float" office:value="0.00800201" calcext:value-type="float">
            <text:p>0.00800201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0S0 PiPi00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0S0 f_2(127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25526" calcext:value-type="float">
            <text:p>-0.125526</text:p>
          </table:table-cell>
          <table:table-cell office:value-type="string" calcext:value-type="string">
            <text:p>\pm</text:p>
          </table:table-cell>
          <table:table-cell office:value-type="float" office:value="0.00221442" calcext:value-type="float">
            <text:p>0.0022144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943573" calcext:value-type="float">
            <text:p>0.0943573</text:p>
          </table:table-cell>
          <table:table-cell office:value-type="string" calcext:value-type="string">
            <text:p>\pm</text:p>
          </table:table-cell>
          <table:table-cell office:value-type="float" office:value="0.00286431" calcext:value-type="float">
            <text:p>0.00286431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112977851712139" calcext:value-type="float">
            <text:p>0.011297785171214</text:p>
          </table:table-cell>
          <table:table-cell office:value-type="float" office:value="0.000832351862446111" calcext:value-type="float">
            <text:p>0.000832351862446</text:p>
          </table:table-cell>
          <table:table-cell office:value-type="float" office:value="0.561133115813698" calcext:value-type="float">
            <text:p>0.561133115813698</text:p>
          </table:table-cell>
          <table:table-cell office:value-type="float" office:value="0.0742975949424017" calcext:value-type="float">
            <text:p>0.074297594942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omega(782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640864" calcext:value-type="float">
            <text:p>-0.0640864</text:p>
          </table:table-cell>
          <table:table-cell office:value-type="string" calcext:value-type="string">
            <text:p>\pm</text:p>
          </table:table-cell>
          <table:table-cell office:value-type="float" office:value="0.00196373" calcext:value-type="float">
            <text:p>0.00196373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2832" calcext:value-type="float">
            <text:p>0.12832</text:p>
          </table:table-cell>
          <table:table-cell office:value-type="string" calcext:value-type="string">
            <text:p>\pm</text:p>
          </table:table-cell>
          <table:table-cell office:value-type="float" office:value="0.00170606" calcext:value-type="float">
            <text:p>0.00170606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196005885344012" calcext:value-type="float">
            <text:p>0.196005885344012</text:p>
          </table:table-cell>
          <table:table-cell office:value-type="float" office:value="0.00105634475051386" calcext:value-type="float">
            <text:p>0.001056344750514</text:p>
          </table:table-cell>
          <table:table-cell office:value-type="float" office:value="-1.43981739504892" calcext:value-type="float">
            <text:p>-1.43981739504892</text:p>
          </table:table-cell>
          <table:table-cell office:value-type="float" office:value="-0.00624076648208691" calcext:value-type="float">
            <text:p>-0.006240766482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rho(145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60532" calcext:value-type="float">
            <text:p>0.160532</text:p>
          </table:table-cell>
          <table:table-cell office:value-type="string" calcext:value-type="string">
            <text:p>\pm</text:p>
          </table:table-cell>
          <table:table-cell office:value-type="float" office:value="0.00460311" calcext:value-type="float">
            <text:p>0.00460311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886014" calcext:value-type="float">
            <text:p>0.0886014</text:p>
          </table:table-cell>
          <table:table-cell office:value-type="string" calcext:value-type="string">
            <text:p>\pm</text:p>
          </table:table-cell>
          <table:table-cell office:value-type="float" office:value="0.00646564" calcext:value-type="float">
            <text:p>0.00646564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216605404357786" calcext:value-type="float">
            <text:p>0.021660540435779</text:p>
          </table:table-cell>
          <table:table-cell office:value-type="float" office:value="0.00128091079140141" calcext:value-type="float">
            <text:p>0.001280910791401</text:p>
          </table:table-cell>
          <table:table-cell office:value-type="float" office:value="0.909061975670803" calcext:value-type="float">
            <text:p>0.909061975670803</text:p>
          </table:table-cell>
          <table:table-cell office:value-type="float" office:value="0.0605325015505551" calcext:value-type="float">
            <text:p>0.060532501550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rho(77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150014995950405" calcext:value-type="float">
            <text:p>0.150014995950405</text:p>
          </table:table-cell>
          <table:table-cell office:value-type="float" office:value="0.00155392426173527" calcext:value-type="float">
            <text:p>0.001553924261735</text:p>
          </table:table-cell>
          <table:table-cell office:value-type="float" office:value="-0.775103535994644" calcext:value-type="float">
            <text:p>-0.775103535994644</text:p>
          </table:table-cell>
          <table:table-cell office:value-type="float" office:value="-0.0103834446512504" calcext:value-type="float">
            <text:p>-0.01038344465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bar0_radius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\pm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&amp;</text:p>
          </table:table-cell>
          <table:table-cell table:number-columns-repeated="5"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144926336596769" calcext:value-type="float">
            <text:p>0.014492633659677</text:p>
          </table:table-cell>
          <table:table-cell office:value-type="float" office:value="0.00246791995944374" calcext:value-type="float">
            <text:p>0.002467919959444</text:p>
          </table:table-cell>
          <table:table-cell office:value-type="float" office:value="1.3647238593008" calcext:value-type="float">
            <text:p>1.3647238593008</text:p>
          </table:table-cell>
          <table:table-cell office:value-type="float" office:value="0.156294734259515" calcext:value-type="float">
            <text:p>0.156294734259515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0700880106347726" calcext:value-type="float">
            <text:p>0.070088010634773</text:p>
          </table:table-cell>
          <table:table-cell office:value-type="float" office:value="0.00358083965487066" calcext:value-type="float">
            <text:p>0.003580839654871</text:p>
          </table:table-cell>
          <table:table-cell office:value-type="float" office:value="-1.06569200267626" calcext:value-type="float">
            <text:p>-1.06569200267626</text:p>
          </table:table-cell>
          <table:table-cell office:value-type="float" office:value="-0.0463893941402321" calcext:value-type="float">
            <text:p>-0.046389394140232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0600752200636835" calcext:value-type="float">
            <text:p>0.060075220063684</text:p>
          </table:table-cell>
          <table:table-cell office:value-type="float" office:value="0.00668769188781334" calcext:value-type="float">
            <text:p>0.006687691887813</text:p>
          </table:table-cell>
          <table:table-cell office:value-type="float" office:value="-0.470523895981208" calcext:value-type="float">
            <text:p>-0.470523895981208</text:p>
          </table:table-cell>
          <table:table-cell office:value-type="float" office:value="-0.119228633666348" calcext:value-type="float">
            <text:p>-0.119228633666348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89198176875466" calcext:value-type="float">
            <text:p>0.189198176875466</text:p>
          </table:table-cell>
          <table:table-cell office:value-type="float" office:value="0.00240014313557408" calcext:value-type="float">
            <text:p>0.002400143135574</text:p>
          </table:table-cell>
          <table:table-cell office:value-type="float" office:value="-0.83978526383548" calcext:value-type="float">
            <text:p>-0.83978526383548</text:p>
          </table:table-cell>
          <table:table-cell office:value-type="float" office:value="-0.0127421109270392" calcext:value-type="float">
            <text:p>-0.012742110927039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2.03335213588301" calcext:value-type="float">
            <text:p>2.03335213588301</text:p>
          </table:table-cell>
          <table:table-cell office:value-type="float" office:value="0.00786053455126148" calcext:value-type="float">
            <text:p>0.007860534551261</text:p>
          </table:table-cell>
          <table:table-cell office:value-type="float" office:value="-0.825083858460201" calcext:value-type="float">
            <text:p>-0.825083858460201</text:p>
          </table:table-cell>
          <table:table-cell office:value-type="float" office:value="-0.00385369063728902" calcext:value-type="float">
            <text:p>-0.003853690637289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57035272277568" calcext:value-type="float">
            <text:p>0.157035272277568</text:p>
          </table:table-cell>
          <table:table-cell office:value-type="float" office:value="0.00246886892187744" calcext:value-type="float">
            <text:p>0.002468868921877</text:p>
          </table:table-cell>
          <table:table-cell office:value-type="float" office:value="-0.644585196660148" calcext:value-type="float">
            <text:p>-0.644585196660148</text:p>
          </table:table-cell>
          <table:table-cell office:value-type="float" office:value="-0.0168633072934413" calcext:value-type="float">
            <text:p>-0.016863307293441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43433221622328" calcext:value-type="float">
            <text:p>0.143433221622328</text:p>
          </table:table-cell>
          <table:table-cell office:value-type="float" office:value="0.00176051487079297" calcext:value-type="float">
            <text:p>0.001760514870793</text:p>
          </table:table-cell>
          <table:table-cell office:value-type="float" office:value="-1.10760767592683" calcext:value-type="float">
            <text:p>-1.10760767592683</text:p>
          </table:table-cell>
          <table:table-cell office:value-type="float" office:value="-0.0133515951313167" calcext:value-type="float">
            <text:p>-0.013351595131317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83359567805882" calcext:value-type="float">
            <text:p>0.183359567805882</text:p>
          </table:table-cell>
          <table:table-cell office:value-type="float" office:value="0.00509924374362998" calcext:value-type="float">
            <text:p>0.00509924374363</text:p>
          </table:table-cell>
          <table:table-cell office:value-type="float" office:value="0.504318866515601" calcext:value-type="float">
            <text:p>0.504318866515601</text:p>
          </table:table-cell>
          <table:table-cell office:value-type="float" office:value="0.0331698489541561" calcext:value-type="float">
            <text:p>0.033169848954156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</table:table>
      <table:table table:name="babar" table:style-name="ta1">
        <table:table-column table:style-name="co18" table:default-cell-style-name="Default"/>
        <table:table-column table:style-name="co1" table:number-columns-repeated="1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ixed?</text:p>
          </table:table-cell>
          <table:table-cell office:value-type="string" calcext:value-type="string">
            <text:p>a r</text:p>
          </table:table-cell>
          <table:table-cell/>
          <table:table-cell office:value-type="string" calcext:value-type="string">
            <text:p>Fixed?</text:p>
          </table:table-cell>
          <table:table-cell office:value-type="string" calcext:value-type="string">
            <text:p>φ r (deg)</text:p>
          </table:table-cell>
          <table:table-cell/>
          <table:table-cell office:value-type="string" calcext:value-type="string">
            <text:p>Fraction (%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3" calcext:value-type="float">
            <text:p>0.3</text:p>
          </table:table-cell>
          <table:table-cell office:value-type="float" office:value="55.7" calcext:value-type="float">
            <text:p>55.7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A2]" office:value-type="string" office:string-value="D0{K*(892)bar-{K0S0,pi-},pi+}" calcext:value-type="string">
            <text:p>D0{K*(892)bar-{K0S0,pi-},pi+}</text:p>
          </table:table-cell>
          <table:table-cell table:formula="of:=[.B2]" office:value-type="float" office:value="0" calcext:value-type="float">
            <text:p>0</text:p>
          </table:table-cell>
          <table:table-cell table:formula="of:=[.C2]*COS(RADIANS([.F2]))" office:value-type="float" office:value="-1.31319466958762" calcext:value-type="float">
            <text:p>-1.31</text:p>
          </table:table-cell>
          <table:table-cell table:formula="of:=SQRT(SUMSQ([.O2]*[.D2]/[.C2];[.R2]*RADIANS([.G2])))" office:value-type="float" office:value="0.00962727495963373" calcext:value-type="float">
            <text:p>.01</text:p>
          </table:table-cell>
          <table:table-cell table:formula="of:=[.E2]" office:value-type="float" office:value="0" calcext:value-type="float">
            <text:p>0</text:p>
          </table:table-cell>
          <table:table-cell table:formula="of:=[.C2]*SIN(RADIANS([.F2]))" office:value-type="float" office:value="1.14154271044348" calcext:value-type="float">
            <text:p>1.14</text:p>
          </table:table-cell>
          <table:table-cell table:formula="of:=SQRT(SUMSQ([.R2]*[.D2]/[.C2];[.O2]*RADIANS([.G2])))" office:value-type="float" office:value="0.00950362824739956" calcext:value-type="float">
            <text:p>0.01</text:p>
          </table:table-cell>
          <table:table-cell/>
          <table:table-cell office:value-type="string" calcext:value-type="string">
            <text:p>D0{K*(892)bar-{K0S0,pi-},pi+}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A3]" office:value-type="string" office:string-value="D0{K(0)*(1430)bar-[GLASS]{K0S0,pi-},pi+}" calcext:value-type="string">
            <text:p>D0{K(0)*(1430)bar-[GLASS]{K0S0,pi-},pi+}</text:p>
          </table:table-cell>
          <table:table-cell table:formula="of:=[.B3]" office:value-type="float" office:value="0" calcext:value-type="float">
            <text:p>0</text:p>
          </table:table-cell>
          <table:table-cell table:formula="of:=[.C3]*COS(RADIANS([.F3]))" office:value-type="float" office:value="-7.30625349834462" calcext:value-type="float">
            <text:p>-7.31</text:p>
          </table:table-cell>
          <table:table-cell table:formula="of:=SQRT(SUMSQ([.O3]*[.D3]/[.C3];[.R3]*RADIANS([.G3])))" office:value-type="float" office:value="0.811904609741644" calcext:value-type="float">
            <text:p>.81</text:p>
          </table:table-cell>
          <table:table-cell table:formula="of:=[.E3]" office:value-type="float" office:value="0" calcext:value-type="float">
            <text:p>0</text:p>
          </table:table-cell>
          <table:table-cell table:formula="of:=[.C3]*SIN(RADIANS([.F3]))" office:value-type="float" office:value="3.72272209786428" calcext:value-type="float">
            <text:p>3.72</text:p>
          </table:table-cell>
          <table:table-cell table:formula="of:=SQRT(SUMSQ([.R3]*[.D3]/[.C3];[.O3]*RADIANS([.G3])))" office:value-type="float" office:value="1.06849863092734" calcext:value-type="float">
            <text:p>1.07</text:p>
          </table:table-cell>
          <table:table-cell/>
          <table:table-cell office:value-type="string" calcext:value-type="string">
            <text:p>D0{K(0)*(1430)bar-[GLASS]{K0S0,pi-},pi+}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138.4" calcext:value-type="float">
            <text:p>138.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SQRT(SUMSQ([.L2:.L3]))" office:value-type="float" office:value="40" calcext:value-type="float">
            <text:p>40</text:p>
          </table:table-cell>
          <table:table-cell table:formula="of:=[.A4]" office:value-type="string" office:string-value="D0{K(2)*(1430)bar-{K0S0,pi-},pi+}" calcext:value-type="string">
            <text:p>D0{K(2)*(1430)bar-{K0S0,pi-},pi+}</text:p>
          </table:table-cell>
          <table:table-cell table:formula="of:=[.B4]" office:value-type="float" office:value="0" calcext:value-type="float">
            <text:p>0</text:p>
          </table:table-cell>
          <table:table-cell table:formula="of:=[.C4]*COS(RADIANS([.F4]))" office:value-type="float" office:value="-1.05439530760293" calcext:value-type="float">
            <text:p>-1.05</text:p>
          </table:table-cell>
          <table:table-cell table:formula="of:=SQRT(SUMSQ([.O4]*[.D4]/[.C4];[.R4]*RADIANS([.G4])))" office:value-type="float" office:value="0.0231863192254282" calcext:value-type="float">
            <text:p>.02</text:p>
          </table:table-cell>
          <table:table-cell table:formula="of:=[.E4]" office:value-type="float" office:value="0" calcext:value-type="float">
            <text:p>0</text:p>
          </table:table-cell>
          <table:table-cell table:formula="of:=[.C4]*SIN(RADIANS([.F4]))" office:value-type="float" office:value="0.93613595983966" calcext:value-type="float">
            <text:p>0.94</text:p>
          </table:table-cell>
          <table:table-cell table:formula="of:=SQRT(SUMSQ([.R4]*[.D4]/[.C4];[.O4]*RADIANS([.G4])))" office:value-type="float" office:value="0.0234947758672965" calcext:value-type="float">
            <text:p>0.02</text:p>
          </table:table-cell>
          <table:table-cell/>
          <table:table-cell office:value-type="string" calcext:value-type="string">
            <text:p>D0{K(2)*(1430)bar-{K0S0,pi-},pi+}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3"/>
          <table:table-cell table:formula="of:=[.A5]" office:value-type="string" office:string-value="D0{K*(1680)bar-{K0S0,pi-},pi+}" calcext:value-type="string">
            <text:p>D0{K*(1680)bar-{K0S0,pi-},pi+}</text:p>
          </table:table-cell>
          <table:table-cell table:formula="of:=[.B5]" office:value-type="float" office:value="0" calcext:value-type="float">
            <text:p>0</text:p>
          </table:table-cell>
          <table:table-cell table:formula="of:=[.C5]*COS(RADIANS([.F5]))" office:value-type="float" office:value="-1.45200196723768" calcext:value-type="float">
            <text:p>-1.45</text:p>
          </table:table-cell>
          <table:table-cell table:formula="of:=SQRT(SUMSQ([.O5]*[.D5]/[.C5];[.R5]*RADIANS([.G5])))" office:value-type="float" office:value="0.10002125793277" calcext:value-type="float">
            <text:p>.10</text:p>
          </table:table-cell>
          <table:table-cell table:formula="of:=[.E5]" office:value-type="float" office:value="0" calcext:value-type="float">
            <text:p>0</text:p>
          </table:table-cell>
          <table:table-cell table:formula="of:=[.C5]*SIN(RADIANS([.F5]))" office:value-type="float" office:value="-0.152611556370774" calcext:value-type="float">
            <text:p>-0.15</text:p>
          </table:table-cell>
          <table:table-cell table:formula="of:=SQRT(SUMSQ([.R5]*[.D5]/[.C5];[.O5]*RADIANS([.G5])))" office:value-type="float" office:value="0.101906367974842" calcext:value-type="float">
            <text:p>0.10</text:p>
          </table:table-cell>
          <table:table-cell/>
          <table:table-cell office:value-type="string" calcext:value-type="string">
            <text:p>D0{K*(1410)bar-{K0S0,pi-},pi+}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42.7" calcext:value-type="float">
            <text:p>-42.7</text:p>
          </table:table-cell>
          <table:table-cell office:value-type="float" office:value="1.2" calcext:value-type="float">
            <text:p>1.2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table:formula="of:=[.A6]" office:value-type="string" office:string-value="D0{K*(892)+{K0S0,pi+},pi-}" calcext:value-type="string">
            <text:p>D0{K*(892)+{K0S0,pi+},pi-}</text:p>
          </table:table-cell>
          <table:table-cell table:formula="of:=[.B6]" office:value-type="float" office:value="0" calcext:value-type="float">
            <text:p>0</text:p>
          </table:table-cell>
          <table:table-cell table:formula="of:=[.C6]*COS(RADIANS([.F6]))" office:value-type="float" office:value="0.116116506033694" calcext:value-type="float">
            <text:p>.12</text:p>
          </table:table-cell>
          <table:table-cell table:formula="of:=SQRT(SUMSQ([.O6]*[.D6]/[.C6];[.R6]*RADIANS([.G6])))" office:value-type="float" office:value="0.00314595080194651" calcext:value-type="float">
            <text:p>.00</text:p>
          </table:table-cell>
          <table:table-cell table:formula="of:=[.E6]" office:value-type="float" office:value="0" calcext:value-type="float">
            <text:p>0</text:p>
          </table:table-cell>
          <table:table-cell table:formula="of:=[.C6]*SIN(RADIANS([.F6]))" office:value-type="float" office:value="-0.107149227839155" calcext:value-type="float">
            <text:p>-0.11</text:p>
          </table:table-cell>
          <table:table-cell table:formula="of:=SQRT(SUMSQ([.R6]*[.D6]/[.C6];[.O6]*RADIANS([.G6])))" office:value-type="float" office:value="0.00317071431967812" calcext:value-type="float">
            <text:p>0.00</text:p>
          </table:table-cell>
          <table:table-cell/>
          <table:table-cell office:value-type="string" calcext:value-type="string">
            <text:p>D0{K*(1680)bar-{K0S0,pi-},pi+}</text:p>
          </table:table-cell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[.A7]" office:value-type="string" office:string-value="D0{K(0)*(1430)+[GLASS]{K0S0,pi+},pi-}" calcext:value-type="string">
            <text:p>D0{K(0)*(1430)+[GLASS]{K0S0,pi+},pi-}</text:p>
          </table:table-cell>
          <table:table-cell table:formula="of:=[.B7]" office:value-type="float" office:value="0" calcext:value-type="float">
            <text:p>0</text:p>
          </table:table-cell>
          <table:table-cell table:formula="of:=[.C7]*COS(RADIANS([.F7]))" office:value-type="float" office:value="-0.255563363215134" calcext:value-type="float">
            <text:p>-.26</text:p>
          </table:table-cell>
          <table:table-cell table:formula="of:=SQRT(SUMSQ([.O7]*[.D7]/[.C7];[.R7]*RADIANS([.G7])))" office:value-type="float" office:value="0.0605238769219704" calcext:value-type="float">
            <text:p>.06</text:p>
          </table:table-cell>
          <table:table-cell table:formula="of:=[.E7]" office:value-type="float" office:value="0" calcext:value-type="float">
            <text:p>0</text:p>
          </table:table-cell>
          <table:table-cell table:formula="of:=[.C7]*SIN(RADIANS([.F7]))" office:value-type="float" office:value="0.192580807408656" calcext:value-type="float">
            <text:p>0.19</text:p>
          </table:table-cell>
          <table:table-cell table:formula="of:=SQRT(SUMSQ([.R7]*[.D7]/[.C7];[.O7]*RADIANS([.G7])))" office:value-type="float" office:value="0.0609195535149381" calcext:value-type="float">
            <text:p>0.06</text:p>
          </table:table-cell>
          <table:table-cell/>
          <table:table-cell office:value-type="string" calcext:value-type="string">
            <text:p>D0{K*(892)+{K0S0,pi+},pi-}</text:p>
          </table:table-cell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table:formula="of:=[.A8]" office:value-type="string" office:string-value="D0{K(2)*(1430)+{K0S0,pi+},pi-}" calcext:value-type="string">
            <text:p>D0{K(2)*(1430)+{K0S0,pi+},pi-}</text:p>
          </table:table-cell>
          <table:table-cell table:formula="of:=[.B8]" office:value-type="float" office:value="0" calcext:value-type="float">
            <text:p>0</text:p>
          </table:table-cell>
          <table:table-cell table:formula="of:=[.C8]*COS(RADIANS([.F8]))" office:value-type="float" office:value="0.00793117259003691" calcext:value-type="float">
            <text:p>.01</text:p>
          </table:table-cell>
          <table:table-cell table:formula="of:=SQRT(SUMSQ([.O8]*[.D8]/[.C8];[.R8]*RADIANS([.G8])))" office:value-type="float" office:value="0.017460040812726" calcext:value-type="float">
            <text:p>.02</text:p>
          </table:table-cell>
          <table:table-cell table:formula="of:=[.E8]" office:value-type="float" office:value="0" calcext:value-type="float">
            <text:p>0</text:p>
          </table:table-cell>
          <table:table-cell table:formula="of:=[.C8]*SIN(RADIANS([.F8]))" office:value-type="float" office:value="0.0906537175263489" calcext:value-type="float">
            <text:p>0.09</text:p>
          </table:table-cell>
          <table:table-cell table:formula="of:=SQRT(SUMSQ([.R8]*[.D8]/[.C8];[.O8]*RADIANS([.G8])))" office:value-type="float" office:value="0.0160116811753683" calcext:value-type="float">
            <text:p>0.02</text:p>
          </table:table-cell>
          <table:table-cell/>
          <table:table-cell office:value-type="string" calcext:value-type="string">
            <text:p>D0{K*(1410)+{K0S0,pi+},pi-}</text:p>
          </table:table-cell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A9]" office:value-type="string" office:string-value="D0{K0S0,rho(770)0{pi+,pi-}}" calcext:value-type="string">
            <text:p>D0{K0S0,rho(770)0{pi+,pi-}}</text:p>
          </table:table-cell>
          <table:table-cell table:formula="of:=[.B9]" office:value-type="float" office:value="2" calcext:value-type="float">
            <text:p>2</text:p>
          </table:table-cell>
          <table:table-cell table:formula="of:=[.C9]*COS(RADIANS([.F9]))" office:value-type="float" office:value="1" calcext:value-type="float">
            <text:p>1.00</text:p>
          </table:table-cell>
          <table:table-cell table:formula="of:=SQRT(SUMSQ([.O9]*[.D9]/[.C9];[.R9]*RADIANS([.G9])))" office:value-type="float" office:value="0" calcext:value-type="float">
            <text:p>.00</text:p>
          </table:table-cell>
          <table:table-cell table:formula="of:=[.E9]" office:value-type="float" office:value="2" calcext:value-type="float">
            <text:p>2</text:p>
          </table:table-cell>
          <table:table-cell table:formula="of:=[.C9]*SIN(RADIANS([.F9]))" office:value-type="float" office:value="0" calcext:value-type="float">
            <text:p>0.00</text:p>
          </table:table-cell>
          <table:table-cell table:formula="of:=SQRT(SUMSQ([.R9]*[.D9]/[.C9];[.O9]*RADIANS([.G9])))" office:value-type="float" office:value="0" calcext:value-type="float">
            <text:p>0.00</text:p>
          </table:table-cell>
          <table:table-cell/>
          <table:table-cell office:value-type="string" calcext:value-type="string">
            <text:p>D0{K(0)*(1430)+[GLASS]{K0S0,pi+},pi-}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26.5" calcext:value-type="float">
            <text:p>126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0]" office:value-type="string" office:string-value="D0{K0S0,omega(782)0{pi+,pi-}}" calcext:value-type="string">
            <text:p>D0{K0S0,omega(782)0{pi+,pi-}}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*COS(RADIANS([.F10]))" office:value-type="float" office:value="-0.0313471608617957" calcext:value-type="float">
            <text:p>-.03</text:p>
          </table:table-cell>
          <table:table-cell table:formula="of:=SQRT(SUMSQ([.O10]*[.D10]/[.C10];[.R10]*RADIANS([.G10])))" office:value-type="float" office:value="0.000784971312806868" calcext:value-type="float">
            <text:p>.00</text:p>
          </table:table-cell>
          <table:table-cell table:formula="of:=[.E10]" office:value-type="float" office:value="0" calcext:value-type="float">
            <text:p>0</text:p>
          </table:table-cell>
          <table:table-cell table:formula="of:=[.C10]*SIN(RADIANS([.F10]))" office:value-type="float" office:value="0.0423632565545274" calcext:value-type="float">
            <text:p>0.04</text:p>
          </table:table-cell>
          <table:table-cell table:formula="of:=SQRT(SUMSQ([.R10]*[.D10]/[.C10];[.O10]*RADIANS([.G10])))" office:value-type="float" office:value="0.000747722460708383" calcext:value-type="float">
            <text:p>0.00</text:p>
          </table:table-cell>
          <table:table-cell/>
          <table:table-cell office:value-type="string" calcext:value-type="string">
            <text:p>D0{K(2)*(1430)+{K0S0,pi+},pi-}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157.4" calcext:value-type="float">
            <text:p>157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11]" office:value-type="string" office:string-value="D0{K0S0,f(2)(1270)0{pi+,pi-}}" calcext:value-type="string">
            <text:p>D0{K0S0,f(2)(1270)0{pi+,pi-}}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*COS(RADIANS([.F11]))" office:value-type="float" office:value="-0.559465391570466" calcext:value-type="float">
            <text:p>-.56</text:p>
          </table:table-cell>
          <table:table-cell table:formula="of:=SQRT(SUMSQ([.O11]*[.D11]/[.C11];[.R11]*RADIANS([.G11])))" office:value-type="float" office:value="0.025614973561564" calcext:value-type="float">
            <text:p>.03</text:p>
          </table:table-cell>
          <table:table-cell table:formula="of:=[.E11]" office:value-type="float" office:value="0" calcext:value-type="float">
            <text:p>0</text:p>
          </table:table-cell>
          <table:table-cell table:formula="of:=[.C11]*SIN(RADIANS([.F11]))" office:value-type="float" office:value="0.232882965531841" calcext:value-type="float">
            <text:p>0.23</text:p>
          </table:table-cell>
          <table:table-cell table:formula="of:=SQRT(SUMSQ([.R11]*[.D11]/[.C11];[.O11]*RADIANS([.G11])))" office:value-type="float" office:value="0.023691916470828" calcext:value-type="float">
            <text:p>0.02</text:p>
          </table:table-cell>
          <table:table-cell/>
          <table:table-cell office:value-type="string" calcext:value-type="string">
            <text:p>D0{K0S0,rho(770)0{pi+,pi-}}</text:p>
          </table:table-cell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table:formula="of:=[.A12]" office:value-type="string" office:string-value="D0{K0S0,PiPi00}" calcext:value-type="string">
            <text:p>D0{K0S0,PiPi00}</text:p>
          </table:table-cell>
          <table:table-cell table:formula="of:=[.B12]" office:value-type="float" office:value="0" calcext:value-type="float">
            <text:p>0</text:p>
          </table:table-cell>
          <table:table-cell table:formula="of:=[.C12]*COS(RADIANS([.F12]))" office:value-type="float" office:value="1" calcext:value-type="float">
            <text:p>1.00</text:p>
          </table:table-cell>
          <table:table-cell table:formula="of:=SQRT(SUMSQ([.O12]*[.D12]/[.C12];[.R12]*RADIANS([.G12])))" office:value-type="float" office:value="0" calcext:value-type="float">
            <text:p>.00</text:p>
          </table:table-cell>
          <table:table-cell table:formula="of:=[.E12]" office:value-type="float" office:value="0" calcext:value-type="float">
            <text:p>0</text:p>
          </table:table-cell>
          <table:table-cell table:formula="of:=[.C12]*SIN(RADIANS([.F12]))" office:value-type="float" office:value="0" calcext:value-type="float">
            <text:p>0.00</text:p>
          </table:table-cell>
          <table:table-cell table:formula="of:=SQRT(SUMSQ([.R12]*[.D12]/[.C12];[.O12]*RADIANS([.G12])))" office:value-type="float" office:value="0" calcext:value-type="float">
            <text:p>0.00</text:p>
          </table:table-cell>
          <table:table-cell/>
          <table:table-cell office:value-type="string" calcext:value-type="string">
            <text:p>D0{K0S0,omega(782)0{pi+,pi-}}</text:p>
          </table:table-cell>
        </table:table-row>
        <table:table-row table:style-name="ro1">
          <table:table-cell office:value-type="string" calcext:value-type="string">
            <text:p>PiPi00[kMatrix.pole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78.7" calcext:value-type="float">
            <text:p>-78.7</text:p>
          </table:table-cell>
          <table:table-cell office:value-type="float" office:value="1.6" calcext:value-type="float">
            <text:p>1.6</text:p>
          </table:table-cell>
          <table:table-cell table:formula="of:=SUM([.H2:.H12])" office:value-type="float" office:value="103.83" calcext:value-type="float">
            <text:p>103.83</text:p>
          </table:table-cell>
          <table:table-cell table:formula="of:=SQRT(SUMSQ([.I2:.I12]))" office:value-type="float" office:value="5.20796505364619" calcext:value-type="float">
            <text:p>5.20796505364619</text:p>
          </table:table-cell>
          <table:table-cell table:number-columns-repeated="3"/>
          <table:table-cell table:formula="of:=[.A13]" office:value-type="string" office:string-value="PiPi00[kMatrix.pole.0]{pi+,pi-}" calcext:value-type="string">
            <text:p>PiPi00[kMatrix.pole.0]{pi+,pi-}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*COS(RADIANS([.F13]))" office:value-type="float" office:value="1.82229914145541" calcext:value-type="float">
            <text:p>1.82</text:p>
          </table:table-cell>
          <table:table-cell table:formula="of:=SQRT(SUMSQ([.O13]*[.D13]/[.C13];[.R13]*RADIANS([.G13])))" office:value-type="float" office:value="0.26645873560775" calcext:value-type="float">
            <text:p>.27</text:p>
          </table:table-cell>
          <table:table-cell table:formula="of:=[.E13]" office:value-type="float" office:value="0" calcext:value-type="float">
            <text:p>0</text:p>
          </table:table-cell>
          <table:table-cell table:formula="of:=[.C13]*SIN(RADIANS([.F13]))" office:value-type="float" office:value="-9.1197163244835" calcext:value-type="float">
            <text:p>-9.12</text:p>
          </table:table-cell>
          <table:table-cell table:formula="of:=SQRT(SUMSQ([.R13]*[.D13]/[.C13];[.O13]*RADIANS([.G13])))" office:value-type="float" office:value="0.395533090208571" calcext:value-type="float">
            <text:p>0.40</text:p>
          </table:table-cell>
          <table:table-cell/>
          <table:table-cell office:value-type="string" calcext:value-type="string">
            <text:p>D0{K0S0,f(2)(1270)0{pi+,pi-}}</text:p>
          </table:table-cell>
        </table:table-row>
        <table:table-row table:style-name="ro1">
          <table:table-cell office:value-type="string" calcext:value-type="string">
            <text:p>PiPi00[kMatrix.pole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159.1" calcext:value-type="float">
            <text:p>-159.1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formula="of:=[.A14]" office:value-type="string" office:string-value="PiPi00[kMatrix.pole.1]{pi+,pi-}" calcext:value-type="string">
            <text:p>PiPi00[kMatrix.pole.1]{pi+,pi-}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*COS(RADIANS([.F14]))" office:value-type="float" office:value="-10.173486725356" calcext:value-type="float">
            <text:p>-10.17</text:p>
          </table:table-cell>
          <table:table-cell table:formula="of:=SQRT(SUMSQ([.O14]*[.D14]/[.C14];[.R14]*RADIANS([.G14])))" office:value-type="float" office:value="0.300125464397346" calcext:value-type="float">
            <text:p>.30</text:p>
          </table:table-cell>
          <table:table-cell table:formula="of:=[.E14]" office:value-type="float" office:value="0" calcext:value-type="float">
            <text:p>0</text:p>
          </table:table-cell>
          <table:table-cell table:formula="of:=[.C14]*SIN(RADIANS([.F14]))" office:value-type="float" office:value="-3.88487681259072" calcext:value-type="float">
            <text:p>-3.88</text:p>
          </table:table-cell>
          <table:table-cell table:formula="of:=SQRT(SUMSQ([.R14]*[.D14]/[.C14];[.O14]*RADIANS([.G14])))" office:value-type="float" office:value="0.470883413916553" calcext:value-type="float">
            <text:p>0.47</text:p>
          </table:table-cell>
          <table:table-cell/>
          <table:table-cell office:value-type="string" calcext:value-type="string">
            <text:p>D0{K0S0,rho(1450)0{pi+,pi-}}</text:p>
          </table:table-cell>
        </table:table-row>
        <table:table-row table:style-name="ro1">
          <table:table-cell office:value-type="string" calcext:value-type="string">
            <text:p>PiPi00[kMatrix.pole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A15]" office:value-type="string" office:string-value="PiPi00[kMatrix.pole.2]{pi+,pi-}" calcext:value-type="string">
            <text:p>PiPi00[kMatrix.pole.2]{pi+,pi-}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*COS(RADIANS([.F15]))" office:value-type="float" office:value="-23.6711719377581" calcext:value-type="float">
            <text:p>-23.67</text:p>
          </table:table-cell>
          <table:table-cell table:formula="of:=SQRT(SUMSQ([.O15]*[.D15]/[.C15];[.R15]*RADIANS([.G15])))" office:value-type="float" office:value="1.98758048198815" calcext:value-type="float">
            <text:p>1.99</text:p>
          </table:table-cell>
          <table:table-cell table:formula="of:=[.E15]" office:value-type="float" office:value="0" calcext:value-type="float">
            <text:p>0</text:p>
          </table:table-cell>
          <table:table-cell table:formula="of:=[.C15]*SIN(RADIANS([.F15]))" office:value-type="float" office:value="5.03146291778978" calcext:value-type="float">
            <text:p>5.03</text:p>
          </table:table-cell>
          <table:table-cell table:formula="of:=SQRT(SUMSQ([.R15]*[.D15]/[.C15];[.O15]*RADIANS([.G15])))" office:value-type="float" office:value="1.70407222828199" calcext:value-type="float">
            <text:p>1.70</text:p>
          </table:table-cell>
          <table:table-cell/>
          <table:table-cell office:value-type="string" calcext:value-type="string">
            <text:p>D0{K0S0,PiPi00}</text:p>
          </table:table-cell>
        </table:table-row>
        <table:table-row table:style-name="ro1">
          <table:table-cell office:value-type="string" calcext:value-type="string">
            <text:p>PiPi00[kMatrix.pole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formula="of:=[.A16]" office:value-type="string" office:string-value="PiPi00[kMatrix.pole.3]{pi+,pi-}" calcext:value-type="string">
            <text:p>PiPi00[kMatrix.pole.3]{pi+,pi-}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*COS(RADIANS([.F16]))" office:value-type="float" office:value="-0.0799350651651038" calcext:value-type="float">
            <text:p>-.08</text:p>
          </table:table-cell>
          <table:table-cell table:formula="of:=SQRT(SUMSQ([.O16]*[.D16]/[.C16];[.R16]*RADIANS([.G16])))" office:value-type="float" office:value="0.415657063779829" calcext:value-type="float">
            <text:p>.42</text:p>
          </table:table-cell>
          <table:table-cell table:formula="of:=[.E16]" office:value-type="float" office:value="0" calcext:value-type="float">
            <text:p>0</text:p>
          </table:table-cell>
          <table:table-cell table:formula="of:=[.C16]*SIN(RADIANS([.F16]))" office:value-type="float" office:value="9.15965121526781" calcext:value-type="float">
            <text:p>9.16</text:p>
          </table:table-cell>
          <table:table-cell table:formula="of:=SQRT(SUMSQ([.R16]*[.D16]/[.C16];[.O16]*RADIANS([.G16])))" office:value-type="float" office:value="0.240018272643738" calcext:value-type="float">
            <text:p>0.24</text:p>
          </table:table-cell>
          <table:table-cell/>
          <table:table-cell office:value-type="string" calcext:value-type="string">
            <text:p>PiPi00[kMatrix.pole.0]{pi+,pi-}</text:p>
          </table:table-cell>
        </table:table-row>
        <table:table-row table:style-name="ro1">
          <table:table-cell office:value-type="string" calcext:value-type="string">
            <text:p>PiPi00[kMatrix.prod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7.94" calcext:value-type="float">
            <text:p>7.9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3.9" calcext:value-type="float">
            <text:p>73.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table:formula="of:=[.A17]" office:value-type="string" office:string-value="PiPi00[kMatrix.prod.0]{pi+,pi-}" calcext:value-type="string">
            <text:p>PiPi00[kMatrix.prod.0]{pi+,pi-}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*COS(RADIANS([.F17]))" office:value-type="float" office:value="2.20187834722088" calcext:value-type="float">
            <text:p>2.20</text:p>
          </table:table-cell>
          <table:table-cell table:formula="of:=SQRT(SUMSQ([.O17]*[.D17]/[.C17];[.R17]*RADIANS([.G17])))" office:value-type="float" office:value="0.163244351394725" calcext:value-type="float">
            <text:p>.16</text:p>
          </table:table-cell>
          <table:table-cell table:formula="of:=[.E17]" office:value-type="float" office:value="0" calcext:value-type="float">
            <text:p>0</text:p>
          </table:table-cell>
          <table:table-cell table:formula="of:=[.C17]*SIN(RADIANS([.F17]))" office:value-type="float" office:value="7.6285864840113" calcext:value-type="float">
            <text:p>7.63</text:p>
          </table:table-cell>
          <table:table-cell table:formula="of:=SQRT(SUMSQ([.R17]*[.D17]/[.C17];[.O17]*RADIANS([.G17])))" office:value-type="float" office:value="0.253354175107999" calcext:value-type="float">
            <text:p>0.25</text:p>
          </table:table-cell>
          <table:table-cell/>
          <table:table-cell office:value-type="string" calcext:value-type="string">
            <text:p>PiPi00[kMatrix.pole.1]{pi+,pi-}</text:p>
          </table:table-cell>
        </table:table-row>
        <table:table-row table:style-name="ro1">
          <table:table-cell office:value-type="string" calcext:value-type="string">
            <text:p>PiPi00[kMatrix.prod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[.A18]" office:value-type="string" office:string-value="PiPi00[kMatrix.prod.1]{pi+,pi-}" calcext:value-type="string">
            <text:p>PiPi00[kMatrix.prod.1]{pi+,pi-}</text:p>
          </table:table-cell>
          <table:table-cell table:formula="of:=[.B18]" office:value-type="float" office:value="0" calcext:value-type="float">
            <text:p>0</text:p>
          </table:table-cell>
          <table:table-cell table:formula="of:=[.C18]*COS(RADIANS([.F18]))" office:value-type="float" office:value="1.90211303259031" calcext:value-type="float">
            <text:p>1.90</text:p>
          </table:table-cell>
          <table:table-cell table:formula="of:=SQRT(SUMSQ([.O18]*[.D18]/[.C18];[.R18]*RADIANS([.G18])))" office:value-type="float" office:value="0.30138081941478" calcext:value-type="float">
            <text:p>.30</text:p>
          </table:table-cell>
          <table:table-cell table:formula="of:=[.E18]" office:value-type="float" office:value="0" calcext:value-type="float">
            <text:p>0</text:p>
          </table:table-cell>
          <table:table-cell table:formula="of:=[.C18]*SIN(RADIANS([.F18]))" office:value-type="float" office:value="-0.618033988749895" calcext:value-type="float">
            <text:p>-0.62</text:p>
          </table:table-cell>
          <table:table-cell table:formula="of:=SQRT(SUMSQ([.R18]*[.D18]/[.C18];[.O18]*RADIANS([.G18])))" office:value-type="float" office:value="0.312834853716413" calcext:value-type="float">
            <text:p>0.31</text:p>
          </table:table-cell>
          <table:table-cell/>
          <table:table-cell office:value-type="string" calcext:value-type="string">
            <text:p>PiPi00[kMatrix.pole.2]{pi+,pi-}</text:p>
          </table:table-cell>
        </table:table-row>
        <table:table-row table:style-name="ro1">
          <table:table-cell office:value-type="string" calcext:value-type="string">
            <text:p>PiPi00[kMatrix.prod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A19]" office:value-type="string" office:string-value="PiPi00[kMatrix.prod.2]{pi+,pi-}" calcext:value-type="string">
            <text:p>PiPi00[kMatrix.prod.2]{pi+,pi-}</text:p>
          </table:table-cell>
          <table:table-cell table:formula="of:=[.B19]" office:value-type="float" office:value="0" calcext:value-type="float">
            <text:p>0</text:p>
          </table:table-cell>
          <table:table-cell table:formula="of:=[.C19]*COS(RADIANS([.F19]))" office:value-type="float" office:value="4.27721989652166" calcext:value-type="float">
            <text:p>4.28</text:p>
          </table:table-cell>
          <table:table-cell table:formula="of:=SQRT(SUMSQ([.O19]*[.D19]/[.C19];[.R19]*RADIANS([.G19])))" office:value-type="float" office:value="0.290611989721703" calcext:value-type="float">
            <text:p>.29</text:p>
          </table:table-cell>
          <table:table-cell table:formula="of:=[.E19]" office:value-type="float" office:value="0" calcext:value-type="float">
            <text:p>0</text:p>
          </table:table-cell>
          <table:table-cell table:formula="of:=[.C19]*SIN(RADIANS([.F19]))" office:value-type="float" office:value="2.77765907857664" calcext:value-type="float">
            <text:p>2.78</text:p>
          </table:table-cell>
          <table:table-cell table:formula="of:=SQRT(SUMSQ([.R19]*[.D19]/[.C19];[.O19]*RADIANS([.G19])))" office:value-type="float" office:value="0.277222948595284" calcext:value-type="float">
            <text:p>0.28</text:p>
          </table:table-cell>
          <table:table-cell/>
          <table:table-cell office:value-type="string" calcext:value-type="string">
            <text:p>PiPi00[kMatrix.pole.3]{pi+,pi-}</text:p>
          </table:table-cell>
        </table:table-row>
        <table:table-row table:style-name="ro1">
          <table:table-cell office:value-type="string" calcext:value-type="string">
            <text:p>PiPi00[kMatrix.prod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table:formula="of:=[.A20]" office:value-type="string" office:string-value="PiPi00[kMatrix.prod.3]{pi+,pi-}" calcext:value-type="string">
            <text:p>PiPi00[kMatrix.prod.3]{pi+,pi-}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*COS(RADIANS([.F20]))" office:value-type="float" office:value="3.2186719353759" calcext:value-type="float">
            <text:p>3.22</text:p>
          </table:table-cell>
          <table:table-cell table:formula="of:=SQRT(SUMSQ([.O20]*[.D20]/[.C20];[.R20]*RADIANS([.G20])))" office:value-type="float" office:value="0.179755986110674" calcext:value-type="float">
            <text:p>.18</text:p>
          </table:table-cell>
          <table:table-cell table:formula="of:=[.E20]" office:value-type="float" office:value="0" calcext:value-type="float">
            <text:p>0</text:p>
          </table:table-cell>
          <table:table-cell table:formula="of:=[.C20]*SIN(RADIANS([.F20]))" office:value-type="float" office:value="0.270279433963379" calcext:value-type="float">
            <text:p>0.27</text:p>
          </table:table-cell>
          <table:table-cell table:formula="of:=SQRT(SUMSQ([.R20]*[.D20]/[.C20];[.O20]*RADIANS([.G20])))" office:value-type="float" office:value="0.141246432522945" calcext:value-type="float">
            <text:p>0.14</text:p>
          </table:table-cell>
          <table:table-cell/>
          <table:table-cell office:value-type="string" calcext:value-type="string">
            <text:p>PiPi00[kMatrix.prod.0]{pi+,pi-}</text:p>
          </table:table-cell>
        </table:table-row>
        <table:table-row table:style-name="ro1">
          <table:table-cell office:value-type="string" calcext:value-type="string">
            <text:p>PiPi00_s0_prod 2 -0.07 <text:s/>0.00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1]" office:value-type="string" office:string-value="PiPi00_s0_prod 2 -0.07  0.00" calcext:value-type="string">
            <text:p>PiPi00_s0_prod 2 -0.07 <text:s/>0.00</text:p>
          </table:table-cell>
          <table:table-cell table:formula="of:=[.B21]" office:value-type="float" office:value="0" calcext:value-type="float">
            <text:p>0</text:p>
          </table:table-cell>
          <table:table-cell table:style-name="Default" table:formula="of:=[.C21]*COS(RADIANS([.F21]))" office:value-type="float" office:value="-0.07" calcext:value-type="float">
            <text:p>-0.07</text:p>
          </table:table-cell>
          <table:table-cell table:style-name="Default" table:formula="of:=SQRT(SUMSQ([.O21]*[.D21]/[.C21];[.R21]*RADIANS([.G21])))" office:value-type="float" office:value="0.03" calcext:value-type="float">
            <text:p>0.03</text:p>
          </table:table-cell>
          <table:table-cell table:formula="of:=[.E21]" office:value-type="float" office:value="0" calcext:value-type="float">
            <text:p>0</text:p>
          </table:table-cell>
          <table:table-cell table:style-name="Default" table:formula="of:=[.C21]*SIN(RADIANS([.F21]))" office:value-type="float" office:value="-0" calcext:value-type="float">
            <text:p>0</text:p>
          </table:table-cell>
          <table:table-cell table:style-name="Default" table:formula="of:=SQRT(SUMSQ([.R21]*[.D21]/[.C21];[.O21]*RADIANS([.G21])))" office:value-type="float" office:value="0" calcext:value-type="float">
            <text:p>0</text:p>
          </table:table-cell>
          <table:table-cell/>
          <table:table-cell office:value-type="string" calcext:value-type="string">
            <text:p>PiPi00[kMatrix.prod.1]{pi+,pi-}</text:p>
          </table:table-cell>
        </table:table-row>
        <table:table-row table:style-name="ro1">
          <table:table-cell office:value-type="string" calcext:value-type="string">
            <text:p>K(0)*(1430)bar-_mass</text:p>
          </table:table-cell>
          <table:table-cell office:value-type="float" office:value="0" calcext:value-type="float">
            <text:p>0</text:p>
          </table:table-cell>
          <table:table-cell office:value-type="float" office:value="1.463" calcext:value-type="float">
            <text:p>1.46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2]" office:value-type="string" office:string-value="K(0)*(1430)bar-_mass" calcext:value-type="string">
            <text:p>K(0)*(1430)bar-_mass</text:p>
          </table:table-cell>
          <table:table-cell table:formula="of:=[.B22]" office:value-type="float" office:value="0" calcext:value-type="float">
            <text:p>0</text:p>
          </table:table-cell>
          <table:table-cell table:style-name="Default" table:formula="of:=[.C22]*COS(RADIANS([.F22]))" office:value-type="float" office:value="1.463" calcext:value-type="float">
            <text:p>1.463</text:p>
          </table:table-cell>
          <table:table-cell table:style-name="Default" table:formula="of:=SQRT(SUMSQ([.O22]*[.D22]/[.C22];[.R22]*RADIANS([.G22])))" office:value-type="float" office:value="0.002" calcext:value-type="float">
            <text:p>0.002</text:p>
          </table:table-cell>
          <table:table-cell table:formula="of:=[.E22]" office:value-type="float" office:value="0" calcext:value-type="float">
            <text:p>0</text:p>
          </table:table-cell>
          <table:table-cell table:style-name="Default" table:formula="of:=[.C22]*SIN(RADIANS([.F22]))" office:value-type="float" office:value="0" calcext:value-type="float">
            <text:p>0</text:p>
          </table:table-cell>
          <table:table-cell table:style-name="Default" table:formula="of:=SQRT(SUMSQ([.R22]*[.D22]/[.C22];[.O22]*RADIANS([.G22])))" office:value-type="float" office:value="0" calcext:value-type="float">
            <text:p>0</text:p>
          </table:table-cell>
          <table:table-cell/>
          <table:table-cell office:value-type="string" calcext:value-type="string">
            <text:p>PiPi00[kMatrix.prod.2]{pi+,pi-}</text:p>
          </table:table-cell>
        </table:table-row>
        <table:table-row table:style-name="ro1">
          <table:table-cell office:value-type="string" calcext:value-type="string">
            <text:p>K(0)*(1430)bar-_width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3]" office:value-type="string" office:string-value="K(0)*(1430)bar-_width" calcext:value-type="string">
            <text:p>K(0)*(1430)bar-_width</text:p>
          </table:table-cell>
          <table:table-cell table:formula="of:=[.B23]" office:value-type="float" office:value="0" calcext:value-type="float">
            <text:p>0</text:p>
          </table:table-cell>
          <table:table-cell table:style-name="Default" table:formula="of:=[.C23]*COS(RADIANS([.F23]))" office:value-type="float" office:value="0.233" calcext:value-type="float">
            <text:p>0.233</text:p>
          </table:table-cell>
          <table:table-cell table:style-name="Default" table:formula="of:=SQRT(SUMSQ([.O23]*[.D23]/[.C23];[.R23]*RADIANS([.G23])))" office:value-type="float" office:value="0.005" calcext:value-type="float">
            <text:p>0.005</text:p>
          </table:table-cell>
          <table:table-cell table:formula="of:=[.E23]" office:value-type="float" office:value="0" calcext:value-type="float">
            <text:p>0</text:p>
          </table:table-cell>
          <table:table-cell table:style-name="Default" table:formula="of:=[.C23]*SIN(RADIANS([.F23]))" office:value-type="float" office:value="0" calcext:value-type="float">
            <text:p>0</text:p>
          </table:table-cell>
          <table:table-cell table:style-name="Default" table:formula="of:=SQRT(SUMSQ([.R23]*[.D23]/[.C23];[.O23]*RADIANS([.G23])))" office:value-type="float" office:value="0" calcext:value-type="float">
            <text:p>0</text:p>
          </table:table-cell>
          <table:table-cell/>
          <table:table-cell office:value-type="string" calcext:value-type="string">
            <text:p>PiPi00[kMatrix.prod.3]{pi+,pi-}</text:p>
          </table:table-cell>
        </table:table-row>
        <table:table-row table:style-name="ro1">
          <table:table-cell office:value-type="string" calcext:value-type="string">
            <text:p>K(0)*(1430)+::GLASS::F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4]" office:value-type="string" office:string-value="K(0)*(1430)+::GLASS::F" calcext:value-type="string">
            <text:p>K(0)*(1430)+::GLASS::F</text:p>
          </table:table-cell>
          <table:table-cell table:formula="of:=[.B24]" office:value-type="float" office:value="0" calcext:value-type="float">
            <text:p>0</text:p>
          </table:table-cell>
          <table:table-cell table:style-name="Default" table:formula="of:=[.C24]*COS(RADIANS([.F24]))" office:value-type="float" office:value="0.8" calcext:value-type="float">
            <text:p>0.8</text:p>
          </table:table-cell>
          <table:table-cell table:style-name="Default" table:formula="of:=SQRT(SUMSQ([.O24]*[.D24]/[.C24];[.R24]*RADIANS([.G24])))" office:value-type="float" office:value="0.09" calcext:value-type="float">
            <text:p>0.09</text:p>
          </table:table-cell>
          <table:table-cell table:formula="of:=[.E24]" office:value-type="float" office:value="0" calcext:value-type="float">
            <text:p>0</text:p>
          </table:table-cell>
          <table:table-cell table:style-name="Default" table:formula="of:=[.C24]*SIN(RADIANS([.F24]))" office:value-type="float" office:value="0" calcext:value-type="float">
            <text:p>0</text:p>
          </table:table-cell>
          <table:table-cell table:style-name="Default" table:formula="of:=SQRT(SUMSQ([.R24]*[.D24]/[.C24];[.O24]*RADIANS([.G24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phiF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5]" office:value-type="string" office:string-value="K(0)*(1430)+::GLASS::phiF" calcext:value-type="string">
            <text:p>K(0)*(1430)+::GLASS::phiF</text:p>
          </table:table-cell>
          <table:table-cell table:formula="of:=[.B25]" office:value-type="float" office:value="0" calcext:value-type="float">
            <text:p>0</text:p>
          </table:table-cell>
          <table:table-cell table:style-name="Default" table:formula="of:=[.C25]*COS(RADIANS([.F25]))" office:value-type="float" office:value="2.33" calcext:value-type="float">
            <text:p>2.33</text:p>
          </table:table-cell>
          <table:table-cell table:style-name="Default" table:formula="of:=SQRT(SUMSQ([.O25]*[.D25]/[.C25];[.R25]*RADIANS([.G25])))" office:value-type="float" office:value="0.13" calcext:value-type="float">
            <text:p>0.13</text:p>
          </table:table-cell>
          <table:table-cell table:formula="of:=[.E25]" office:value-type="float" office:value="0" calcext:value-type="float">
            <text:p>0</text:p>
          </table:table-cell>
          <table:table-cell table:style-name="Default" table:formula="of:=[.C25]*SIN(RADIANS([.F25]))" office:value-type="float" office:value="0" calcext:value-type="float">
            <text:p>0</text:p>
          </table:table-cell>
          <table:table-cell table:style-name="Default" table:formula="of:=SQRT(SUMSQ([.R25]*[.D25]/[.C25];[.O25]*RADIANS([.G25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formula="of:=[.A26]" office:value-type="string" office:string-value="K(0)*(1430)+::GLASS::R" calcext:value-type="string">
            <text:p>K(0)*(1430)+::GLASS::R</text:p>
          </table:table-cell>
          <table:table-cell table:formula="of:=[.B26]" office:value-type="float" office:value="0" calcext:value-type="float">
            <text:p>0</text:p>
          </table:table-cell>
          <table:table-cell table:style-name="Default" table:formula="of:=[.C26]*COS(RADIANS([.F26]))" office:value-type="float" office:value="1" calcext:value-type="float">
            <text:p>1</text:p>
          </table:table-cell>
          <table:table-cell table:style-name="Default" table:formula="of:=SQRT(SUMSQ([.O26]*[.D26]/[.C26];[.R26]*RADIANS([.G26])))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style-name="Default" table:formula="of:=[.C26]*SIN(RADIANS([.F26]))" office:value-type="float" office:value="0" calcext:value-type="float">
            <text:p>0</text:p>
          </table:table-cell>
          <table:table-cell table:style-name="Default" table:formula="of:=SQRT(SUMSQ([.R26]*[.D26]/[.C26];[.O26]*RADIANS([.G26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phiR</text:p>
          </table:table-cell>
          <table:table-cell office:value-type="float" office:value="0" calcext:value-type="float">
            <text:p>0</text:p>
          </table:table-cell>
          <table:table-cell office:value-type="float" office:value="-5.31" calcext:value-type="float">
            <text:p>-5.3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7]" office:value-type="string" office:string-value="K(0)*(1430)+::GLASS::phiR" calcext:value-type="string">
            <text:p>K(0)*(1430)+::GLASS::phiR</text:p>
          </table:table-cell>
          <table:table-cell table:formula="of:=[.B27]" office:value-type="float" office:value="0" calcext:value-type="float">
            <text:p>0</text:p>
          </table:table-cell>
          <table:table-cell table:style-name="Default" table:formula="of:=[.C27]*COS(RADIANS([.F27]))" office:value-type="float" office:value="-5.31" calcext:value-type="float">
            <text:p>-5.31</text:p>
          </table:table-cell>
          <table:table-cell table:style-name="Default" table:formula="of:=SQRT(SUMSQ([.O27]*[.D27]/[.C27];[.R27]*RADIANS([.G27])))" office:value-type="float" office:value="0.04" calcext:value-type="float">
            <text:p>0.04</text:p>
          </table:table-cell>
          <table:table-cell table:formula="of:=[.E27]" office:value-type="float" office:value="0" calcext:value-type="float">
            <text:p>0</text:p>
          </table:table-cell>
          <table:table-cell table:style-name="Default" table:formula="of:=[.C27]*SIN(RADIANS([.F27]))" office:value-type="float" office:value="-0" calcext:value-type="float">
            <text:p>0</text:p>
          </table:table-cell>
          <table:table-cell table:style-name="Default" table:formula="of:=SQRT(SUMSQ([.R27]*[.D27]/[.C27];[.O27]*RADIANS([.G27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a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8]" office:value-type="string" office:string-value="K(0)*(1430)+::GLASS::a" calcext:value-type="string">
            <text:p>K(0)*(1430)+::GLASS::a</text:p>
          </table:table-cell>
          <table:table-cell table:formula="of:=[.B28]" office:value-type="float" office:value="0" calcext:value-type="float">
            <text:p>0</text:p>
          </table:table-cell>
          <table:table-cell table:style-name="Default" table:formula="of:=[.C28]*COS(RADIANS([.F28]))" office:value-type="float" office:value="1.07" calcext:value-type="float">
            <text:p>1.07</text:p>
          </table:table-cell>
          <table:table-cell table:style-name="Default" table:formula="of:=SQRT(SUMSQ([.O28]*[.D28]/[.C28];[.R28]*RADIANS([.G28])))" office:value-type="float" office:value="0.11" calcext:value-type="float">
            <text:p>0.11</text:p>
          </table:table-cell>
          <table:table-cell table:formula="of:=[.E28]" office:value-type="float" office:value="0" calcext:value-type="float">
            <text:p>0</text:p>
          </table:table-cell>
          <table:table-cell table:style-name="Default" table:formula="of:=[.C28]*SIN(RADIANS([.F28]))" office:value-type="float" office:value="0" calcext:value-type="float">
            <text:p>0</text:p>
          </table:table-cell>
          <table:table-cell table:style-name="Default" table:formula="of:=SQRT(SUMSQ([.R28]*[.D28]/[.C28];[.O28]*RADIANS([.G28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A29]" office:value-type="string" office:string-value="K(0)*(1430)+::GLASS::r" calcext:value-type="string">
            <text:p>K(0)*(1430)+::GLASS::r</text:p>
          </table:table-cell>
          <table:table-cell table:formula="of:=[.B29]" office:value-type="float" office:value="0" calcext:value-type="float">
            <text:p>0</text:p>
          </table:table-cell>
          <table:table-cell table:style-name="Default" table:formula="of:=[.C29]*COS(RADIANS([.F29]))" office:value-type="float" office:value="-1.8" calcext:value-type="float">
            <text:p>-1.8</text:p>
          </table:table-cell>
          <table:table-cell table:style-name="Default" table:formula="of:=SQRT(SUMSQ([.O29]*[.D29]/[.C29];[.R29]*RADIANS([.G29])))" office:value-type="float" office:value="0.3" calcext:value-type="float">
            <text:p>0.3</text:p>
          </table:table-cell>
          <table:table-cell table:formula="of:=[.E29]" office:value-type="float" office:value="0" calcext:value-type="float">
            <text:p>0</text:p>
          </table:table-cell>
          <table:table-cell table:style-name="Default" table:formula="of:=[.C29]*SIN(RADIANS([.F29]))" office:value-type="float" office:value="-0" calcext:value-type="float">
            <text:p>0</text:p>
          </table:table-cell>
          <table:table-cell table:style-name="Default" table:formula="of:=SQRT(SUMSQ([.R29]*[.D29]/[.C29];[.O29]*RADIANS([.G29]))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bar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3" calcext:value-type="float">
            <text:p>0.3</text:p>
          </table:table-cell>
          <table:table-cell office:value-type="float" office:value="55.7" calcext:value-type="float">
            <text:p>55.7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table:formula="of:=[.A36]" office:value-type="string" office:string-value="Dbar0{K*(892)+{K0S0,pi+},pi-}" calcext:value-type="string">
            <text:p>Dbar0{K*(892)+{K0S0,pi+},pi-}</text:p>
          </table:table-cell>
          <table:table-cell table:formula="of:=[.B36]" office:value-type="float" office:value="0" calcext:value-type="float">
            <text:p>0</text:p>
          </table:table-cell>
          <table:table-cell table:style-name="ce6" table:formula="of:=[.C36]*COS(RADIANS([.F36]))" office:value-type="float" office:value="-1.31319466958762" calcext:value-type="float">
            <text:p>-1.31</text:p>
          </table:table-cell>
          <table:table-cell table:style-name="ce6" table:formula="of:=SQRT(SUMSQ([.O36]*[.D36]/[.C36];[.R36]*RADIANS([.G36])))" office:value-type="float" office:value="0.00962727495963373" calcext:value-type="float">
            <text:p>0.01</text:p>
          </table:table-cell>
          <table:table-cell table:formula="of:=[.E36]" office:value-type="float" office:value="0" calcext:value-type="float">
            <text:p>0</text:p>
          </table:table-cell>
          <table:table-cell table:style-name="ce7" table:formula="of:=[.C36]*SIN(RADIANS([.F36]))" office:value-type="float" office:value="1.14154271044348" calcext:value-type="float">
            <text:p>1.14</text:p>
          </table:table-cell>
          <table:table-cell table:style-name="ce7" table:formula="of:=SQRT(SUMSQ([.R36]*[.D36]/[.C36];[.O36]*RADIANS([.G36])))" office:value-type="float" office:value="0.0095036282473995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A37]" office:value-type="string" office:string-value="Dbar0{K(0)*(1430)+[GLASS]{K0S0,pi+},pi-}" calcext:value-type="string">
            <text:p>Dbar0{K(0)*(1430)+[GLASS]{K0S0,pi+},pi-}</text:p>
          </table:table-cell>
          <table:table-cell table:formula="of:=[.B37]" office:value-type="float" office:value="0" calcext:value-type="float">
            <text:p>0</text:p>
          </table:table-cell>
          <table:table-cell table:style-name="ce6" table:formula="of:=[.C37]*COS(RADIANS([.F37]))" office:value-type="float" office:value="-7.30625349834462" calcext:value-type="float">
            <text:p>-7.31</text:p>
          </table:table-cell>
          <table:table-cell table:style-name="ce6" table:formula="of:=SQRT(SUMSQ([.O37]*[.D37]/[.C37];[.R37]*RADIANS([.G37])))" office:value-type="float" office:value="0.811904609741644" calcext:value-type="float">
            <text:p>0.81</text:p>
          </table:table-cell>
          <table:table-cell table:formula="of:=[.E37]" office:value-type="float" office:value="0" calcext:value-type="float">
            <text:p>0</text:p>
          </table:table-cell>
          <table:table-cell table:style-name="ce7" table:formula="of:=[.C37]*SIN(RADIANS([.F37]))" office:value-type="float" office:value="3.72272209786428" calcext:value-type="float">
            <text:p>3.72</text:p>
          </table:table-cell>
          <table:table-cell table:style-name="ce7" table:formula="of:=SQRT(SUMSQ([.R37]*[.D37]/[.C37];[.O37]*RADIANS([.G37])))" office:value-type="float" office:value="1.06849863092734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138.4" calcext:value-type="float">
            <text:p>138.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A38]" office:value-type="string" office:string-value="Dbar0{K(2)*(1430)+{K0S0,pi+},pi-}" calcext:value-type="string">
            <text:p>Dbar0{K(2)*(1430)+{K0S0,pi+},pi-}</text:p>
          </table:table-cell>
          <table:table-cell table:formula="of:=[.B38]" office:value-type="float" office:value="0" calcext:value-type="float">
            <text:p>0</text:p>
          </table:table-cell>
          <table:table-cell table:style-name="ce6" table:formula="of:=[.C38]*COS(RADIANS([.F38]))" office:value-type="float" office:value="-1.05439530760293" calcext:value-type="float">
            <text:p>-1.05</text:p>
          </table:table-cell>
          <table:table-cell table:style-name="ce6" table:formula="of:=SQRT(SUMSQ([.O38]*[.D38]/[.C38];[.R38]*RADIANS([.G38])))" office:value-type="float" office:value="0.0231863192254282" calcext:value-type="float">
            <text:p>0.02</text:p>
          </table:table-cell>
          <table:table-cell table:formula="of:=[.E38]" office:value-type="float" office:value="0" calcext:value-type="float">
            <text:p>0</text:p>
          </table:table-cell>
          <table:table-cell table:style-name="ce7" table:formula="of:=[.C38]*SIN(RADIANS([.F38]))" office:value-type="float" office:value="0.93613595983966" calcext:value-type="float">
            <text:p>0.94</text:p>
          </table:table-cell>
          <table:table-cell table:style-name="ce7" table:formula="of:=SQRT(SUMSQ([.R38]*[.D38]/[.C38];[.O38]*RADIANS([.G38])))" office:value-type="float" office:value="0.0234947758672965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*(168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3"/>
          <table:table-cell table:formula="of:=[.A39]" office:value-type="string" office:string-value="Dbar0{K*(1680)+{K0S0,pi+},pi-}" calcext:value-type="string">
            <text:p>Dbar0{K*(1680)+{K0S0,pi+},pi-}</text:p>
          </table:table-cell>
          <table:table-cell table:formula="of:=[.B39]" office:value-type="float" office:value="0" calcext:value-type="float">
            <text:p>0</text:p>
          </table:table-cell>
          <table:table-cell table:style-name="ce6" table:formula="of:=[.C39]*COS(RADIANS([.F39]))" office:value-type="float" office:value="-1.45200196723768" calcext:value-type="float">
            <text:p>-1.45</text:p>
          </table:table-cell>
          <table:table-cell table:style-name="ce6" table:formula="of:=SQRT(SUMSQ([.O39]*[.D39]/[.C39];[.R39]*RADIANS([.G39])))" office:value-type="float" office:value="0.10002125793277" calcext:value-type="float">
            <text:p>0.10</text:p>
          </table:table-cell>
          <table:table-cell table:formula="of:=[.E39]" office:value-type="float" office:value="0" calcext:value-type="float">
            <text:p>0</text:p>
          </table:table-cell>
          <table:table-cell table:style-name="ce7" table:formula="of:=[.C39]*SIN(RADIANS([.F39]))" office:value-type="float" office:value="-0.152611556370774" calcext:value-type="float">
            <text:p>-0.15</text:p>
          </table:table-cell>
          <table:table-cell table:style-name="ce7" table:formula="of:=SQRT(SUMSQ([.R39]*[.D39]/[.C39];[.O39]*RADIANS([.G39])))" office:value-type="float" office:value="0.101906367974842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42.7" calcext:value-type="float">
            <text:p>-42.7</text:p>
          </table:table-cell>
          <table:table-cell office:value-type="float" office:value="1.2" calcext:value-type="float">
            <text:p>1.2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table:formula="of:=[.A40]" office:value-type="string" office:string-value="Dbar0{K*(892)bar-{K0S0,pi-},pi+}" calcext:value-type="string">
            <text:p>Dbar0{K*(892)bar-{K0S0,pi-},pi+}</text:p>
          </table:table-cell>
          <table:table-cell table:formula="of:=[.B40]" office:value-type="float" office:value="0" calcext:value-type="float">
            <text:p>0</text:p>
          </table:table-cell>
          <table:table-cell table:style-name="ce6" table:formula="of:=[.C40]*COS(RADIANS([.F40]))" office:value-type="float" office:value="0.116116506033694" calcext:value-type="float">
            <text:p>0.12</text:p>
          </table:table-cell>
          <table:table-cell table:style-name="ce6" table:formula="of:=SQRT(SUMSQ([.O40]*[.D40]/[.C40];[.R40]*RADIANS([.G40])))" office:value-type="float" office:value="0.00314595080194651" calcext:value-type="float">
            <text:p>0.00</text:p>
          </table:table-cell>
          <table:table-cell table:formula="of:=[.E40]" office:value-type="float" office:value="0" calcext:value-type="float">
            <text:p>0</text:p>
          </table:table-cell>
          <table:table-cell table:style-name="ce7" table:formula="of:=[.C40]*SIN(RADIANS([.F40]))" office:value-type="float" office:value="-0.107149227839155" calcext:value-type="float">
            <text:p>-0.11</text:p>
          </table:table-cell>
          <table:table-cell table:style-name="ce7" table:formula="of:=SQRT(SUMSQ([.R40]*[.D40]/[.C40];[.O40]*RADIANS([.G40])))" office:value-type="float" office:value="0.0031707143196781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[.A41]" office:value-type="string" office:string-value="Dbar0{K(0)*(1430)bar-[GLASS]{K0S0,pi-},pi+}" calcext:value-type="string">
            <text:p>Dbar0{K(0)*(1430)bar-[GLASS]{K0S0,pi-},pi+}</text:p>
          </table:table-cell>
          <table:table-cell table:formula="of:=[.B41]" office:value-type="float" office:value="0" calcext:value-type="float">
            <text:p>0</text:p>
          </table:table-cell>
          <table:table-cell table:style-name="ce6" table:formula="of:=[.C41]*COS(RADIANS([.F41]))" office:value-type="float" office:value="-0.255563363215134" calcext:value-type="float">
            <text:p>-0.26</text:p>
          </table:table-cell>
          <table:table-cell table:style-name="ce6" table:formula="of:=SQRT(SUMSQ([.O41]*[.D41]/[.C41];[.R41]*RADIANS([.G41])))" office:value-type="float" office:value="0.0605238769219704" calcext:value-type="float">
            <text:p>0.06</text:p>
          </table:table-cell>
          <table:table-cell table:formula="of:=[.E41]" office:value-type="float" office:value="0" calcext:value-type="float">
            <text:p>0</text:p>
          </table:table-cell>
          <table:table-cell table:style-name="ce7" table:formula="of:=[.C41]*SIN(RADIANS([.F41]))" office:value-type="float" office:value="0.192580807408656" calcext:value-type="float">
            <text:p>0.19</text:p>
          </table:table-cell>
          <table:table-cell table:style-name="ce7" table:formula="of:=SQRT(SUMSQ([.R41]*[.D41]/[.C41];[.O41]*RADIANS([.G41])))" office:value-type="float" office:value="0.0609195535149381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table:formula="of:=[.A42]" office:value-type="string" office:string-value="Dbar0{K(2)*(1430)bar-{K0S0,pi-},pi+}" calcext:value-type="string">
            <text:p>Dbar0{K(2)*(1430)bar-{K0S0,pi-},pi+}</text:p>
          </table:table-cell>
          <table:table-cell table:formula="of:=[.B42]" office:value-type="float" office:value="0" calcext:value-type="float">
            <text:p>0</text:p>
          </table:table-cell>
          <table:table-cell table:style-name="ce6" table:formula="of:=[.C42]*COS(RADIANS([.F42]))" office:value-type="float" office:value="0.00793117259003691" calcext:value-type="float">
            <text:p>0.01</text:p>
          </table:table-cell>
          <table:table-cell table:style-name="ce6" table:formula="of:=SQRT(SUMSQ([.O42]*[.D42]/[.C42];[.R42]*RADIANS([.G42])))" office:value-type="float" office:value="0.017460040812726" calcext:value-type="float">
            <text:p>0.02</text:p>
          </table:table-cell>
          <table:table-cell table:formula="of:=[.E42]" office:value-type="float" office:value="0" calcext:value-type="float">
            <text:p>0</text:p>
          </table:table-cell>
          <table:table-cell table:style-name="ce7" table:formula="of:=[.C42]*SIN(RADIANS([.F42]))" office:value-type="float" office:value="0.0906537175263489" calcext:value-type="float">
            <text:p>0.09</text:p>
          </table:table-cell>
          <table:table-cell table:style-name="ce7" table:formula="of:=SQRT(SUMSQ([.R42]*[.D42]/[.C42];[.O42]*RADIANS([.G42])))" office:value-type="float" office:value="0.0160116811753683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A43]" office:value-type="string" office:string-value="Dbar0{K0S0,rho(770)0{pi+,pi-}}" calcext:value-type="string">
            <text:p>Dbar0{K0S0,rho(770)0{pi+,pi-}}</text:p>
          </table:table-cell>
          <table:table-cell table:formula="of:=[.B43]" office:value-type="float" office:value="2" calcext:value-type="float">
            <text:p>2</text:p>
          </table:table-cell>
          <table:table-cell table:style-name="ce6" table:formula="of:=[.C43]*COS(RADIANS([.F43]))" office:value-type="float" office:value="1" calcext:value-type="float">
            <text:p>1.00</text:p>
          </table:table-cell>
          <table:table-cell table:style-name="ce6" table:formula="of:=SQRT(SUMSQ([.O43]*[.D43]/[.C43];[.R43]*RADIANS([.G43])))" office:value-type="float" office:value="0" calcext:value-type="float">
            <text:p>0.00</text:p>
          </table:table-cell>
          <table:table-cell table:formula="of:=[.E43]" office:value-type="float" office:value="2" calcext:value-type="float">
            <text:p>2</text:p>
          </table:table-cell>
          <table:table-cell table:style-name="ce7" table:formula="of:=[.C43]*SIN(RADIANS([.F43]))" office:value-type="float" office:value="0" calcext:value-type="float">
            <text:p>0.00</text:p>
          </table:table-cell>
          <table:table-cell table:style-name="ce7" table:formula="of:=SQRT(SUMSQ([.R43]*[.D43]/[.C43];[.O43]*RADIANS([.G43]))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26.5" calcext:value-type="float">
            <text:p>126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4]" office:value-type="string" office:string-value="Dbar0{K0S0,omega(782)0{pi+,pi-}}" calcext:value-type="string">
            <text:p>Dbar0{K0S0,omega(782)0{pi+,pi-}}</text:p>
          </table:table-cell>
          <table:table-cell table:formula="of:=[.B44]" office:value-type="float" office:value="0" calcext:value-type="float">
            <text:p>0</text:p>
          </table:table-cell>
          <table:table-cell table:style-name="ce6" table:formula="of:=[.C44]*COS(RADIANS([.F44]))" office:value-type="float" office:value="-0.0313471608617957" calcext:value-type="float">
            <text:p>-0.03</text:p>
          </table:table-cell>
          <table:table-cell table:style-name="ce6" table:formula="of:=SQRT(SUMSQ([.O44]*[.D44]/[.C44];[.R44]*RADIANS([.G44])))" office:value-type="float" office:value="0.000784971312806868" calcext:value-type="float">
            <text:p>0.00</text:p>
          </table:table-cell>
          <table:table-cell table:formula="of:=[.E44]" office:value-type="float" office:value="0" calcext:value-type="float">
            <text:p>0</text:p>
          </table:table-cell>
          <table:table-cell table:style-name="ce7" table:formula="of:=[.C44]*SIN(RADIANS([.F44]))" office:value-type="float" office:value="0.0423632565545274" calcext:value-type="float">
            <text:p>0.04</text:p>
          </table:table-cell>
          <table:table-cell table:style-name="ce7" table:formula="of:=SQRT(SUMSQ([.R44]*[.D44]/[.C44];[.O44]*RADIANS([.G44])))" office:value-type="float" office:value="0.000747722460708383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157.4" calcext:value-type="float">
            <text:p>157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45]" office:value-type="string" office:string-value="Dbar0{K0S0,f(2)(1270)0{pi+,pi-}}" calcext:value-type="string">
            <text:p>Dbar0{K0S0,f(2)(1270)0{pi+,pi-}}</text:p>
          </table:table-cell>
          <table:table-cell table:formula="of:=[.B45]" office:value-type="float" office:value="0" calcext:value-type="float">
            <text:p>0</text:p>
          </table:table-cell>
          <table:table-cell table:style-name="ce6" table:formula="of:=[.C45]*COS(RADIANS([.F45]))" office:value-type="float" office:value="-0.559465391570466" calcext:value-type="float">
            <text:p>-0.56</text:p>
          </table:table-cell>
          <table:table-cell table:style-name="ce6" table:formula="of:=SQRT(SUMSQ([.O45]*[.D45]/[.C45];[.R45]*RADIANS([.G45])))" office:value-type="float" office:value="0.025614973561564" calcext:value-type="float">
            <text:p>0.03</text:p>
          </table:table-cell>
          <table:table-cell table:formula="of:=[.E45]" office:value-type="float" office:value="0" calcext:value-type="float">
            <text:p>0</text:p>
          </table:table-cell>
          <table:table-cell table:style-name="ce7" table:formula="of:=[.C45]*SIN(RADIANS([.F45]))" office:value-type="float" office:value="0.232882965531841" calcext:value-type="float">
            <text:p>0.23</text:p>
          </table:table-cell>
          <table:table-cell table:style-name="ce7" table:formula="of:=SQRT(SUMSQ([.R45]*[.D45]/[.C45];[.O45]*RADIANS([.G45])))" office:value-type="float" office:value="0.023691916470828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0S0,PiPi0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table:formula="of:=[.A46]" office:value-type="string" office:string-value="Dbar0{K0S0,PiPi00}" calcext:value-type="string">
            <text:p>Dbar0{K0S0,PiPi00}</text:p>
          </table:table-cell>
          <table:table-cell table:formula="of:=[.B46]" office:value-type="float" office:value="0" calcext:value-type="float">
            <text:p>0</text:p>
          </table:table-cell>
          <table:table-cell table:style-name="ce6" table:formula="of:=[.C46]*COS(RADIANS([.F46]))" office:value-type="float" office:value="1" calcext:value-type="float">
            <text:p>1.00</text:p>
          </table:table-cell>
          <table:table-cell table:style-name="ce6" table:formula="of:=SQRT(SUMSQ([.O46]*[.D46]/[.C46];[.R46]*RADIANS([.G46])))" office:value-type="float" office:value="0" calcext:value-type="float">
            <text:p>0.00</text:p>
          </table:table-cell>
          <table:table-cell table:formula="of:=[.E46]" office:value-type="float" office:value="0" calcext:value-type="float">
            <text:p>0</text:p>
          </table:table-cell>
          <table:table-cell table:style-name="ce7" table:formula="of:=[.C46]*SIN(RADIANS([.F46]))" office:value-type="float" office:value="0" calcext:value-type="float">
            <text:p>0.00</text:p>
          </table:table-cell>
          <table:table-cell table:style-name="ce7" table:formula="of:=SQRT(SUMSQ([.R46]*[.D46]/[.C46];[.O46]*RADIANS([.G46])))" office:value-type="float" office:value="0" calcext:value-type="float">
            <text:p>0.00</text:p>
          </table:table-cell>
          <table:table-cell table:number-columns-repeated="2"/>
        </table:table-row>
      </table:table>
      <table:table table:name="belle" table:style-name="ta1">
        <table:table-column table:style-name="co19" table:default-cell-style-name="Default"/>
        <table:table-column table:style-name="co1" table:number-columns-repeated="9" table:default-cell-style-name="Default"/>
        <table:table-column table:style-name="co20" table:default-cell-style-name="ce3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column table:style-name="co1" table:default-cell-style-name="Default"/>
        <table:table-column table:style-name="co25" table:default-cell-style-name="ce10"/>
        <table:table-column table:style-name="co1" table:default-cell-style-name="ce10"/>
        <table:table-row table:style-name="ro1">
          <table:table-cell/>
          <table:table-cell office:value-type="string" calcext:value-type="string">
            <text:p>Fixed?</text:p>
          </table:table-cell>
          <table:table-cell office:value-type="string" calcext:value-type="string">
            <text:p>a r</text:p>
          </table:table-cell>
          <table:table-cell/>
          <table:table-cell office:value-type="string" calcext:value-type="string">
            <text:p>Fixed?</text:p>
          </table:table-cell>
          <table:table-cell office:value-type="string" calcext:value-type="string">
            <text:p>φ r (deg)</text:p>
          </table:table-cell>
          <table:table-cell/>
          <table:table-cell office:value-type="string" calcext:value-type="string">
            <text:p>Fraction (%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0.2" calcext:value-type="float">
            <text:p>0.2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[.C2]*[.H2]/100" office:value-type="float" office:value="1.03028" calcext:value-type="float">
            <text:p>1.03028</text:p>
          </table:table-cell>
          <table:table-cell table:formula="of:=[.D2]*[.$H2]/100" office:value-type="float" office:value="0.003594" calcext:value-type="float">
            <text:p>0.00359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table:style-name="Default" table:formula="of:=[Sheet7.L46]*[.H2]/100" office:value-type="float" office:value="-0.751041797459732" calcext:value-type="float">
            <text:p>-0.751041797459732</text:p>
          </table:table-cell>
          <table:table-cell table:style-name="Default" office:value-type="float" office:value="0.00600184316841858" calcext:value-type="float">
            <text:p>0.006001843168419</text:p>
          </table:table-cell>
          <table:table-cell office:value-type="float" office:value="0" calcext:value-type="float">
            <text:p>0</text:p>
          </table:table-cell>
          <table:table-cell table:formula="of:=[Sheet7.M46]*[.H2]/100" office:value-type="float" office:value="0.70527519229621" calcext:value-type="float">
            <text:p>0.70527519230</text:p>
          </table:table-cell>
          <table:table-cell office:value-type="float" office:value="0.00600209010008907" calcext:value-type="float">
            <text:p>0.00600209010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3]*[.H3]/100" office:value-type="float" office:value="0.1652" calcext:value-type="float">
            <text:p>0.1652</text:p>
          </table:table-cell>
          <table:table-cell table:formula="of:=[.D3]*[.$H3]/100" office:value-type="float" office:value="0.0042" calcext:value-type="float">
            <text:p>0.0042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table:formula="of:=[Sheet7.L39]*[.H3]/100" office:value-type="float" office:value="-0.026981448962316" calcext:value-type="float">
            <text:p>-0.02698144896232</text:p>
          </table:table-cell>
          <table:table-cell office:value-type="float" office:value="0.0697739451554041" calcext:value-type="float">
            <text:p>0.06977394515540</text:p>
          </table:table-cell>
          <table:table-cell office:value-type="float" office:value="0" calcext:value-type="float">
            <text:p>0</text:p>
          </table:table-cell>
          <table:table-cell table:formula="of:=[Sheet7.M39]*[.H3]/100" office:value-type="float" office:value="0.162981721097471" calcext:value-type="float">
            <text:p>0.16298172110</text:p>
          </table:table-cell>
          <table:table-cell office:value-type="float" office:value="0.0602889909622476" calcext:value-type="float">
            <text:p>0.06028899096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4.1" calcext:value-type="float">
            <text:p>-4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[.H4]/100" office:value-type="float" office:value="0.01651" calcext:value-type="float">
            <text:p>0.01651</text:p>
          </table:table-cell>
          <table:table-cell table:formula="of:=[.D4]*[.$H4]/100" office:value-type="float" office:value="0.00026" calcext:value-type="float">
            <text:p>0.00026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table:formula="of:=[Sheet7.L41]*[.H4]/100" office:value-type="float" office:value="0.0118562651760702" calcext:value-type="float">
            <text:p>0.01185626517607</text:p>
          </table:table-cell>
          <table:table-cell office:value-type="float" office:value="0.0189358200851021" calcext:value-type="float">
            <text:p>0.01893582008510</text:p>
          </table:table-cell>
          <table:table-cell office:value-type="float" office:value="0" calcext:value-type="float">
            <text:p>0</text:p>
          </table:table-cell>
          <table:table-cell table:formula="of:=[Sheet7.M41]*[.H4]/100" office:value-type="float" office:value="-0.0114895202717391" calcext:value-type="float">
            <text:p>-0.01148952027</text:p>
          </table:table-cell>
          <table:table-cell office:value-type="float" office:value="0.0188647257330711" calcext:value-type="float">
            <text:p>0.01886472573</text:p>
          </table:table-cell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[.H5]/100" office:value-type="float" office:value="0.00029" calcext:value-type="float">
            <text:p>0.00029</text:p>
          </table:table-cell>
          <table:table-cell table:formula="of:=[.D5]*[.$H5]/100" office:value-type="float" office:value="0.00003" calcext:value-type="float">
            <text:p>0.00003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table:formula="of:=[Sheet7.L43]*[.H5]/100" office:value-type="float" office:value="-0.0000473645290500705" calcext:value-type="float">
            <text:p>-0.00004736452905</text:p>
          </table:table-cell>
          <table:table-cell office:value-type="float" office:value="0.0278978488569132" calcext:value-type="float">
            <text:p>0.02789784885691</text:p>
          </table:table-cell>
          <table:table-cell office:value-type="float" office:value="0" calcext:value-type="float">
            <text:p>0</text:p>
          </table:table-cell>
          <table:table-cell table:formula="of:=[Sheet7.M43]*[.H5]/100" office:value-type="float" office:value="0.000286105926866021" calcext:value-type="float">
            <text:p>0.00028610593</text:p>
          </table:table-cell>
          <table:table-cell office:value-type="float" office:value="0.0299443544016181" calcext:value-type="float">
            <text:p>0.02994435440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18.2" calcext:value-type="float">
            <text:p>-118.2</text:p>
          </table:table-cell>
          <table:table-cell office:value-type="float" office:value="3.1" calcext:value-type="float">
            <text:p>3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6]*[.H6]/100" office:value-type="float" office:value="0.01655" calcext:value-type="float">
            <text:p>0.01655</text:p>
          </table:table-cell>
          <table:table-cell table:formula="of:=[.D6]*[.$H6]/100" office:value-type="float" office:value="0.001" calcext:value-type="float">
            <text:p>0.001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table:formula="of:=[Sheet7.L44]*[.H6]/100" office:value-type="float" office:value="-0.00782071515858284" calcext:value-type="float">
            <text:p>-0.00782071515858</text:p>
          </table:table-cell>
          <table:table-cell office:value-type="float" office:value="0.183964177539544" calcext:value-type="float">
            <text:p>0.18396417753954</text:p>
          </table:table-cell>
          <table:table-cell office:value-type="float" office:value="0" calcext:value-type="float">
            <text:p>0</text:p>
          </table:table-cell>
          <table:table-cell table:formula="of:=[Sheet7.M44]*[.H6]/100" office:value-type="float" office:value="-0.0145855721316756" calcext:value-type="float">
            <text:p>-0.01458557213</text:p>
          </table:table-cell>
          <table:table-cell office:value-type="float" office:value="0.195524364556978" calcext:value-type="float">
            <text:p>0.19552436456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42.2" calcext:value-type="float">
            <text:p>-42.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7]*[.H7]/100" office:value-type="float" office:value="0.000984" calcext:value-type="float">
            <text:p>0.000984</text:p>
          </table:table-cell>
          <table:table-cell table:formula="of:=[.D7]*[.$H7]/100" office:value-type="float" office:value="0.000018" calcext:value-type="float">
            <text:p>0.00001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table:formula="of:=[Sheet7.L45]*[.H7]/100" office:value-type="float" office:value="0.000728951722746162" calcext:value-type="float">
            <text:p>0.00072895172275</text:p>
          </table:table-cell>
          <table:table-cell office:value-type="float" office:value="0.00281664486159495" calcext:value-type="float">
            <text:p>0.00281664486159</text:p>
          </table:table-cell>
          <table:table-cell office:value-type="float" office:value="0" calcext:value-type="float">
            <text:p>0</text:p>
          </table:table-cell>
          <table:table-cell table:formula="of:=[Sheet7.M45]*[.H7]/100" office:value-type="float" office:value="-0.000660973059893823" calcext:value-type="float">
            <text:p>-0.00066097306</text:p>
          </table:table-cell>
          <table:table-cell office:value-type="float" office:value="0.00277539793956529" calcext:value-type="float">
            <text:p>0.00277539794</text:p>
          </table:table-cell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8]*[.H8]/100" office:value-type="float" office:value="0.00021" calcext:value-type="float">
            <text:p>0.00021</text:p>
          </table:table-cell>
          <table:table-cell table:formula="of:=[.D8]*[.$H8]/100" office:value-type="float" office:value="0.00002" calcext:value-type="float">
            <text:p>0.00002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table:formula="of:=[Sheet7.L42]*[.H8]/100" office:value-type="float" office:value="-0.000182230745207475" calcext:value-type="float">
            <text:p>-0.00018223074521</text:p>
          </table:table-cell>
          <table:table-cell office:value-type="float" office:value="0.0198596572136009" calcext:value-type="float">
            <text:p>0.01985965721360</text:p>
          </table:table-cell>
          <table:table-cell office:value-type="float" office:value="0" calcext:value-type="float">
            <text:p>0</text:p>
          </table:table-cell>
          <table:table-cell table:formula="of:=[Sheet7.M42]*[.H8]/100" office:value-type="float" office:value="0.000104364531815787" calcext:value-type="float">
            <text:p>0.00010436453</text:p>
          </table:table-cell>
          <table:table-cell office:value-type="float" office:value="0.0195689711495017" calcext:value-type="float">
            <text:p>0.01956897115</text:p>
          </table:table-cell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62.3" calcext:value-type="float">
            <text:p>162.3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9]*[.H9]/100" office:value-type="float" office:value="0.00011" calcext:value-type="float">
            <text:p>0.00011</text:p>
          </table:table-cell>
          <table:table-cell table:formula="of:=[.D9]*[.$H9]/100" office:value-type="float" office:value="0.00001" calcext:value-type="float">
            <text:p>0.00001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table:formula="of:=[Sheet7.L38]*[.H9]/100" office:value-type="float" office:value="-0.000104792762937895" calcext:value-type="float">
            <text:p>-0.00010479276294</text:p>
          </table:table-cell>
          <table:table-cell office:value-type="float" office:value="0.0102760697593246" calcext:value-type="float">
            <text:p>0.01027606975932</text:p>
          </table:table-cell>
          <table:table-cell office:value-type="float" office:value="0" calcext:value-type="float">
            <text:p>0</text:p>
          </table:table-cell>
          <table:table-cell table:formula="of:=[Sheet7.M38]*[.H9]/100" office:value-type="float" office:value="0.0000334436367018039" calcext:value-type="float">
            <text:p>0.00003344364</text:p>
          </table:table-cell>
          <table:table-cell office:value-type="float" office:value="0.0124482497345207" calcext:value-type="float">
            <text:p>0.01244824973</text:p>
          </table:table-cell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89.6" calcext:value-type="float">
            <text:p>-89.6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10]*[.H10]/100" office:value-type="float" office:value="0.0001" calcext:value-type="float">
            <text:p>0.0001</text:p>
          </table:table-cell>
          <table:table-cell table:formula="of:=[.D10]*[.$H10]/100" office:value-type="float" office:value="0.00001" calcext:value-type="float">
            <text:p>0.00001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table:formula="of:=[Sheet7.L40]*[.H10]/100" office:value-type="float" office:value="0.000000698126029796163" calcext:value-type="float">
            <text:p>0.00000069812603</text:p>
          </table:table-cell>
          <table:table-cell office:value-type="float" office:value="0.0132643627876809" calcext:value-type="float">
            <text:p>0.01326436278768</text:p>
          </table:table-cell>
          <table:table-cell office:value-type="float" office:value="0" calcext:value-type="float">
            <text:p>0</text:p>
          </table:table-cell>
          <table:table-cell table:formula="of:=[Sheet7.M40]*[.H10]/100" office:value-type="float" office:value="-0.0000999975630705395" calcext:value-type="float">
            <text:p>-0.00009999756</text:p>
          </table:table-cell>
          <table:table-cell office:value-type="float" office:value="0.0100001850735668" calcext:value-type="float">
            <text:p>0.01000018507</text:p>
          </table:table-cell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/>
          <table:table-cell table:formula="of:=[.C11]*[.H11]/100" office:value-type="float" office:value="0.204" calcext:value-type="float">
            <text:p>0.204</text:p>
          </table:table-cell>
          <table:table-cell table:formula="of:=[.D11]*[.$H11]/100" office:value-type="float" office:value="0" calcext:value-type="float">
            <text:p>0.000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table:formula="of:=[Sheet7.L51]*[.H11]/100" office:value-type="float" office:value="0.204" calcext:value-type="float">
            <text:p>0.204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formula="of:=[Sheet7.M51]*[.H11]/100" office:value-type="float" office:value="0" calcext:value-type="float">
            <text:p>0.00000000000</text:p>
          </table:table-cell>
          <table:table-cell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.7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12]*[.H12]/100" office:value-type="float" office:value="0.000194" calcext:value-type="float">
            <text:p>0.000194</text:p>
          </table:table-cell>
          <table:table-cell table:formula="of:=[.D12]*[.$H12]/100" office:value-type="float" office:value="0.0000025" calcext:value-type="float">
            <text:p>0.000003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table:formula="of:=[Sheet7.L49]*[.H12]/100" office:value-type="float" office:value="-0.0000990453260748515" calcext:value-type="float">
            <text:p>-0.00009904532607</text:p>
          </table:table-cell>
          <table:table-cell office:value-type="float" office:value="0.000480935369976601" calcext:value-type="float">
            <text:p>0.00048093536998</text:p>
          </table:table-cell>
          <table:table-cell office:value-type="float" office:value="0" calcext:value-type="float">
            <text:p>0</text:p>
          </table:table-cell>
          <table:table-cell table:formula="of:=[Sheet7.M49]*[.H12]/100" office:value-type="float" office:value="0.000166811340689793" calcext:value-type="float">
            <text:p>0.00016681134</text:p>
          </table:table-cell>
          <table:table-cell office:value-type="float" office:value="0.000493362910688353" calcext:value-type="float">
            <text:p>0.00049336291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36.3" calcext:value-type="float">
            <text:p>-36.3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13]*[.H13]/100" office:value-type="float" office:value="0.01144" calcext:value-type="float">
            <text:p>0.01144</text:p>
          </table:table-cell>
          <table:table-cell table:formula="of:=[.D13]*[.$H13]/100" office:value-type="float" office:value="0.00024" calcext:value-type="float">
            <text:p>0.00024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table:formula="of:=[Sheet7.L48]*[.H13]/100" office:value-type="float" office:value="0.00921981954892302" calcext:value-type="float">
            <text:p>0.00921981954892</text:p>
          </table:table-cell>
          <table:table-cell office:value-type="float" office:value="0.0291330250028531" calcext:value-type="float">
            <text:p>0.02913302500285</text:p>
          </table:table-cell>
          <table:table-cell office:value-type="float" office:value="0" calcext:value-type="float">
            <text:p>0</text:p>
          </table:table-cell>
          <table:table-cell table:formula="of:=[Sheet7.M48]*[.H13]/100" office:value-type="float" office:value="-0.00677263076546307" calcext:value-type="float">
            <text:p>-0.00677263077</text:p>
          </table:table-cell>
          <table:table-cell office:value-type="float" office:value="0.0283723557334699" calcext:value-type="float">
            <text:p>0.02837235573</text:p>
          </table:table-cell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4]*[.H14]/100" office:value-type="float" office:value="0.0171" calcext:value-type="float">
            <text:p>0.0171</text:p>
          </table:table-cell>
          <table:table-cell table:formula="of:=[.D14]*[.$H14]/100" office:value-type="float" office:value="0.0006" calcext:value-type="float">
            <text:p>0.0006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table:formula="of:=[Sheet7.L50]*[.H14]/100" office:value-type="float" office:value="-0.00358447742565535" calcext:value-type="float">
            <text:p>-0.00358447742566</text:p>
          </table:table-cell>
          <table:table-cell office:value-type="float" office:value="0.0947575101009958" calcext:value-type="float">
            <text:p>0.09475751010100</text:p>
          </table:table-cell>
          <table:table-cell office:value-type="float" office:value="0" calcext:value-type="float">
            <text:p>0</text:p>
          </table:table-cell>
          <table:table-cell table:formula="of:=[Sheet7.M50]*[.H14]/100" office:value-type="float" office:value="0.0167200933485722" calcext:value-type="float">
            <text:p>0.01672009335</text:p>
          </table:table-cell>
          <table:table-cell office:value-type="float" office:value="0.0997650981123409" calcext:value-type="float">
            <text:p>0.09976509811</text:p>
          </table:table-cell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5]*[.H15]/100" office:value-type="float" office:value="0.1" calcext:value-type="float">
            <text:p>0.1</text:p>
          </table:table-cell>
          <table:table-cell table:formula="of:=[.D15]*[.$H15]/100" office:value-type="float" office:value="0" calcext:value-type="float">
            <text:p>0.000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D0{K0S0,PiPi00}</text:p>
          </table:table-cell>
          <table:table-cell office:value-type="float" office:value="0" calcext:value-type="float">
            <text:p>0</text:p>
          </table:table-cell>
          <table:table-cell table:formula="of:=[Sheet7.L47]*[.H15]/100" office:value-type="float" office:value="0.1" calcext:value-type="float">
            <text:p>0.1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formula="of:=[Sheet7.M47]*[.H15]/100" office:value-type="float" office:value="0" calcext:value-type="float">
            <text:p>0.00000000000</text:p>
          </table:table-cell>
          <table:table-cell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PiPi00[kMatrix.pole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3.4" calcext:value-type="float">
            <text:p>3.4</text:p>
          </table:table-cell>
          <table:table-cell table:formula="of:=SUM([.H2:.H15])" office:value-type="float" office:value="102" calcext:value-type="float">
            <text:p>102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ole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3.11526042715653" calcext:value-type="float">
            <text:p>3.11526042715653</text:p>
          </table:table-cell>
          <table:table-cell office:value-type="float" office:value="0.503811345627683" calcext:value-type="float">
            <text:p>0.50381134562768</text:p>
          </table:table-cell>
          <table:table-cell office:value-type="float" office:value="0" calcext:value-type="float">
            <text:p>0</text:p>
          </table:table-cell>
          <table:table-cell office:value-type="float" office:value="7.90854932784721" calcext:value-type="float">
            <text:p>7.90854932785</text:p>
          </table:table-cell>
          <table:table-cell office:value-type="float" office:value="0.500593291202429" calcext:value-type="float">
            <text:p>0.50059329120</text:p>
          </table:table-cell>
        </table:table-row>
        <table:table-row table:style-name="ro1">
          <table:table-cell office:value-type="string" calcext:value-type="string">
            <text:p>PiPi00[kMatrix.pole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ole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11.1452545832397" calcext:value-type="float">
            <text:p>11.14525458323970</text:p>
          </table:table-cell>
          <table:table-cell office:value-type="float" office:value="0.299686873638078" calcext:value-type="float">
            <text:p>0.29968687363808</text:p>
          </table:table-cell>
          <table:table-cell office:value-type="float" office:value="0" calcext:value-type="float">
            <text:p>0</text:p>
          </table:table-cell>
          <table:table-cell office:value-type="float" office:value="4.96218704552476" calcext:value-type="float">
            <text:p>4.96218704552</text:p>
          </table:table-cell>
          <table:table-cell office:value-type="float" office:value="0.29841702535328" calcext:value-type="float">
            <text:p>0.29841702535</text:p>
          </table:table-cell>
        </table:table-row>
        <table:table-row table:style-name="ro1">
          <table:table-cell office:value-type="string" calcext:value-type="string">
            <text:p>PiPi00[kMatrix.pole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ole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29.199955525868" calcext:value-type="float">
            <text:p>29.19995552586800</text:p>
          </table:table-cell>
          <table:table-cell office:value-type="float" office:value="1.59999910833428" calcext:value-type="float">
            <text:p>1.59999910833428</text:p>
          </table:table-cell>
          <table:table-cell office:value-type="float" office:value="0" calcext:value-type="float">
            <text:p>0</text:p>
          </table:table-cell>
          <table:table-cell office:value-type="float" office:value="-0.0509635882842306" calcext:value-type="float">
            <text:p>-0.05096358828</text:p>
          </table:table-cell>
          <table:table-cell office:value-type="float" office:value="1.274091473707" calcext:value-type="float">
            <text:p>1.27409147371</text:p>
          </table:table-cell>
        </table:table-row>
        <table:table-row table:style-name="ro1">
          <table:table-cell office:value-type="string" calcext:value-type="string">
            <text:p>PiPi00[kMatrix.pole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51.9" calcext:value-type="float">
            <text:p>-51.9</text:p>
          </table:table-cell>
          <table:table-cell office:value-type="float" office:value="2.4" calcext:value-type="float">
            <text:p>2.4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ole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6.66398745152009" calcext:value-type="float">
            <text:p>6.66398745152009</text:p>
          </table:table-cell>
          <table:table-cell office:value-type="float" office:value="0.471083901038765" calcext:value-type="float">
            <text:p>0.47108390103877</text:p>
          </table:table-cell>
          <table:table-cell office:value-type="float" office:value="0" calcext:value-type="float">
            <text:p>0</text:p>
          </table:table-cell>
          <table:table-cell office:value-type="float" office:value="-8.49889823718244" calcext:value-type="float">
            <text:p>-8.49889823718</text:p>
          </table:table-cell>
          <table:table-cell office:value-type="float" office:value="0.482427274356548" calcext:value-type="float">
            <text:p>0.48242727436</text:p>
          </table:table-cell>
        </table:table-row>
        <table:table-row table:style-name="ro1">
          <table:table-cell office:value-type="string" calcext:value-type="string">
            <text:p>PiPi00[kMatrix.prod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126" calcext:value-type="float">
            <text:p>-126</text:p>
          </table:table-cell>
          <table:table-cell office:value-type="float" office:value="2.5" calcext:value-type="float">
            <text:p>2.5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rod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-4.70228201833978" calcext:value-type="float">
            <text:p>-4.70228201833978</text:p>
          </table:table-cell>
          <table:table-cell office:value-type="float" office:value="0.367462265146632" calcext:value-type="float">
            <text:p>0.36746226514663</text:p>
          </table:table-cell>
          <table:table-cell office:value-type="float" office:value="0" calcext:value-type="float">
            <text:p>0</text:p>
          </table:table-cell>
          <table:table-cell office:value-type="float" office:value="-6.47213595499958" calcext:value-type="float">
            <text:p>-6.47213595500</text:p>
          </table:table-cell>
          <table:table-cell office:value-type="float" office:value="0.38316895960919" calcext:value-type="float">
            <text:p>0.38316895961</text:p>
          </table:table-cell>
        </table:table-row>
        <table:table-row table:style-name="ro1">
          <table:table-cell office:value-type="string" calcext:value-type="string">
            <text:p>PiPi00[kMatrix.prod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52.3" calcext:value-type="float">
            <text:p>-152.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rod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-23.2858523573411" calcext:value-type="float">
            <text:p>-23.28585235734110</text:p>
          </table:table-cell>
          <table:table-cell office:value-type="float" office:value="1.55453869281726" calcext:value-type="float">
            <text:p>1.55453869281726</text:p>
          </table:table-cell>
          <table:table-cell office:value-type="float" office:value="0" calcext:value-type="float">
            <text:p>0</text:p>
          </table:table-cell>
          <table:table-cell office:value-type="float" office:value="-12.2253458025575" calcext:value-type="float">
            <text:p>-12.22534580256</text:p>
          </table:table-cell>
          <table:table-cell office:value-type="float" office:value="1.79995491174746" calcext:value-type="float">
            <text:p>1.79995491175</text:p>
          </table:table-cell>
        </table:table-row>
        <table:table-row table:style-name="ro1">
          <table:table-cell office:value-type="string" calcext:value-type="string">
            <text:p>PiPi00[kMatrix.prod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93.2" calcext:value-type="float">
            <text:p>-93.2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rod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-1.84210966477441" calcext:value-type="float">
            <text:p>-1.84210966477441</text:p>
          </table:table-cell>
          <table:table-cell office:value-type="float" office:value="1.7855172787727" calcext:value-type="float">
            <text:p>1.78551727877270</text:p>
          </table:table-cell>
          <table:table-cell office:value-type="float" office:value="0" calcext:value-type="float">
            <text:p>0</text:p>
          </table:table-cell>
          <table:table-cell office:value-type="float" office:value="-32.9485452180054" calcext:value-type="float">
            <text:p>-32.94854521801</text:p>
          </table:table-cell>
          <table:table-cell office:value-type="float" office:value="1.28258889739337" calcext:value-type="float">
            <text:p>1.28258889739</text:p>
          </table:table-cell>
        </table:table-row>
        <table:table-row table:style-name="ro1">
          <table:table-cell office:value-type="string" calcext:value-type="string">
            <text:p>PiPi00[kMatrix.prod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21.4" calcext:value-type="float">
            <text:p>-121.4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PiPi00[kMatrix.prod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-13.6504523542231" calcext:value-type="float">
            <text:p>-13.65045235422310</text:p>
          </table:table-cell>
          <table:table-cell office:value-type="float" office:value="1.25272353311779" calcext:value-type="float">
            <text:p>1.25272353311779</text:p>
          </table:table-cell>
          <table:table-cell office:value-type="float" office:value="0" calcext:value-type="float">
            <text:p>0</text:p>
          </table:table-cell>
          <table:table-cell office:value-type="float" office:value="-22.3630308886136" calcext:value-type="float">
            <text:p>-22.36303088861</text:p>
          </table:table-cell>
          <table:table-cell/>
        </table:table-row>
        <table:table-row table:style-name="ro1">
          <table:table-cell office:value-type="string" calcext:value-type="string">
            <text:p>PiPi00_s0_prod</text:p>
          </table:table-cell>
          <table:table-cell office:value-type="float" office:value="2" calcext:value-type="float">
            <text:p>2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bar-_mass</text:p>
          </table:table-cell>
          <table:table-cell office:value-type="float" office:value="0" calcext:value-type="float">
            <text:p>0</text:p>
          </table:table-cell>
          <table:table-cell office:value-type="float" office:value="1.441" calcext:value-type="float">
            <text:p>1.441</text:p>
          </table:table-cell>
          <table:table-cell office:value-type="float" office:value="0.002" calcext:value-type="float">
            <text:p>0.0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bar-_width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4" calcext:value-type="float">
            <text:p>0.0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+::GLASS::F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07" calcext:value-type="float">
            <text:p>0.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+::GLASS::phiF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+::GLASS::ph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109.7 </text:p>
          </table:table-cell>
          <table:table-cell office:value-type="float" office:value="2.6" calcext:value-type="float">
            <text:p>2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+::GLASS::a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6" calcext:value-type="float">
            <text:p>0.0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33.8 </text:p>
          </table:table-cell>
          <table:table-cell office:value-type="float" office:value="1.8" calcext:value-type="float">
            <text:p>1.8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Dbar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0.2" calcext:value-type="float">
            <text:p>0.2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[.C36]*[.H36]/100" office:value-type="float" office:value="1.03028" calcext:value-type="float">
            <text:p>1.03028</text:p>
          </table:table-cell>
          <table:table-cell table:formula="of:=[.D36]*[.$H36]/100" office:value-type="float" office:value="0.003594" calcext:value-type="float">
            <text:p>0.003594</text:p>
          </table:table-cell>
          <table:table-cell/>
          <table:table-cell table:formula="of:=[.A36]" office:value-type="string" office:string-value="Dbar0{K*(892)+{K0S0,pi+},pi-}" calcext:value-type="string">
            <text:p>Dbar0{K*(892)+{K0S0,pi+},pi-}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*COS(RADIANS([.F36]))" office:value-type="float" office:value="-1.25382603916483" calcext:value-type="float">
            <text:p>-1.25</text:p>
          </table:table-cell>
          <table:table-cell table:formula="of:=SQRT(SUMSQ([.O36]*[.D36]/[.C36];[.R36]*RADIANS([.G36])))" office:value-type="float" office:value="0.00600184316841858" calcext:value-type="float">
            <text:p>.01</text:p>
          </table:table-cell>
          <table:table-cell table:formula="of:=[.E36]" office:value-type="float" office:value="0" calcext:value-type="float">
            <text:p>0</text:p>
          </table:table-cell>
          <table:table-cell table:formula="of:=[.C36]*SIN(RADIANS([.F36]))" office:value-type="float" office:value="1.17742102219734" calcext:value-type="float">
            <text:p>1.18</text:p>
          </table:table-cell>
          <table:table-cell table:formula="of:=SQRT(SUMSQ([.R36]*[.D36]/[.C36];[.O36]*RADIANS([.G36])))" office:value-type="float" office:value="0.00600209010008907" calcext:value-type="float">
            <text:p>0.01</text:p>
          </table:table-cell>
          <table:table-cell/>
          <table:table-cell office:value-type="string" calcext:value-type="string">
            <text:p>Dbar0{K*(892)+{K0S0,pi+},pi-}</text:p>
          </table:table-cell>
          <table:table-cell office:value-type="float" office:value="0" calcext:value-type="float">
            <text:p>0</text:p>
          </table:table-cell>
          <table:table-cell table:formula="of:=[.O36]*[.H36]/100" office:value-type="float" office:value="-0.751041797459732" calcext:value-type="float">
            <text:p>-0.75104179745973</text:p>
          </table:table-cell>
          <table:table-cell office:value-type="float" office:value="0.00600184316841858" calcext:value-type="float">
            <text:p>0.00600184316842</text:p>
          </table:table-cell>
          <table:table-cell office:value-type="float" office:value="0" calcext:value-type="float">
            <text:p>0</text:p>
          </table:table-cell>
          <table:table-cell table:formula="of:=[.R36]*[.H36]/100" office:value-type="float" office:value="0.70527519229621" calcext:value-type="float">
            <text:p>0.70527519230</text:p>
          </table:table-cell>
          <table:table-cell office:value-type="float" office:value="0.00600209010008907" calcext:value-type="float">
            <text:p>0.00600209010</text:p>
          </table:table-cell>
        </table:table-row>
        <table:table-row table:style-name="ro1">
          <table:table-cell office:value-type="string" calcext:value-type="string">
            <text:p>Dbar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37]*[.H37]/100" office:value-type="float" office:value="0.1652" calcext:value-type="float">
            <text:p>0.1652</text:p>
          </table:table-cell>
          <table:table-cell table:formula="of:=[.D37]*[.$H37]/100" office:value-type="float" office:value="0.0042" calcext:value-type="float">
            <text:p>0.004200</text:p>
          </table:table-cell>
          <table:table-cell/>
          <table:table-cell table:formula="of:=[.A37]" office:value-type="string" office:string-value="Dbar0{K(0)*(1430)+[GLASS]{K0S0,pi+},pi-}" calcext:value-type="string">
            <text:p>Dbar0{K(0)*(1430)+[GLASS]{K0S0,pi+},pi-}</text:p>
          </table:table-cell>
          <table:table-cell table:formula="of:=[.B37]" office:value-type="float" office:value="0" calcext:value-type="float">
            <text:p>0</text:p>
          </table:table-cell>
          <table:table-cell table:formula="of:=[.C37]*COS(RADIANS([.F37]))" office:value-type="float" office:value="-0.385449270890229" calcext:value-type="float">
            <text:p>-.39</text:p>
          </table:table-cell>
          <table:table-cell table:formula="of:=SQRT(SUMSQ([.O37]*[.D37]/[.C37];[.R37]*RADIANS([.G37])))" office:value-type="float" office:value="0.0697739451554041" calcext:value-type="float">
            <text:p>.07</text:p>
          </table:table-cell>
          <table:table-cell table:formula="of:=[.E37]" office:value-type="float" office:value="0" calcext:value-type="float">
            <text:p>0</text:p>
          </table:table-cell>
          <table:table-cell table:formula="of:=[.C37]*SIN(RADIANS([.F37]))" office:value-type="float" office:value="2.32831030139245" calcext:value-type="float">
            <text:p>2.33</text:p>
          </table:table-cell>
          <table:table-cell table:formula="of:=SQRT(SUMSQ([.R37]*[.D37]/[.C37];[.O37]*RADIANS([.G37])))" office:value-type="float" office:value="0.0602889909622476" calcext:value-type="float">
            <text:p>0.06</text:p>
          </table:table-cell>
          <table:table-cell/>
          <table:table-cell office:value-type="string" calcext:value-type="string">
            <text:p>Dbar0{K(0)*(1430)+[GLASS]{K0S0,pi+},pi-}</text:p>
          </table:table-cell>
          <table:table-cell office:value-type="float" office:value="0" calcext:value-type="float">
            <text:p>0</text:p>
          </table:table-cell>
          <table:table-cell table:formula="of:=[.O37]*[.H37]/100" office:value-type="float" office:value="-0.026981448962316" calcext:value-type="float">
            <text:p>-0.02698144896232</text:p>
          </table:table-cell>
          <table:table-cell office:value-type="float" office:value="0.0697739451554041" calcext:value-type="float">
            <text:p>0.06977394515540</text:p>
          </table:table-cell>
          <table:table-cell office:value-type="float" office:value="0" calcext:value-type="float">
            <text:p>0</text:p>
          </table:table-cell>
          <table:table-cell table:formula="of:=[.R37]*[.H37]/100" office:value-type="float" office:value="0.162981721097471" calcext:value-type="float">
            <text:p>0.16298172110</text:p>
          </table:table-cell>
          <table:table-cell office:value-type="float" office:value="0.0602889909622476" calcext:value-type="float">
            <text:p>0.06028899096</text:p>
          </table:table-cell>
        </table:table-row>
        <table:table-row table:style-name="ro1">
          <table:table-cell office:value-type="string" calcext:value-type="string">
            <text:p>Dbar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4.1" calcext:value-type="float">
            <text:p>-4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38]*[.H38]/100" office:value-type="float" office:value="0.01651" calcext:value-type="float">
            <text:p>0.01651</text:p>
          </table:table-cell>
          <table:table-cell table:formula="of:=[.D38]*[.$H38]/100" office:value-type="float" office:value="0.00026" calcext:value-type="float">
            <text:p>0.000260</text:p>
          </table:table-cell>
          <table:table-cell/>
          <table:table-cell table:formula="of:=[.A38]" office:value-type="string" office:string-value="Dbar0{K(2)*(1430)+{K0S0,pi+},pi-}" calcext:value-type="string">
            <text:p>Dbar0{K(2)*(1430)+{K0S0,pi+},pi-}</text:p>
          </table:table-cell>
          <table:table-cell table:formula="of:=[.B38]" office:value-type="float" office:value="0" calcext:value-type="float">
            <text:p>0</text:p>
          </table:table-cell>
          <table:table-cell table:formula="of:=[.C38]*COS(RADIANS([.F38]))" office:value-type="float" office:value="0.91202039815925" calcext:value-type="float">
            <text:p>.91</text:p>
          </table:table-cell>
          <table:table-cell table:formula="of:=SQRT(SUMSQ([.O38]*[.D38]/[.C38];[.R38]*RADIANS([.G38])))" office:value-type="float" office:value="0.0189358200851021" calcext:value-type="float">
            <text:p>.02</text:p>
          </table:table-cell>
          <table:table-cell table:formula="of:=[.E38]" office:value-type="float" office:value="0" calcext:value-type="float">
            <text:p>0</text:p>
          </table:table-cell>
          <table:table-cell table:formula="of:=[.C38]*SIN(RADIANS([.F38]))" office:value-type="float" office:value="-0.883809251672239" calcext:value-type="float">
            <text:p>-0.88</text:p>
          </table:table-cell>
          <table:table-cell table:formula="of:=SQRT(SUMSQ([.R38]*[.D38]/[.C38];[.O38]*RADIANS([.G38])))" office:value-type="float" office:value="0.0188647257330711" calcext:value-type="float">
            <text:p>0.02</text:p>
          </table:table-cell>
          <table:table-cell/>
          <table:table-cell office:value-type="string" calcext:value-type="string">
            <text:p>Dbar0{K(2)*(1430)+{K0S0,pi+},pi-}</text:p>
          </table:table-cell>
          <table:table-cell office:value-type="float" office:value="0" calcext:value-type="float">
            <text:p>0</text:p>
          </table:table-cell>
          <table:table-cell table:formula="of:=[.O38]*[.H38]/100" office:value-type="float" office:value="0.0118562651760702" calcext:value-type="float">
            <text:p>0.01185626517607</text:p>
          </table:table-cell>
          <table:table-cell office:value-type="float" office:value="0.0189358200851021" calcext:value-type="float">
            <text:p>0.01893582008510</text:p>
          </table:table-cell>
          <table:table-cell office:value-type="float" office:value="0" calcext:value-type="float">
            <text:p>0</text:p>
          </table:table-cell>
          <table:table-cell table:formula="of:=[.R38]*[.H38]/100" office:value-type="float" office:value="-0.0114895202717391" calcext:value-type="float">
            <text:p>-0.01148952027</text:p>
          </table:table-cell>
          <table:table-cell office:value-type="float" office:value="0.0188647257330711" calcext:value-type="float">
            <text:p>0.01886472573</text:p>
          </table:table-cell>
        </table:table-row>
        <table:table-row table:style-name="ro1">
          <table:table-cell office:value-type="string" calcext:value-type="string">
            <text:p>Dbar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39]*[.H39]/100" office:value-type="float" office:value="0.00029" calcext:value-type="float">
            <text:p>0.00029</text:p>
          </table:table-cell>
          <table:table-cell table:formula="of:=[.D39]*[.$H39]/100" office:value-type="float" office:value="0.00003" calcext:value-type="float">
            <text:p>0.000030</text:p>
          </table:table-cell>
          <table:table-cell/>
          <table:table-cell table:formula="of:=[.A39]" office:value-type="string" office:string-value="Dbar0{K*(1410)+{K0S0,pi+},pi-}" calcext:value-type="string">
            <text:p>Dbar0{K*(1410)+{K0S0,pi+},pi-}</text:p>
          </table:table-cell>
          <table:table-cell table:formula="of:=[.B39]" office:value-type="float" office:value="0" calcext:value-type="float">
            <text:p>0</text:p>
          </table:table-cell>
          <table:table-cell table:formula="of:=[.C39]*COS(RADIANS([.F39]))" office:value-type="float" office:value="-0.0473645290500705" calcext:value-type="float">
            <text:p>-.05</text:p>
          </table:table-cell>
          <table:table-cell table:formula="of:=SQRT(SUMSQ([.O39]*[.D39]/[.C39];[.R39]*RADIANS([.G39])))" office:value-type="float" office:value="0.0278978488569132" calcext:value-type="float">
            <text:p>.03</text:p>
          </table:table-cell>
          <table:table-cell table:formula="of:=[.E39]" office:value-type="float" office:value="0" calcext:value-type="float">
            <text:p>0</text:p>
          </table:table-cell>
          <table:table-cell table:formula="of:=[.C39]*SIN(RADIANS([.F39]))" office:value-type="float" office:value="0.286105926866021" calcext:value-type="float">
            <text:p>0.29</text:p>
          </table:table-cell>
          <table:table-cell table:formula="of:=SQRT(SUMSQ([.R39]*[.D39]/[.C39];[.O39]*RADIANS([.G39])))" office:value-type="float" office:value="0.0299443544016181" calcext:value-type="float">
            <text:p>0.03</text:p>
          </table:table-cell>
          <table:table-cell/>
          <table:table-cell office:value-type="string" calcext:value-type="string">
            <text:p>Dbar0{K*(1410)+{K0S0,pi+},pi-}</text:p>
          </table:table-cell>
          <table:table-cell office:value-type="float" office:value="0" calcext:value-type="float">
            <text:p>0</text:p>
          </table:table-cell>
          <table:table-cell table:formula="of:=[.O39]*[.H39]/100" office:value-type="float" office:value="-0.0000473645290500705" calcext:value-type="float">
            <text:p>-0.00004736452905</text:p>
          </table:table-cell>
          <table:table-cell office:value-type="float" office:value="0.0278978488569132" calcext:value-type="float">
            <text:p>0.02789784885691</text:p>
          </table:table-cell>
          <table:table-cell office:value-type="float" office:value="0" calcext:value-type="float">
            <text:p>0</text:p>
          </table:table-cell>
          <table:table-cell table:formula="of:=[.R39]*[.H39]/100" office:value-type="float" office:value="0.000286105926866021" calcext:value-type="float">
            <text:p>0.00028610593</text:p>
          </table:table-cell>
          <table:table-cell office:value-type="float" office:value="0.0299443544016181" calcext:value-type="float">
            <text:p>0.02994435440</text:p>
          </table:table-cell>
        </table:table-row>
        <table:table-row table:style-name="ro1">
          <table:table-cell office:value-type="string" calcext:value-type="string">
            <text:p>Dbar0{K*(168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18.2" calcext:value-type="float">
            <text:p>-118.2</text:p>
          </table:table-cell>
          <table:table-cell office:value-type="float" office:value="3.1" calcext:value-type="float">
            <text:p>3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40]*[.H40]/100" office:value-type="float" office:value="0.01655" calcext:value-type="float">
            <text:p>0.01655</text:p>
          </table:table-cell>
          <table:table-cell table:formula="of:=[.D40]*[.$H40]/100" office:value-type="float" office:value="0.001" calcext:value-type="float">
            <text:p>0.001000</text:p>
          </table:table-cell>
          <table:table-cell/>
          <table:table-cell table:formula="of:=[.A40]" office:value-type="string" office:string-value="Dbar0{K*(1680)+{K0S0,pi+},pi-}" calcext:value-type="string">
            <text:p>Dbar0{K*(1680)+{K0S0,pi+},pi-}</text:p>
          </table:table-cell>
          <table:table-cell table:formula="of:=[.B40]" office:value-type="float" office:value="0" calcext:value-type="float">
            <text:p>0</text:p>
          </table:table-cell>
          <table:table-cell table:formula="of:=[.C40]*COS(RADIANS([.F40]))" office:value-type="float" office:value="-1.56414303171657" calcext:value-type="float">
            <text:p>-1.56</text:p>
          </table:table-cell>
          <table:table-cell table:formula="of:=SQRT(SUMSQ([.O40]*[.D40]/[.C40];[.R40]*RADIANS([.G40])))" office:value-type="float" office:value="0.183964177539544" calcext:value-type="float">
            <text:p>.18</text:p>
          </table:table-cell>
          <table:table-cell table:formula="of:=[.E40]" office:value-type="float" office:value="0" calcext:value-type="float">
            <text:p>0</text:p>
          </table:table-cell>
          <table:table-cell table:formula="of:=[.C40]*SIN(RADIANS([.F40]))" office:value-type="float" office:value="-2.91711442633512" calcext:value-type="float">
            <text:p>-2.92</text:p>
          </table:table-cell>
          <table:table-cell table:formula="of:=SQRT(SUMSQ([.R40]*[.D40]/[.C40];[.O40]*RADIANS([.G40])))" office:value-type="float" office:value="0.195524364556978" calcext:value-type="float">
            <text:p>0.20</text:p>
          </table:table-cell>
          <table:table-cell/>
          <table:table-cell office:value-type="string" calcext:value-type="string">
            <text:p>Dbar0{K*(1680)+{K0S0,pi+},pi-}</text:p>
          </table:table-cell>
          <table:table-cell office:value-type="float" office:value="0" calcext:value-type="float">
            <text:p>0</text:p>
          </table:table-cell>
          <table:table-cell table:formula="of:=[.O40]*[.H40]/100" office:value-type="float" office:value="-0.00782071515858284" calcext:value-type="float">
            <text:p>-0.00782071515858</text:p>
          </table:table-cell>
          <table:table-cell office:value-type="float" office:value="0.183964177539544" calcext:value-type="float">
            <text:p>0.18396417753954</text:p>
          </table:table-cell>
          <table:table-cell office:value-type="float" office:value="0" calcext:value-type="float">
            <text:p>0</text:p>
          </table:table-cell>
          <table:table-cell table:formula="of:=[.R40]*[.H40]/100" office:value-type="float" office:value="-0.0145855721316756" calcext:value-type="float">
            <text:p>-0.01458557213</text:p>
          </table:table-cell>
          <table:table-cell office:value-type="float" office:value="0.195524364556978" calcext:value-type="float">
            <text:p>0.19552436456</text:p>
          </table:table-cell>
        </table:table-row>
        <table:table-row table:style-name="ro1">
          <table:table-cell office:value-type="string" calcext:value-type="string">
            <text:p>Dbar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42.2" calcext:value-type="float">
            <text:p>-42.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41]*[.H41]/100" office:value-type="float" office:value="0.000984" calcext:value-type="float">
            <text:p>0.000984</text:p>
          </table:table-cell>
          <table:table-cell table:formula="of:=[.D41]*[.$H41]/100" office:value-type="float" office:value="0.000018" calcext:value-type="float">
            <text:p>0.000018</text:p>
          </table:table-cell>
          <table:table-cell/>
          <table:table-cell table:formula="of:=[.A41]" office:value-type="string" office:string-value="Dbar0{K*(892)bar-{K0S0,pi-},pi+}" calcext:value-type="string">
            <text:p>Dbar0{K*(892)bar-{K0S0,pi-},pi+}</text:p>
          </table:table-cell>
          <table:table-cell table:formula="of:=[.B41]" office:value-type="float" office:value="0" calcext:value-type="float">
            <text:p>0</text:p>
          </table:table-cell>
          <table:table-cell table:formula="of:=[.C41]*COS(RADIANS([.F41]))" office:value-type="float" office:value="0.121491953791027" calcext:value-type="float">
            <text:p>.12</text:p>
          </table:table-cell>
          <table:table-cell table:formula="of:=SQRT(SUMSQ([.O41]*[.D41]/[.C41];[.R41]*RADIANS([.G41])))" office:value-type="float" office:value="0.00281664486159495" calcext:value-type="float">
            <text:p>.00</text:p>
          </table:table-cell>
          <table:table-cell table:formula="of:=[.E41]" office:value-type="float" office:value="0" calcext:value-type="float">
            <text:p>0</text:p>
          </table:table-cell>
          <table:table-cell table:formula="of:=[.C41]*SIN(RADIANS([.F41]))" office:value-type="float" office:value="-0.11016217664897" calcext:value-type="float">
            <text:p>-0.11</text:p>
          </table:table-cell>
          <table:table-cell table:formula="of:=SQRT(SUMSQ([.R41]*[.D41]/[.C41];[.O41]*RADIANS([.G41])))" office:value-type="float" office:value="0.00277539793956529" calcext:value-type="float">
            <text:p>0.00</text:p>
          </table:table-cell>
          <table:table-cell/>
          <table:table-cell office:value-type="string" calcext:value-type="string">
            <text:p>Dbar0{K*(892)bar-{K0S0,pi-},pi+}</text:p>
          </table:table-cell>
          <table:table-cell office:value-type="float" office:value="0" calcext:value-type="float">
            <text:p>0</text:p>
          </table:table-cell>
          <table:table-cell table:formula="of:=[.O41]*[.H41]/100" office:value-type="float" office:value="0.000728951722746162" calcext:value-type="float">
            <text:p>0.00072895172275</text:p>
          </table:table-cell>
          <table:table-cell office:value-type="float" office:value="0.00281664486159495" calcext:value-type="float">
            <text:p>0.00281664486159</text:p>
          </table:table-cell>
          <table:table-cell office:value-type="float" office:value="0" calcext:value-type="float">
            <text:p>0</text:p>
          </table:table-cell>
          <table:table-cell table:formula="of:=[.R41]*[.H41]/100" office:value-type="float" office:value="-0.000660973059893823" calcext:value-type="float">
            <text:p>-0.00066097306</text:p>
          </table:table-cell>
          <table:table-cell office:value-type="float" office:value="0.00277539793956529" calcext:value-type="float">
            <text:p>0.00277539794</text:p>
          </table:table-cell>
        </table:table-row>
        <table:table-row table:style-name="ro1">
          <table:table-cell office:value-type="string" calcext:value-type="string">
            <text:p>Dbar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2]*[.H42]/100" office:value-type="float" office:value="0.00021" calcext:value-type="float">
            <text:p>0.00021</text:p>
          </table:table-cell>
          <table:table-cell table:formula="of:=[.D42]*[.$H42]/100" office:value-type="float" office:value="0.00002" calcext:value-type="float">
            <text:p>0.000020</text:p>
          </table:table-cell>
          <table:table-cell/>
          <table:table-cell table:formula="of:=[.A42]" office:value-type="string" office:string-value="Dbar0{K*(1410)bar-{K0S0,pi-},pi+}" calcext:value-type="string">
            <text:p>Dbar0{K*(1410)bar-{K0S0,pi-},pi+}</text:p>
          </table:table-cell>
          <table:table-cell table:formula="of:=[.B42]" office:value-type="float" office:value="0" calcext:value-type="float">
            <text:p>0</text:p>
          </table:table-cell>
          <table:table-cell table:formula="of:=[.C42]*COS(RADIANS([.F42]))" office:value-type="float" office:value="-0.182230745207475" calcext:value-type="float">
            <text:p>-.18</text:p>
          </table:table-cell>
          <table:table-cell table:formula="of:=SQRT(SUMSQ([.O42]*[.D42]/[.C42];[.R42]*RADIANS([.G42])))" office:value-type="float" office:value="0.0198596572136009" calcext:value-type="float">
            <text:p>.02</text:p>
          </table:table-cell>
          <table:table-cell table:formula="of:=[.E42]" office:value-type="float" office:value="0" calcext:value-type="float">
            <text:p>0</text:p>
          </table:table-cell>
          <table:table-cell table:formula="of:=[.C42]*SIN(RADIANS([.F42]))" office:value-type="float" office:value="0.104364531815787" calcext:value-type="float">
            <text:p>0.10</text:p>
          </table:table-cell>
          <table:table-cell table:formula="of:=SQRT(SUMSQ([.R42]*[.D42]/[.C42];[.O42]*RADIANS([.G42])))" office:value-type="float" office:value="0.0195689711495017" calcext:value-type="float">
            <text:p>0.02</text:p>
          </table:table-cell>
          <table:table-cell/>
          <table:table-cell office:value-type="string" calcext:value-type="string">
            <text:p>Dbar0{K*(1410)bar-{K0S0,pi-},pi+}</text:p>
          </table:table-cell>
          <table:table-cell office:value-type="float" office:value="0" calcext:value-type="float">
            <text:p>0</text:p>
          </table:table-cell>
          <table:table-cell table:formula="of:=[.O42]*[.H42]/100" office:value-type="float" office:value="-0.000182230745207475" calcext:value-type="float">
            <text:p>-0.00018223074521</text:p>
          </table:table-cell>
          <table:table-cell office:value-type="float" office:value="0.0198596572136009" calcext:value-type="float">
            <text:p>0.01985965721360</text:p>
          </table:table-cell>
          <table:table-cell office:value-type="float" office:value="0" calcext:value-type="float">
            <text:p>0</text:p>
          </table:table-cell>
          <table:table-cell table:formula="of:=[.R42]*[.H42]/100" office:value-type="float" office:value="0.000104364531815787" calcext:value-type="float">
            <text:p>0.00010436453</text:p>
          </table:table-cell>
          <table:table-cell office:value-type="float" office:value="0.0195689711495017" calcext:value-type="float">
            <text:p>0.01956897115</text:p>
          </table:table-cell>
        </table:table-row>
        <table:table-row table:style-name="ro1">
          <table:table-cell office:value-type="string" calcext:value-type="string">
            <text:p>Dbar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62.3" calcext:value-type="float">
            <text:p>162.3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3]*[.H43]/100" office:value-type="float" office:value="0.00011" calcext:value-type="float">
            <text:p>0.00011</text:p>
          </table:table-cell>
          <table:table-cell table:formula="of:=[.D43]*[.$H43]/100" office:value-type="float" office:value="0.00001" calcext:value-type="float">
            <text:p>0.000010</text:p>
          </table:table-cell>
          <table:table-cell/>
          <table:table-cell table:formula="of:=[.A43]" office:value-type="string" office:string-value="Dbar0{K(0)*(1430)bar-[GLASS]{K0S0,pi-},pi+}" calcext:value-type="string">
            <text:p>Dbar0{K(0)*(1430)bar-[GLASS]{K0S0,pi-},pi+}</text:p>
          </table:table-cell>
          <table:table-cell table:formula="of:=[.B43]" office:value-type="float" office:value="0" calcext:value-type="float">
            <text:p>0</text:p>
          </table:table-cell>
          <table:table-cell table:formula="of:=[.C43]*COS(RADIANS([.F43]))" office:value-type="float" office:value="-0.104792762937894" calcext:value-type="float">
            <text:p>-.10</text:p>
          </table:table-cell>
          <table:table-cell table:formula="of:=SQRT(SUMSQ([.O43]*[.D43]/[.C43];[.R43]*RADIANS([.G43])))" office:value-type="float" office:value="0.0102760697593246" calcext:value-type="float">
            <text:p>.01</text:p>
          </table:table-cell>
          <table:table-cell table:formula="of:=[.E43]" office:value-type="float" office:value="0" calcext:value-type="float">
            <text:p>0</text:p>
          </table:table-cell>
          <table:table-cell table:formula="of:=[.C43]*SIN(RADIANS([.F43]))" office:value-type="float" office:value="0.0334436367018039" calcext:value-type="float">
            <text:p>0.03</text:p>
          </table:table-cell>
          <table:table-cell table:formula="of:=SQRT(SUMSQ([.R43]*[.D43]/[.C43];[.O43]*RADIANS([.G43])))" office:value-type="float" office:value="0.0124482497345207" calcext:value-type="float">
            <text:p>0.01</text:p>
          </table:table-cell>
          <table:table-cell/>
          <table:table-cell office:value-type="string" calcext:value-type="string">
            <text:p>Dbar0{K(0)*(1430)bar-[GLASS]{K0S0,pi-},pi+}</text:p>
          </table:table-cell>
          <table:table-cell office:value-type="float" office:value="0" calcext:value-type="float">
            <text:p>0</text:p>
          </table:table-cell>
          <table:table-cell table:formula="of:=[.O43]*[.H43]/100" office:value-type="float" office:value="-0.000104792762937895" calcext:value-type="float">
            <text:p>-0.00010479276294</text:p>
          </table:table-cell>
          <table:table-cell office:value-type="float" office:value="0.0102760697593246" calcext:value-type="float">
            <text:p>0.01027606975932</text:p>
          </table:table-cell>
          <table:table-cell office:value-type="float" office:value="0" calcext:value-type="float">
            <text:p>0</text:p>
          </table:table-cell>
          <table:table-cell table:formula="of:=[.R43]*[.H43]/100" office:value-type="float" office:value="0.0000334436367018039" calcext:value-type="float">
            <text:p>0.00003344364</text:p>
          </table:table-cell>
          <table:table-cell office:value-type="float" office:value="0.0124482497345207" calcext:value-type="float">
            <text:p>0.01244824973</text:p>
          </table:table-cell>
        </table:table-row>
        <table:table-row table:style-name="ro1">
          <table:table-cell office:value-type="string" calcext:value-type="string">
            <text:p>Dbar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89.6" calcext:value-type="float">
            <text:p>-89.6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4]*[.H44]/100" office:value-type="float" office:value="0.0001" calcext:value-type="float">
            <text:p>0.0001</text:p>
          </table:table-cell>
          <table:table-cell table:formula="of:=[.D44]*[.$H44]/100" office:value-type="float" office:value="0.00001" calcext:value-type="float">
            <text:p>0.000010</text:p>
          </table:table-cell>
          <table:table-cell/>
          <table:table-cell table:formula="of:=[.A44]" office:value-type="string" office:string-value="Dbar0{K(2)*(1430)bar-{K0S0,pi-},pi+}" calcext:value-type="string">
            <text:p>Dbar0{K(2)*(1430)bar-{K0S0,pi-},pi+}</text:p>
          </table:table-cell>
          <table:table-cell table:formula="of:=[.B44]" office:value-type="float" office:value="0" calcext:value-type="float">
            <text:p>0</text:p>
          </table:table-cell>
          <table:table-cell table:formula="of:=[.C44]*COS(RADIANS([.F44]))" office:value-type="float" office:value="0.000698126029796162" calcext:value-type="float">
            <text:p>.00</text:p>
          </table:table-cell>
          <table:table-cell table:formula="of:=SQRT(SUMSQ([.O44]*[.D44]/[.C44];[.R44]*RADIANS([.G44])))" office:value-type="float" office:value="0.0132643627876809" calcext:value-type="float">
            <text:p>.01</text:p>
          </table:table-cell>
          <table:table-cell table:formula="of:=[.E44]" office:value-type="float" office:value="0" calcext:value-type="float">
            <text:p>0</text:p>
          </table:table-cell>
          <table:table-cell table:formula="of:=[.C44]*SIN(RADIANS([.F44]))" office:value-type="float" office:value="-0.0999975630705395" calcext:value-type="float">
            <text:p>-0.10</text:p>
          </table:table-cell>
          <table:table-cell table:formula="of:=SQRT(SUMSQ([.R44]*[.D44]/[.C44];[.O44]*RADIANS([.G44])))" office:value-type="float" office:value="0.0100001850735668" calcext:value-type="float">
            <text:p>0.01</text:p>
          </table:table-cell>
          <table:table-cell/>
          <table:table-cell office:value-type="string" calcext:value-type="string">
            <text:p>Dbar0{K(2)*(1430)bar-{K0S0,pi-},pi+}</text:p>
          </table:table-cell>
          <table:table-cell office:value-type="float" office:value="0" calcext:value-type="float">
            <text:p>0</text:p>
          </table:table-cell>
          <table:table-cell table:formula="of:=[.O44]*[.H44]/100" office:value-type="float" office:value="0.000000698126029796163" calcext:value-type="float">
            <text:p>0.00000069812603</text:p>
          </table:table-cell>
          <table:table-cell office:value-type="float" office:value="0.0132643627876809" calcext:value-type="float">
            <text:p>0.01326436278768</text:p>
          </table:table-cell>
          <table:table-cell office:value-type="float" office:value="0" calcext:value-type="float">
            <text:p>0</text:p>
          </table:table-cell>
          <table:table-cell table:formula="of:=[.R44]*[.H44]/100" office:value-type="float" office:value="-0.0000999975630705395" calcext:value-type="float">
            <text:p>-0.00009999756</text:p>
          </table:table-cell>
          <table:table-cell office:value-type="float" office:value="0.0100001850735668" calcext:value-type="float">
            <text:p>0.01000018507</text:p>
          </table:table-cell>
        </table:table-row>
        <table:table-row table:style-name="ro1">
          <table:table-cell office:value-type="string" calcext:value-type="string">
            <text:p>Dbar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/>
          <table:table-cell table:formula="of:=[.C45]*[.H45]/100" office:value-type="float" office:value="0.204" calcext:value-type="float">
            <text:p>0.204</text:p>
          </table:table-cell>
          <table:table-cell table:formula="of:=[.D45]*[.$H45]/100" office:value-type="float" office:value="0" calcext:value-type="float">
            <text:p>0.000000</text:p>
          </table:table-cell>
          <table:table-cell/>
          <table:table-cell table:formula="of:=[.A45]" office:value-type="string" office:string-value="Dbar0{K0S0,rho(770)0{pi+,pi-}}" calcext:value-type="string">
            <text:p>Dbar0{K0S0,rho(770)0{pi+,pi-}}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*COS(RADIANS([.F45]))" office:value-type="float" office:value="1" calcext:value-type="float">
            <text:p>1.00</text:p>
          </table:table-cell>
          <table:table-cell table:formula="of:=SQRT(SUMSQ([.O45]*[.D45]/[.C45];[.R45]*RADIANS([.G45])))" office:value-type="float" office:value="0" calcext:value-type="float">
            <text:p>.00</text:p>
          </table:table-cell>
          <table:table-cell table:formula="of:=[.E45]" office:value-type="float" office:value="2" calcext:value-type="float">
            <text:p>2</text:p>
          </table:table-cell>
          <table:table-cell table:formula="of:=[.C45]*SIN(RADIANS([.F45]))" office:value-type="float" office:value="0" calcext:value-type="float">
            <text:p>0.00</text:p>
          </table:table-cell>
          <table:table-cell table:formula="of:=SQRT(SUMSQ([.R45]*[.D45]/[.C45];[.O45]*RADIANS([.G45])))" office:value-type="float" office:value="0" calcext:value-type="float">
            <text:p>0.00</text:p>
          </table:table-cell>
          <table:table-cell/>
          <table:table-cell office:value-type="string" calcext:value-type="string">
            <text:p>Dbar0{K0S0,rho(770)0{pi+,pi-}}</text:p>
          </table:table-cell>
          <table:table-cell office:value-type="float" office:value="2" calcext:value-type="float">
            <text:p>2</text:p>
          </table:table-cell>
          <table:table-cell table:formula="of:=[.O45]*[.H45]/100" office:value-type="float" office:value="0.204" calcext:value-type="float">
            <text:p>0.204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formula="of:=[.R45]*[.H45]/100" office:value-type="float" office:value="0" calcext:value-type="float">
            <text:p>0.00000000000</text:p>
          </table:table-cell>
          <table:table-cell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Dbar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.7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46]*[.H46]/100" office:value-type="float" office:value="0.000194" calcext:value-type="float">
            <text:p>0.000194</text:p>
          </table:table-cell>
          <table:table-cell table:formula="of:=[.D46]*[.$H46]/100" office:value-type="float" office:value="0.0000025" calcext:value-type="float">
            <text:p>0.000003</text:p>
          </table:table-cell>
          <table:table-cell/>
          <table:table-cell table:formula="of:=[.A46]" office:value-type="string" office:string-value="Dbar0{K0S0,omega(782)0{pi+,pi-}}" calcext:value-type="string">
            <text:p>Dbar0{K0S0,omega(782)0{pi+,pi-}}</text:p>
          </table:table-cell>
          <table:table-cell table:formula="of:=[.B46]" office:value-type="float" office:value="0" calcext:value-type="float">
            <text:p>0</text:p>
          </table:table-cell>
          <table:table-cell table:formula="of:=[.C46]*COS(RADIANS([.F46]))" office:value-type="float" office:value="-0.0198090652149703" calcext:value-type="float">
            <text:p>-.02</text:p>
          </table:table-cell>
          <table:table-cell table:formula="of:=SQRT(SUMSQ([.O46]*[.D46]/[.C46];[.R46]*RADIANS([.G46])))" office:value-type="float" office:value="0.000480935369976601" calcext:value-type="float">
            <text:p>.00</text:p>
          </table:table-cell>
          <table:table-cell table:formula="of:=[.E46]" office:value-type="float" office:value="0" calcext:value-type="float">
            <text:p>0</text:p>
          </table:table-cell>
          <table:table-cell table:formula="of:=[.C46]*SIN(RADIANS([.F46]))" office:value-type="float" office:value="0.0333622681379587" calcext:value-type="float">
            <text:p>0.03</text:p>
          </table:table-cell>
          <table:table-cell table:formula="of:=SQRT(SUMSQ([.R46]*[.D46]/[.C46];[.O46]*RADIANS([.G46])))" office:value-type="float" office:value="0.000493362910688353" calcext:value-type="float">
            <text:p>0.00</text:p>
          </table:table-cell>
          <table:table-cell/>
          <table:table-cell office:value-type="string" calcext:value-type="string">
            <text:p>Dbar0{K0S0,omega(782)0{pi+,pi-}}</text:p>
          </table:table-cell>
          <table:table-cell office:value-type="float" office:value="0" calcext:value-type="float">
            <text:p>0</text:p>
          </table:table-cell>
          <table:table-cell table:formula="of:=[.O46]*[.H46]/100" office:value-type="float" office:value="-0.0000990453260748515" calcext:value-type="float">
            <text:p>-0.00009904532607</text:p>
          </table:table-cell>
          <table:table-cell office:value-type="float" office:value="0.000480935369976601" calcext:value-type="float">
            <text:p>0.00048093536998</text:p>
          </table:table-cell>
          <table:table-cell office:value-type="float" office:value="0" calcext:value-type="float">
            <text:p>0</text:p>
          </table:table-cell>
          <table:table-cell table:formula="of:=[.R46]*[.H46]/100" office:value-type="float" office:value="0.000166811340689793" calcext:value-type="float">
            <text:p>0.00016681134</text:p>
          </table:table-cell>
          <table:table-cell office:value-type="float" office:value="0.000493362910688353" calcext:value-type="float">
            <text:p>0.00049336291</text:p>
          </table:table-cell>
        </table:table-row>
        <table:table-row table:style-name="ro1">
          <table:table-cell office:value-type="string" calcext:value-type="string">
            <text:p>Dbar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36.3" calcext:value-type="float">
            <text:p>-36.3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47]*[.H47]/100" office:value-type="float" office:value="0.01144" calcext:value-type="float">
            <text:p>0.01144</text:p>
          </table:table-cell>
          <table:table-cell table:formula="of:=[.D47]*[.$H47]/100" office:value-type="float" office:value="0.00024" calcext:value-type="float">
            <text:p>0.000240</text:p>
          </table:table-cell>
          <table:table-cell/>
          <table:table-cell table:formula="of:=[.A47]" office:value-type="string" office:string-value="Dbar0{K0S0,f(2)(1270)0{pi+,pi-}}" calcext:value-type="string">
            <text:p>Dbar0{K0S0,f(2)(1270)0{pi+,pi-}}</text:p>
          </table:table-cell>
          <table:table-cell table:formula="of:=[.B47]" office:value-type="float" office:value="0" calcext:value-type="float">
            <text:p>0</text:p>
          </table:table-cell>
          <table:table-cell table:formula="of:=[.C47]*COS(RADIANS([.F47]))" office:value-type="float" office:value="1.15247744361538" calcext:value-type="float">
            <text:p>1.15</text:p>
          </table:table-cell>
          <table:table-cell table:formula="of:=SQRT(SUMSQ([.O47]*[.D47]/[.C47];[.R47]*RADIANS([.G47])))" office:value-type="float" office:value="0.0291330250028531" calcext:value-type="float">
            <text:p>.03</text:p>
          </table:table-cell>
          <table:table-cell table:formula="of:=[.E47]" office:value-type="float" office:value="0" calcext:value-type="float">
            <text:p>0</text:p>
          </table:table-cell>
          <table:table-cell table:formula="of:=[.C47]*SIN(RADIANS([.F47]))" office:value-type="float" office:value="-0.846578845682884" calcext:value-type="float">
            <text:p>-0.85</text:p>
          </table:table-cell>
          <table:table-cell table:formula="of:=SQRT(SUMSQ([.R47]*[.D47]/[.C47];[.O47]*RADIANS([.G47])))" office:value-type="float" office:value="0.0283723557334699" calcext:value-type="float">
            <text:p>0.03</text:p>
          </table:table-cell>
          <table:table-cell/>
          <table:table-cell office:value-type="string" calcext:value-type="string">
            <text:p>Dbar0{K0S0,f(2)(1270)0{pi+,pi-}}</text:p>
          </table:table-cell>
          <table:table-cell office:value-type="float" office:value="0" calcext:value-type="float">
            <text:p>0</text:p>
          </table:table-cell>
          <table:table-cell table:formula="of:=[.O47]*[.H47]/100" office:value-type="float" office:value="0.00921981954892302" calcext:value-type="float">
            <text:p>0.00921981954892</text:p>
          </table:table-cell>
          <table:table-cell office:value-type="float" office:value="0.0291330250028531" calcext:value-type="float">
            <text:p>0.02913302500285</text:p>
          </table:table-cell>
          <table:table-cell office:value-type="float" office:value="0" calcext:value-type="float">
            <text:p>0</text:p>
          </table:table-cell>
          <table:table-cell table:formula="of:=[.R47]*[.H47]/100" office:value-type="float" office:value="-0.00677263076546307" calcext:value-type="float">
            <text:p>-0.00677263077</text:p>
          </table:table-cell>
          <table:table-cell office:value-type="float" office:value="0.0283723557334699" calcext:value-type="float">
            <text:p>0.02837235573</text:p>
          </table:table-cell>
        </table:table-row>
        <table:table-row table:style-name="ro1">
          <table:table-cell office:value-type="string" calcext:value-type="string">
            <text:p>Dbar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48]*[.H48]/100" office:value-type="float" office:value="0.0171" calcext:value-type="float">
            <text:p>0.0171</text:p>
          </table:table-cell>
          <table:table-cell table:formula="of:=[.D48]*[.$H48]/100" office:value-type="float" office:value="0.0006" calcext:value-type="float">
            <text:p>0.000600</text:p>
          </table:table-cell>
          <table:table-cell/>
          <table:table-cell table:formula="of:=[.A48]" office:value-type="string" office:string-value="Dbar0{K0S0,rho(1450)0{pi+,pi-}}" calcext:value-type="string">
            <text:p>Dbar0{K0S0,rho(1450)0{pi+,pi-}}</text:p>
          </table:table-cell>
          <table:table-cell table:formula="of:=[.B48]" office:value-type="float" office:value="0" calcext:value-type="float">
            <text:p>0</text:p>
          </table:table-cell>
          <table:table-cell table:formula="of:=[.C48]*COS(RADIANS([.F48]))" office:value-type="float" office:value="-0.597412904275892" calcext:value-type="float">
            <text:p>-.60</text:p>
          </table:table-cell>
          <table:table-cell table:formula="of:=SQRT(SUMSQ([.O48]*[.D48]/[.C48];[.R48]*RADIANS([.G48])))" office:value-type="float" office:value="0.0947575101009958" calcext:value-type="float">
            <text:p>.09</text:p>
          </table:table-cell>
          <table:table-cell table:formula="of:=[.E48]" office:value-type="float" office:value="0" calcext:value-type="float">
            <text:p>0</text:p>
          </table:table-cell>
          <table:table-cell table:formula="of:=[.C48]*SIN(RADIANS([.F48]))" office:value-type="float" office:value="2.78668222476203" calcext:value-type="float">
            <text:p>2.79</text:p>
          </table:table-cell>
          <table:table-cell table:formula="of:=SQRT(SUMSQ([.R48]*[.D48]/[.C48];[.O48]*RADIANS([.G48])))" office:value-type="float" office:value="0.0997650981123409" calcext:value-type="float">
            <text:p>0.10</text:p>
          </table:table-cell>
          <table:table-cell/>
          <table:table-cell office:value-type="string" calcext:value-type="string">
            <text:p>Dbar0{K0S0,rho(1450)0{pi+,pi-}}</text:p>
          </table:table-cell>
          <table:table-cell office:value-type="float" office:value="0" calcext:value-type="float">
            <text:p>0</text:p>
          </table:table-cell>
          <table:table-cell table:formula="of:=[.O48]*[.H48]/100" office:value-type="float" office:value="-0.00358447742565535" calcext:value-type="float">
            <text:p>-0.00358447742566</text:p>
          </table:table-cell>
          <table:table-cell office:value-type="float" office:value="0.0947575101009958" calcext:value-type="float">
            <text:p>0.09475751010100</text:p>
          </table:table-cell>
          <table:table-cell office:value-type="float" office:value="0" calcext:value-type="float">
            <text:p>0</text:p>
          </table:table-cell>
          <table:table-cell table:formula="of:=[.R48]*[.H48]/100" office:value-type="float" office:value="0.0167200933485722" calcext:value-type="float">
            <text:p>0.01672009335</text:p>
          </table:table-cell>
          <table:table-cell office:value-type="float" office:value="0.0997650981123409" calcext:value-type="float">
            <text:p>0.09976509811</text:p>
          </table:table-cell>
        </table:table-row>
        <table:table-row table:style-name="ro1">
          <table:table-cell office:value-type="string" calcext:value-type="string">
            <text:p>Dbar0{K0S0,PiPi0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49]*[.H49]/100" office:value-type="float" office:value="0.1" calcext:value-type="float">
            <text:p>0.1</text:p>
          </table:table-cell>
          <table:table-cell table:formula="of:=[.D49]*[.$H49]/100" office:value-type="float" office:value="0" calcext:value-type="float">
            <text:p>0.000000</text:p>
          </table:table-cell>
          <table:table-cell/>
          <table:table-cell table:formula="of:=[.A49]" office:value-type="string" office:string-value="Dbar0{K0S0,PiPi00}" calcext:value-type="string">
            <text:p>Dbar0{K0S0,PiPi00}</text:p>
          </table:table-cell>
          <table:table-cell table:formula="of:=[.B49]" office:value-type="float" office:value="0" calcext:value-type="float">
            <text:p>0</text:p>
          </table:table-cell>
          <table:table-cell table:formula="of:=[.C49]*COS(RADIANS([.F49]))" office:value-type="float" office:value="1" calcext:value-type="float">
            <text:p>1.00</text:p>
          </table:table-cell>
          <table:table-cell table:formula="of:=SQRT(SUMSQ([.O49]*[.D49]/[.C49];[.R49]*RADIANS([.G49])))" office:value-type="float" office:value="0" calcext:value-type="float">
            <text:p>.00</text:p>
          </table:table-cell>
          <table:table-cell table:formula="of:=[.E49]" office:value-type="float" office:value="0" calcext:value-type="float">
            <text:p>0</text:p>
          </table:table-cell>
          <table:table-cell table:formula="of:=[.C49]*SIN(RADIANS([.F49]))" office:value-type="float" office:value="0" calcext:value-type="float">
            <text:p>0.00</text:p>
          </table:table-cell>
          <table:table-cell table:formula="of:=SQRT(SUMSQ([.R49]*[.D49]/[.C49];[.O49]*RADIANS([.G49])))" office:value-type="float" office:value="0" calcext:value-type="float">
            <text:p>0.00</text:p>
          </table:table-cell>
          <table:table-cell/>
          <table:table-cell office:value-type="string" calcext:value-type="string">
            <text:p>Dbar0{K0S0,PiPi00}</text:p>
          </table:table-cell>
          <table:table-cell office:value-type="float" office:value="0" calcext:value-type="float">
            <text:p>0</text:p>
          </table:table-cell>
          <table:table-cell table:formula="of:=[.O49]*[.H49]/100" office:value-type="float" office:value="0.1" calcext:value-type="float">
            <text:p>0.1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formula="of:=[.R49]*[.H49]/100" office:value-type="float" office:value="0" calcext:value-type="float">
            <text:p>0.00000000000</text:p>
          </table:table-cell>
          <table:table-cell office:value-type="float" office:value="0" calcext:value-type="float">
            <text:p>0.00000000000</text:p>
          </table:table-cell>
        </table:table-row>
        <table:table-row table:style-name="ro1">
          <table:table-cell table:number-columns-repeated="7"/>
          <table:table-cell table:formula="of:=SUM([.H36:.H49])"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/>
          <table:table-cell table:formula="of:=[.A50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/>
          <table:table-cell/>
          <table:table-cell table:formula="of:=[.A5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heet4" table:style-name="ta1">
        <table:table-column table:style-name="co26" table:default-cell-style-name="Default"/>
        <table:table-column table:style-name="co1" table:default-cell-style-name="Default"/>
        <table:table-column table:style-name="co1" table:default-cell-style-name="ce4"/>
        <table:table-column table:style-name="co27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a_r X frac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03028" calcext:value-type="float">
            <text:p>1.03028</text:p>
          </table:table-cell>
          <table:table-cell office:value-type="float" office:value="0.003594" calcext:value-type="float">
            <text:p>0.00359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1652" calcext:value-type="float">
            <text:p>0.165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-44.1" calcext:value-type="float">
            <text:p>-44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</text:p>
          </table:table-cell>
          <table:table-cell office:value-type="float" office:value="-118.2" calcext:value-type="float">
            <text:p>-118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0984" calcext:value-type="float">
            <text:p>0.00098</text:p>
          </table:table-cell>
          <table:table-cell office:value-type="float" office:value="0.000018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-42.2" calcext:value-type="float">
            <text:p>-42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162.3" calcext:value-type="float">
            <text:p>162.3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-89.6" calcext:value-type="float">
            <text:p>-89.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00</text:p>
          </table:table-cell>
          <table:table-cell office:value-type="float" office:value="0" calcext:value-type="float">
            <text:p>0.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00194" calcext:value-type="float">
            <text:p>0.00019</text:p>
          </table:table-cell>
          <table:table-cell office:value-type="float" office:value="0.0000025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-36.3" calcext:value-type="float">
            <text:p>-36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00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0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PiPi00[kMatrix.pole.1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iPi00[kMatrix.pole.2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iPi00[kMatrix.pole.3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51.9" calcext:value-type="float">
            <text:p>-51.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iPi00[kMatrix.prod.0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126" calcext:value-type="float">
            <text:p>-12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iPi00[kMatrix.prod.1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52.3" calcext:value-type="float">
            <text:p>-152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i00[kMatrix.prod.2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93.2" calcext:value-type="float">
            <text:p>-93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PiPi00[kMatrix.prod.3]{pi+,pi-}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.2" calcext:value-type="float">
            <text:p>26.2</text:p>
          </table:table-cell>
          <table:table-cell table:style-name="Default"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21.4" calcext:value-type="float">
            <text:p>-121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PiPi00_s0_prod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bar-_mass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441" calcext:value-type="float">
            <text:p>1.441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bar-_width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93" calcext:value-type="float">
            <text:p>0.193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F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phiF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phiR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09.7" calcext:value-type="float">
            <text:p>-109.7</text:p>
          </table:table-cell>
          <table:table-cell table:style-name="Default" office:value-type="float" office:value="2.6" calcext:value-type="float">
            <text:p>2.6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13" calcext:value-type="float">
            <text:p>0.113</text:p>
          </table:table-cell>
          <table:table-cell table:style-name="Default" office:value-type="float" office:value="0.006" calcext:value-type="float">
            <text:p>0.006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33.8" calcext:value-type="float">
            <text:p>-33.8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1.03028" calcext:value-type="float">
            <text:p>1.03028</text:p>
          </table:table-cell>
          <table:table-cell office:value-type="float" office:value="0.003594" calcext:value-type="float">
            <text:p>0.00359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ar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652" calcext:value-type="float">
            <text:p>0.165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Dbar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-44.1" calcext:value-type="float">
            <text:p>-44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bar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bar0{K*(168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</text:p>
          </table:table-cell>
          <table:table-cell office:value-type="float" office:value="-118.2" calcext:value-type="float">
            <text:p>-118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Dbar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00984" calcext:value-type="float">
            <text:p>0.00098</text:p>
          </table:table-cell>
          <table:table-cell office:value-type="float" office:value="0.000018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-42.2" calcext:value-type="float">
            <text:p>-42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bar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Dbar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162.3" calcext:value-type="float">
            <text:p>162.3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Dbar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-89.6" calcext:value-type="float">
            <text:p>-89.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Dbar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00</text:p>
          </table:table-cell>
          <table:table-cell office:value-type="float" office:value="0" calcext:value-type="float">
            <text:p>0.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ar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00194" calcext:value-type="float">
            <text:p>0.00019</text:p>
          </table:table-cell>
          <table:table-cell office:value-type="float" office:value="0.0000025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bar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-36.3" calcext:value-type="float">
            <text:p>-36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Dbar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Dbar0{K0S0,PiPi00}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00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2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0{K*(892)bar-{K0S0,pi-},pi+}_Re</text:p>
          </table:table-cell>
          <table:table-cell office:value-type="float" office:value="0" calcext:value-type="float">
            <text:p>0</text:p>
          </table:table-cell>
          <table:table-cell office:value-type="float" office:value="-1.25382603916483" calcext:value-type="float">
            <text:p>-1.25382603916483</text:p>
          </table:table-cell>
          <table:table-cell office:value-type="float" office:value="0.00600184316841858" calcext:value-type="float">
            <text:p>0.006001843168419</text:p>
          </table:table-cell>
        </table:table-row>
        <table:table-row table:style-name="ro1">
          <table:table-cell office:value-type="string" calcext:value-type="string">
            <text:p>D0{K(0)*(1430)bar-[GLASS]{K0S0,pi-},pi+}_Re</text:p>
          </table:table-cell>
          <table:table-cell office:value-type="float" office:value="0" calcext:value-type="float">
            <text:p>0</text:p>
          </table:table-cell>
          <table:table-cell office:value-type="float" office:value="-0.385449270890229" calcext:value-type="float">
            <text:p>-0.385449270890229</text:p>
          </table:table-cell>
          <table:table-cell office:value-type="float" office:value="0.0697739451554041" calcext:value-type="float">
            <text:p>0.069773945155404</text:p>
          </table:table-cell>
        </table:table-row>
        <table:table-row table:style-name="ro1">
          <table:table-cell office:value-type="string" calcext:value-type="string">
            <text:p>D0{K(2)*(1430)bar-{K0S0,pi-},pi+}_Re</text:p>
          </table:table-cell>
          <table:table-cell office:value-type="float" office:value="0" calcext:value-type="float">
            <text:p>0</text:p>
          </table:table-cell>
          <table:table-cell office:value-type="float" office:value="0.91202039815925" calcext:value-type="float">
            <text:p>0.91202039815925</text:p>
          </table:table-cell>
          <table:table-cell office:value-type="float" office:value="0.0189358200851021" calcext:value-type="float">
            <text:p>0.018935820085102</text:p>
          </table:table-cell>
        </table:table-row>
        <table:table-row table:style-name="ro1">
          <table:table-cell office:value-type="string" calcext:value-type="string">
            <text:p>D0{K*(1410)bar-{K0S0,pi-},pi+}_Re</text:p>
          </table:table-cell>
          <table:table-cell office:value-type="float" office:value="0" calcext:value-type="float">
            <text:p>0</text:p>
          </table:table-cell>
          <table:table-cell office:value-type="float" office:value="-0.0473645290500705" calcext:value-type="float">
            <text:p>-0.047364529050071</text:p>
          </table:table-cell>
          <table:table-cell office:value-type="float" office:value="0.0278978488569132" calcext:value-type="float">
            <text:p>0.027897848856913</text:p>
          </table:table-cell>
        </table:table-row>
        <table:table-row table:style-name="ro1">
          <table:table-cell office:value-type="string" calcext:value-type="string">
            <text:p>D0{K*(1680)bar-{K0S0,pi-},pi+}_Re</text:p>
          </table:table-cell>
          <table:table-cell office:value-type="float" office:value="0" calcext:value-type="float">
            <text:p>0</text:p>
          </table:table-cell>
          <table:table-cell office:value-type="float" office:value="-1.56414303171657" calcext:value-type="float">
            <text:p>-1.56414303171657</text:p>
          </table:table-cell>
          <table:table-cell office:value-type="float" office:value="0.183964177539544" calcext:value-type="float">
            <text:p>0.183964177539544</text:p>
          </table:table-cell>
        </table:table-row>
        <table:table-row table:style-name="ro1">
          <table:table-cell office:value-type="string" calcext:value-type="string">
            <text:p>D0{K*(892)+{K0S0,pi+},pi-}_Re</text:p>
          </table:table-cell>
          <table:table-cell office:value-type="float" office:value="0" calcext:value-type="float">
            <text:p>0</text:p>
          </table:table-cell>
          <table:table-cell office:value-type="float" office:value="0.121491953791027" calcext:value-type="float">
            <text:p>0.121491953791027</text:p>
          </table:table-cell>
          <table:table-cell office:value-type="float" office:value="0.00281664486159495" calcext:value-type="float">
            <text:p>0.002816644861595</text:p>
          </table:table-cell>
        </table:table-row>
        <table:table-row table:style-name="ro1">
          <table:table-cell office:value-type="string" calcext:value-type="string">
            <text:p>D0{K*(1410)+{K0S0,pi+},pi-}_Re</text:p>
          </table:table-cell>
          <table:table-cell office:value-type="float" office:value="0" calcext:value-type="float">
            <text:p>0</text:p>
          </table:table-cell>
          <table:table-cell office:value-type="float" office:value="-0.182230745207475" calcext:value-type="float">
            <text:p>-0.182230745207475</text:p>
          </table:table-cell>
          <table:table-cell office:value-type="float" office:value="0.0198596572136009" calcext:value-type="float">
            <text:p>0.019859657213601</text:p>
          </table:table-cell>
        </table:table-row>
        <table:table-row table:style-name="ro1">
          <table:table-cell office:value-type="string" calcext:value-type="string">
            <text:p>D0{K(0)*(1430)+[GLASS]{K0S0,pi+},pi-}_Re</text:p>
          </table:table-cell>
          <table:table-cell office:value-type="float" office:value="0" calcext:value-type="float">
            <text:p>0</text:p>
          </table:table-cell>
          <table:table-cell office:value-type="float" office:value="-0.104792762937894" calcext:value-type="float">
            <text:p>-0.104792762937894</text:p>
          </table:table-cell>
          <table:table-cell office:value-type="float" office:value="0.0102760697593246" calcext:value-type="float">
            <text:p>0.010276069759325</text:p>
          </table:table-cell>
        </table:table-row>
        <table:table-row table:style-name="ro1">
          <table:table-cell office:value-type="string" calcext:value-type="string">
            <text:p>D0{K(2)*(1430)+{K0S0,pi+},pi-}_Re</text:p>
          </table:table-cell>
          <table:table-cell office:value-type="float" office:value="0" calcext:value-type="float">
            <text:p>0</text:p>
          </table:table-cell>
          <table:table-cell office:value-type="float" office:value="0.000698126029796162" calcext:value-type="float">
            <text:p>0.000698126029796</text:p>
          </table:table-cell>
          <table:table-cell office:value-type="float" office:value="0.0132643627876809" calcext:value-type="float">
            <text:p>0.013264362787681</text:p>
          </table:table-cell>
        </table:table-row>
        <table:table-row table:style-name="ro1">
          <table:table-cell office:value-type="string" calcext:value-type="string">
            <text:p>D0{K0S0,rho(770)0{pi+,pi-}}_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omega(782)0{pi+,pi-}}_Re</text:p>
          </table:table-cell>
          <table:table-cell office:value-type="float" office:value="0" calcext:value-type="float">
            <text:p>0</text:p>
          </table:table-cell>
          <table:table-cell office:value-type="float" office:value="-0.0198090652149703" calcext:value-type="float">
            <text:p>-0.01980906521497</text:p>
          </table:table-cell>
          <table:table-cell office:value-type="float" office:value="0.000480935369976601" calcext:value-type="float">
            <text:p>0.000480935369977</text:p>
          </table:table-cell>
        </table:table-row>
        <table:table-row table:style-name="ro1">
          <table:table-cell office:value-type="string" calcext:value-type="string">
            <text:p>D0{K0S0,f(2)(1270)0{pi+,pi-}}_Re</text:p>
          </table:table-cell>
          <table:table-cell office:value-type="float" office:value="0" calcext:value-type="float">
            <text:p>0</text:p>
          </table:table-cell>
          <table:table-cell office:value-type="float" office:value="1.15247744361538" calcext:value-type="float">
            <text:p>1.15247744361538</text:p>
          </table:table-cell>
          <table:table-cell office:value-type="float" office:value="0.0291330250028531" calcext:value-type="float">
            <text:p>0.029133025002853</text:p>
          </table:table-cell>
        </table:table-row>
        <table:table-row table:style-name="ro1">
          <table:table-cell office:value-type="string" calcext:value-type="string">
            <text:p>D0{K0S0,rho(1450)0{pi+,pi-}}_Re</text:p>
          </table:table-cell>
          <table:table-cell office:value-type="float" office:value="0" calcext:value-type="float">
            <text:p>0</text:p>
          </table:table-cell>
          <table:table-cell office:value-type="float" office:value="-0.597412904275892" calcext:value-type="float">
            <text:p>-0.597412904275892</text:p>
          </table:table-cell>
          <table:table-cell office:value-type="float" office:value="0.0947575101009958" calcext:value-type="float">
            <text:p>0.094757510100996</text:p>
          </table:table-cell>
        </table:table-row>
        <table:table-row table:style-name="ro1">
          <table:table-cell office:value-type="string" calcext:value-type="string">
            <text:p>D0{K0S0,PiPi00}_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0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3.11526042715653" calcext:value-type="float">
            <text:p>3.11526042715653</text:p>
          </table:table-cell>
          <table:table-cell office:value-type="float" office:value="0.503811345627683" calcext:value-type="float">
            <text:p>0.503811345627683</text:p>
          </table:table-cell>
        </table:table-row>
        <table:table-row table:style-name="ro1">
          <table:table-cell office:value-type="string" calcext:value-type="string">
            <text:p>PiPi00[kMatrix.pole.1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11.1452545832397" calcext:value-type="float">
            <text:p>11.1452545832397</text:p>
          </table:table-cell>
          <table:table-cell office:value-type="float" office:value="0.299686873638078" calcext:value-type="float">
            <text:p>0.299686873638078</text:p>
          </table:table-cell>
        </table:table-row>
        <table:table-row table:style-name="ro1">
          <table:table-cell office:value-type="string" calcext:value-type="string">
            <text:p>PiPi00[kMatrix.pole.2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29.199955525868" calcext:value-type="float">
            <text:p>29.199955525868</text:p>
          </table:table-cell>
          <table:table-cell office:value-type="float" office:value="1.59999910833428" calcext:value-type="float">
            <text:p>1.59999910833428</text:p>
          </table:table-cell>
        </table:table-row>
        <table:table-row table:style-name="ro1">
          <table:table-cell office:value-type="string" calcext:value-type="string">
            <text:p>PiPi00[kMatrix.pole.3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6.66398745152009" calcext:value-type="float">
            <text:p>6.66398745152009</text:p>
          </table:table-cell>
          <table:table-cell office:value-type="float" office:value="0.471083901038765" calcext:value-type="float">
            <text:p>0.471083901038765</text:p>
          </table:table-cell>
        </table:table-row>
        <table:table-row table:style-name="ro1">
          <table:table-cell office:value-type="string" calcext:value-type="string">
            <text:p>PiPi00[kMatrix.prod.0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-4.70228201833978" calcext:value-type="float">
            <text:p>-4.70228201833978</text:p>
          </table:table-cell>
          <table:table-cell office:value-type="float" office:value="0.367462265146632" calcext:value-type="float">
            <text:p>0.367462265146632</text:p>
          </table:table-cell>
        </table:table-row>
        <table:table-row table:style-name="ro1">
          <table:table-cell office:value-type="string" calcext:value-type="string">
            <text:p>PiPi00[kMatrix.prod.1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-23.2858523573411" calcext:value-type="float">
            <text:p>-23.2858523573411</text:p>
          </table:table-cell>
          <table:table-cell office:value-type="float" office:value="1.55453869281726" calcext:value-type="float">
            <text:p>1.55453869281726</text:p>
          </table:table-cell>
        </table:table-row>
        <table:table-row table:style-name="ro1">
          <table:table-cell office:value-type="string" calcext:value-type="string">
            <text:p>PiPi00[kMatrix.prod.2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-1.84210966477441" calcext:value-type="float">
            <text:p>-1.84210966477441</text:p>
          </table:table-cell>
          <table:table-cell office:value-type="float" office:value="1.7855172787727" calcext:value-type="float">
            <text:p>1.7855172787727</text:p>
          </table:table-cell>
        </table:table-row>
        <table:table-row table:style-name="ro1">
          <table:table-cell office:value-type="string" calcext:value-type="string">
            <text:p>PiPi00[kMatrix.prod.3]{pi+,pi-}_Re</text:p>
          </table:table-cell>
          <table:table-cell office:value-type="float" office:value="0" calcext:value-type="float">
            <text:p>0</text:p>
          </table:table-cell>
          <table:table-cell office:value-type="float" office:value="-13.6504523542231" calcext:value-type="float">
            <text:p>-13.6504523542231</text:p>
          </table:table-cell>
          <table:table-cell office:value-type="float" office:value="1.25272353311779" calcext:value-type="float">
            <text:p>1.25272353311779</text:p>
          </table:table-cell>
        </table:table-row>
        <table:table-row table:style-name="ro1">
          <table:table-cell office:value-type="string" calcext:value-type="string">
            <text:p>D0{K*(892)bar-{K0S0,pi-},pi+}_Im</text:p>
          </table:table-cell>
          <table:table-cell office:value-type="float" office:value="0" calcext:value-type="float">
            <text:p>0</text:p>
          </table:table-cell>
          <table:table-cell office:value-type="float" office:value="1.17742102219734" calcext:value-type="float">
            <text:p>1.17742102219734</text:p>
          </table:table-cell>
          <table:table-cell office:value-type="float" office:value="0.00600209010008907" calcext:value-type="float">
            <text:p>0.006002090100089</text:p>
          </table:table-cell>
        </table:table-row>
        <table:table-row table:style-name="ro1">
          <table:table-cell office:value-type="string" calcext:value-type="string">
            <text:p>D0{K(0)*(1430)bar-[GLASS]{K0S0,pi-},pi+}_Im</text:p>
          </table:table-cell>
          <table:table-cell office:value-type="float" office:value="0" calcext:value-type="float">
            <text:p>0</text:p>
          </table:table-cell>
          <table:table-cell office:value-type="float" office:value="2.32831030139245" calcext:value-type="float">
            <text:p>2.32831030139245</text:p>
          </table:table-cell>
          <table:table-cell office:value-type="float" office:value="0.0602889909622476" calcext:value-type="float">
            <text:p>0.060288990962248</text:p>
          </table:table-cell>
        </table:table-row>
        <table:table-row table:style-name="ro1">
          <table:table-cell office:value-type="string" calcext:value-type="string">
            <text:p>D0{K(2)*(1430)bar-{K0S0,pi-},pi+}_Im</text:p>
          </table:table-cell>
          <table:table-cell office:value-type="float" office:value="0" calcext:value-type="float">
            <text:p>0</text:p>
          </table:table-cell>
          <table:table-cell office:value-type="float" office:value="-0.883809251672239" calcext:value-type="float">
            <text:p>-0.883809251672239</text:p>
          </table:table-cell>
          <table:table-cell office:value-type="float" office:value="0.0188647257330711" calcext:value-type="float">
            <text:p>0.018864725733071</text:p>
          </table:table-cell>
        </table:table-row>
        <table:table-row table:style-name="ro1">
          <table:table-cell office:value-type="string" calcext:value-type="string">
            <text:p>D0{K*(1410)bar-{K0S0,pi-},pi+}_Im</text:p>
          </table:table-cell>
          <table:table-cell office:value-type="float" office:value="0" calcext:value-type="float">
            <text:p>0</text:p>
          </table:table-cell>
          <table:table-cell office:value-type="float" office:value="0.286105926866021" calcext:value-type="float">
            <text:p>0.286105926866021</text:p>
          </table:table-cell>
          <table:table-cell office:value-type="float" office:value="0.0299443544016181" calcext:value-type="float">
            <text:p>0.029944354401618</text:p>
          </table:table-cell>
        </table:table-row>
        <table:table-row table:style-name="ro1">
          <table:table-cell office:value-type="string" calcext:value-type="string">
            <text:p>D0{K*(1680)bar-{K0S0,pi-},pi+}_Im</text:p>
          </table:table-cell>
          <table:table-cell office:value-type="float" office:value="0" calcext:value-type="float">
            <text:p>0</text:p>
          </table:table-cell>
          <table:table-cell office:value-type="float" office:value="-2.91711442633512" calcext:value-type="float">
            <text:p>-2.91711442633512</text:p>
          </table:table-cell>
          <table:table-cell office:value-type="float" office:value="0.195524364556978" calcext:value-type="float">
            <text:p>0.195524364556978</text:p>
          </table:table-cell>
        </table:table-row>
        <table:table-row table:style-name="ro1">
          <table:table-cell office:value-type="string" calcext:value-type="string">
            <text:p>D0{K*(892)+{K0S0,pi+},pi-}_Im</text:p>
          </table:table-cell>
          <table:table-cell office:value-type="float" office:value="0" calcext:value-type="float">
            <text:p>0</text:p>
          </table:table-cell>
          <table:table-cell office:value-type="float" office:value="-0.11016217664897" calcext:value-type="float">
            <text:p>-0.11016217664897</text:p>
          </table:table-cell>
          <table:table-cell office:value-type="float" office:value="0.00277539793956529" calcext:value-type="float">
            <text:p>0.002775397939565</text:p>
          </table:table-cell>
        </table:table-row>
        <table:table-row table:style-name="ro1">
          <table:table-cell office:value-type="string" calcext:value-type="string">
            <text:p>D0{K*(1410)+{K0S0,pi+},pi-}_Im</text:p>
          </table:table-cell>
          <table:table-cell office:value-type="float" office:value="0" calcext:value-type="float">
            <text:p>0</text:p>
          </table:table-cell>
          <table:table-cell office:value-type="float" office:value="0.104364531815787" calcext:value-type="float">
            <text:p>0.104364531815787</text:p>
          </table:table-cell>
          <table:table-cell office:value-type="float" office:value="0.0195689711495017" calcext:value-type="float">
            <text:p>0.019568971149502</text:p>
          </table:table-cell>
        </table:table-row>
        <table:table-row table:style-name="ro1">
          <table:table-cell office:value-type="string" calcext:value-type="string">
            <text:p>D0{K(0)*(1430)+[GLASS]{K0S0,pi+},pi-}_Im</text:p>
          </table:table-cell>
          <table:table-cell office:value-type="float" office:value="0" calcext:value-type="float">
            <text:p>0</text:p>
          </table:table-cell>
          <table:table-cell office:value-type="float" office:value="0.0334436367018039" calcext:value-type="float">
            <text:p>0.033443636701804</text:p>
          </table:table-cell>
          <table:table-cell office:value-type="float" office:value="0.0124482497345207" calcext:value-type="float">
            <text:p>0.012448249734521</text:p>
          </table:table-cell>
        </table:table-row>
        <table:table-row table:style-name="ro1">
          <table:table-cell office:value-type="string" calcext:value-type="string">
            <text:p>D0{K(2)*(1430)+{K0S0,pi+},pi-}_Im</text:p>
          </table:table-cell>
          <table:table-cell office:value-type="float" office:value="0" calcext:value-type="float">
            <text:p>0</text:p>
          </table:table-cell>
          <table:table-cell office:value-type="float" office:value="-0.0999975630705395" calcext:value-type="float">
            <text:p>-0.09999756307054</text:p>
          </table:table-cell>
          <table:table-cell office:value-type="float" office:value="0.0100001850735668" calcext:value-type="float">
            <text:p>0.010000185073567</text:p>
          </table:table-cell>
        </table:table-row>
        <table:table-row table:style-name="ro1">
          <table:table-cell office:value-type="string" calcext:value-type="string">
            <text:p>D0{K0S0,rho(770)0{pi+,pi-}}_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omega(782)0{pi+,pi-}}_Im</text:p>
          </table:table-cell>
          <table:table-cell office:value-type="float" office:value="0" calcext:value-type="float">
            <text:p>0</text:p>
          </table:table-cell>
          <table:table-cell office:value-type="float" office:value="0.0333622681379587" calcext:value-type="float">
            <text:p>0.033362268137959</text:p>
          </table:table-cell>
          <table:table-cell office:value-type="float" office:value="0.000493362910688353" calcext:value-type="float">
            <text:p>0.000493362910688</text:p>
          </table:table-cell>
        </table:table-row>
        <table:table-row table:style-name="ro1">
          <table:table-cell office:value-type="string" calcext:value-type="string">
            <text:p>D0{K0S0,f(2)(1270)0{pi+,pi-}}_Im</text:p>
          </table:table-cell>
          <table:table-cell office:value-type="float" office:value="0" calcext:value-type="float">
            <text:p>0</text:p>
          </table:table-cell>
          <table:table-cell office:value-type="float" office:value="-0.846578845682884" calcext:value-type="float">
            <text:p>-0.846578845682884</text:p>
          </table:table-cell>
          <table:table-cell office:value-type="float" office:value="0.0283723557334699" calcext:value-type="float">
            <text:p>0.02837235573347</text:p>
          </table:table-cell>
        </table:table-row>
        <table:table-row table:style-name="ro1">
          <table:table-cell office:value-type="string" calcext:value-type="string">
            <text:p>D0{K0S0,rho(1450)0{pi+,pi-}}_Im</text:p>
          </table:table-cell>
          <table:table-cell office:value-type="float" office:value="0" calcext:value-type="float">
            <text:p>0</text:p>
          </table:table-cell>
          <table:table-cell office:value-type="float" office:value="2.78668222476203" calcext:value-type="float">
            <text:p>2.78668222476203</text:p>
          </table:table-cell>
          <table:table-cell office:value-type="float" office:value="0.0997650981123409" calcext:value-type="float">
            <text:p>0.099765098112341</text:p>
          </table:table-cell>
        </table:table-row>
        <table:table-row table:style-name="ro1">
          <table:table-cell office:value-type="string" calcext:value-type="string">
            <text:p>D0{K0S0,PiPi00}_I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0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7.90854932784721" calcext:value-type="float">
            <text:p>7.90854932784721</text:p>
          </table:table-cell>
          <table:table-cell office:value-type="float" office:value="0.500593291202429" calcext:value-type="float">
            <text:p>0.500593291202429</text:p>
          </table:table-cell>
        </table:table-row>
        <table:table-row table:style-name="ro1">
          <table:table-cell office:value-type="string" calcext:value-type="string">
            <text:p>PiPi00[kMatrix.pole.1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4.96218704552476" calcext:value-type="float">
            <text:p>4.96218704552476</text:p>
          </table:table-cell>
          <table:table-cell office:value-type="float" office:value="0.29841702535328" calcext:value-type="float">
            <text:p>0.29841702535328</text:p>
          </table:table-cell>
        </table:table-row>
        <table:table-row table:style-name="ro1">
          <table:table-cell office:value-type="string" calcext:value-type="string">
            <text:p>PiPi00[kMatrix.pole.2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-0.0509635882842306" calcext:value-type="float">
            <text:p>-0.050963588284231</text:p>
          </table:table-cell>
          <table:table-cell office:value-type="float" office:value="1.274091473707" calcext:value-type="float">
            <text:p>1.274091473707</text:p>
          </table:table-cell>
        </table:table-row>
        <table:table-row table:style-name="ro1">
          <table:table-cell office:value-type="string" calcext:value-type="string">
            <text:p>PiPi00[kMatrix.pole.3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-8.49889823718244" calcext:value-type="float">
            <text:p>-8.49889823718244</text:p>
          </table:table-cell>
          <table:table-cell office:value-type="float" office:value="0.482427274356548" calcext:value-type="float">
            <text:p>0.482427274356548</text:p>
          </table:table-cell>
        </table:table-row>
        <table:table-row table:style-name="ro1">
          <table:table-cell office:value-type="string" calcext:value-type="string">
            <text:p>PiPi00[kMatrix.prod.0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-6.47213595499958" calcext:value-type="float">
            <text:p>-6.47213595499958</text:p>
          </table:table-cell>
          <table:table-cell office:value-type="float" office:value="0.38316895960919" calcext:value-type="float">
            <text:p>0.38316895960919</text:p>
          </table:table-cell>
        </table:table-row>
        <table:table-row table:style-name="ro1">
          <table:table-cell office:value-type="string" calcext:value-type="string">
            <text:p>PiPi00[kMatrix.prod.1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-12.2253458025575" calcext:value-type="float">
            <text:p>-12.2253458025575</text:p>
          </table:table-cell>
          <table:table-cell office:value-type="float" office:value="1.42818656357089" calcext:value-type="float">
            <text:p>1.42818656357089</text:p>
          </table:table-cell>
        </table:table-row>
        <table:table-row table:style-name="ro1">
          <table:table-cell office:value-type="string" calcext:value-type="string">
            <text:p>PiPi00[kMatrix.prod.2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-32.9485452180054" calcext:value-type="float">
            <text:p>-32.9485452180054</text:p>
          </table:table-cell>
          <table:table-cell office:value-type="float" office:value="1.79995491174746" calcext:value-type="float">
            <text:p>1.79995491174746</text:p>
          </table:table-cell>
        </table:table-row>
        <table:table-row table:style-name="ro1">
          <table:table-cell office:value-type="string" calcext:value-type="string">
            <text:p>PiPi00[kMatrix.prod.3]{pi+,pi-}_Im</text:p>
          </table:table-cell>
          <table:table-cell office:value-type="float" office:value="0" calcext:value-type="float">
            <text:p>0</text:p>
          </table:table-cell>
          <table:table-cell office:value-type="float" office:value="-22.3630308886136" calcext:value-type="float">
            <text:p>-22.3630308886136</text:p>
          </table:table-cell>
          <table:table-cell office:value-type="float" office:value="1.28258889739337" calcext:value-type="float">
            <text:p>1.28258889739337</text:p>
          </table:table-cell>
        </table:table-row>
      </table:table>
      <table:table table:name="Sheet6" table:style-name="ta1"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0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1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2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ole.3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rod.0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rod.1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rod.2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[kMatrix.prod.3]{pi+,pi-}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i00_s0_pr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bar-_m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bar-_wid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+::GLASS::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+::GLASS::ph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+::GLASS::ph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+::GLASS::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0)*(1430)+::GLASS::r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30" table:default-cell-style-name="Default"/>
        <table:table-column table:style-name="co1" table:number-columns-repeated="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</text:p>
          </table:table-cell>
          <table:table-cell office:value-type="float" office:value="0.000827718" calcext:value-type="float">
            <text:p>0.000827718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</text:p>
          </table:table-cell>
          <table:table-cell office:value-type="float" office:value="0.000843968" calcext:value-type="float">
            <text:p>0.000843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</text:p>
          </table:table-cell>
          <table:table-cell office:value-type="float" office:value="0.00122597" calcext:value-type="float">
            <text:p>0.00122597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</text:p>
          </table:table-cell>
          <table:table-cell office:value-type="float" office:value="0.00105316" calcext:value-type="float">
            <text:p>0.0010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0135651" calcext:value-type="float">
            <text:p>0.00135651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0123279" calcext:value-type="float">
            <text:p>0.00123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</text:p>
          </table:table-cell>
          <table:table-cell office:value-type="float" office:value="0.00146194" calcext:value-type="float">
            <text:p>0.00146194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</text:p>
          </table:table-cell>
          <table:table-cell office:value-type="float" office:value="0.00164431" calcext:value-type="float">
            <text:p>0.00164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</text:p>
          </table:table-cell>
          <table:table-cell office:value-type="float" office:value="0.00225542" calcext:value-type="float">
            <text:p>0.00225542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0247679" calcext:value-type="float">
            <text:p>0.00247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</text:p>
          </table:table-cell>
          <table:table-cell office:value-type="float" office:value="0.00309512" calcext:value-type="float">
            <text:p>0.00309512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0.0037167" calcext:value-type="float">
            <text:p>0.0037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</text:p>
          </table:table-cell>
          <table:table-cell office:value-type="float" office:value="0.00651378" calcext:value-type="float">
            <text:p>0.00651378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</text:p>
          </table:table-cell>
          <table:table-cell office:value-type="float" office:value="0.0073212" calcext:value-type="float">
            <text:p>0.007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</text:p>
          </table:table-cell>
          <table:table-cell office:value-type="float" office:value="0.00235595" calcext:value-type="float">
            <text:p>0.00235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25382603916483" calcext:value-type="float">
            <text:p>-1.25382603916483</text:p>
          </table:table-cell>
          <table:table-cell office:value-type="float" office:value="0.00769138" calcext:value-type="float">
            <text:p>0.00769138</text:p>
          </table:table-cell>
          <table:table-cell office:value-type="float" office:value="0" calcext:value-type="float">
            <text:p>0</text:p>
          </table:table-cell>
          <table:table-cell office:value-type="float" office:value="1.17742102219734" calcext:value-type="float">
            <text:p>1.17742102219734</text:p>
          </table:table-cell>
          <table:table-cell office:value-type="float" office:value="0.00800201" calcext:value-type="float">
            <text:p>0.00800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</text:p>
          </table:table-cell>
          <table:table-cell office:value-type="float" office:value="0.00221442" calcext:value-type="float">
            <text:p>0.00221442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00286431" calcext:value-type="float">
            <text:p>0.00286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</text:p>
          </table:table-cell>
          <table:table-cell office:value-type="float" office:value="0.00196373" calcext:value-type="float">
            <text:p>0.00196373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00170606" calcext:value-type="float">
            <text:p>0.00170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0460311" calcext:value-type="float">
            <text:p>0.00460311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</text:p>
          </table:table-cell>
          <table:table-cell office:value-type="float" office:value="0.00646564" calcext:value-type="float">
            <text:p>0.00646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</text:p>
          </table:table-cell>
          <table:table-cell office:value-type="float" office:value="0.000827718" calcext:value-type="float">
            <text:p>0.000827718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</text:p>
          </table:table-cell>
          <table:table-cell office:value-type="float" office:value="0.000843968" calcext:value-type="float">
            <text:p>0.000843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</text:p>
          </table:table-cell>
          <table:table-cell office:value-type="float" office:value="0.00122597" calcext:value-type="float">
            <text:p>0.00122597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</text:p>
          </table:table-cell>
          <table:table-cell office:value-type="float" office:value="0.00105316" calcext:value-type="float">
            <text:p>0.0010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0135651" calcext:value-type="float">
            <text:p>0.00135651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0123279" calcext:value-type="float">
            <text:p>0.00123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</text:p>
          </table:table-cell>
          <table:table-cell office:value-type="float" office:value="0.00146194" calcext:value-type="float">
            <text:p>0.00146194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</text:p>
          </table:table-cell>
          <table:table-cell office:value-type="float" office:value="0.00164431" calcext:value-type="float">
            <text:p>0.00164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</text:p>
          </table:table-cell>
          <table:table-cell office:value-type="float" office:value="0.00225542" calcext:value-type="float">
            <text:p>0.00225542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0247679" calcext:value-type="float">
            <text:p>0.00247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</text:p>
          </table:table-cell>
          <table:table-cell office:value-type="float" office:value="0.00309512" calcext:value-type="float">
            <text:p>0.00309512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0.0037167" calcext:value-type="float">
            <text:p>0.0037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</text:p>
          </table:table-cell>
          <table:table-cell office:value-type="float" office:value="0.00651378" calcext:value-type="float">
            <text:p>0.00651378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</text:p>
          </table:table-cell>
          <table:table-cell office:value-type="float" office:value="0.0073212" calcext:value-type="float">
            <text:p>0.007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</text:p>
          </table:table-cell>
          <table:table-cell office:value-type="float" office:value="0.00235595" calcext:value-type="float">
            <text:p>0.00235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69138" calcext:value-type="float">
            <text:p>0.00769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800201" calcext:value-type="float">
            <text:p>0.00800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</text:p>
          </table:table-cell>
          <table:table-cell office:value-type="float" office:value="0.00221442" calcext:value-type="float">
            <text:p>0.00221442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00286431" calcext:value-type="float">
            <text:p>0.00286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</text:p>
          </table:table-cell>
          <table:table-cell office:value-type="float" office:value="0.00196373" calcext:value-type="float">
            <text:p>0.00196373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00170606" calcext:value-type="float">
            <text:p>0.00170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0460311" calcext:value-type="float">
            <text:p>0.00460311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</text:p>
          </table:table-cell>
          <table:table-cell office:value-type="float" office:value="0.00646564" calcext:value-type="float">
            <text:p>0.00646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</text:p>
          </table:table-cell>
          <table:table-cell office:value-type="float" office:value="0.000827718" calcext:value-type="float">
            <text:p>0.000827718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</text:p>
          </table:table-cell>
          <table:table-cell office:value-type="float" office:value="0.000843968" calcext:value-type="float">
            <text:p>0.000843968</text:p>
          </table:table-cell>
          <table:table-cell table:number-columns-repeated="3"/>
          <table:table-cell table:formula="of:=[belle.A9]" office:value-type="string" office:string-value="D0{K(0)*(1430)+[GLASS]{K0S0,pi+},pi-}" calcext:value-type="string">
            <text:p>D0{K(0)*(1430)+[GLASS]{K0S0,pi+},pi-}</text:p>
          </table:table-cell>
          <table:table-cell table:style-name="ce5" table:formula="of:=[belle.C9]*COS(RADIANS([belle.F9]))" office:value-type="float" office:value="-0.104792762937894" calcext:value-type="float">
            <text:p>-.10</text:p>
          </table:table-cell>
          <table:table-cell table:style-name="ce6" table:formula="of:=[belle.C9]*SIN(RADIANS([belle.F9]))" office:value-type="float" office:value="0.0334436367018039" calcext:value-type="float">
            <text:p>0.03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</text:p>
          </table:table-cell>
          <table:table-cell office:value-type="float" office:value="0.00122597" calcext:value-type="float">
            <text:p>0.00122597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</text:p>
          </table:table-cell>
          <table:table-cell office:value-type="float" office:value="0.00105316" calcext:value-type="float">
            <text:p>0.00105316</text:p>
          </table:table-cell>
          <table:table-cell table:number-columns-repeated="3"/>
          <table:table-cell table:formula="of:=[belle.A3]" office:value-type="string" office:string-value="D0{K(0)*(1430)bar-[GLASS]{K0S0,pi-},pi+}" calcext:value-type="string">
            <text:p>D0{K(0)*(1430)bar-[GLASS]{K0S0,pi-},pi+}</text:p>
          </table:table-cell>
          <table:table-cell table:style-name="ce5" table:formula="of:=[belle.C3]*COS(RADIANS([belle.F3]))" office:value-type="float" office:value="-0.385449270890229" calcext:value-type="float">
            <text:p>-.39</text:p>
          </table:table-cell>
          <table:table-cell table:style-name="ce6" table:formula="of:=[belle.C3]*SIN(RADIANS([belle.F3]))" office:value-type="float" office:value="2.32831030139245" calcext:value-type="float">
            <text:p>2.33</text:p>
          </table:table-cell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0135651" calcext:value-type="float">
            <text:p>0.00135651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0123279" calcext:value-type="float">
            <text:p>0.00123279</text:p>
          </table:table-cell>
          <table:table-cell table:number-columns-repeated="3"/>
          <table:table-cell table:formula="of:=[belle.A10]" office:value-type="string" office:string-value="D0{K(2)*(1430)+{K0S0,pi+},pi-}" calcext:value-type="string">
            <text:p>D0{K(2)*(1430)+{K0S0,pi+},pi-}</text:p>
          </table:table-cell>
          <table:table-cell table:style-name="ce5" table:formula="of:=[belle.C10]*COS(RADIANS([belle.F10]))" office:value-type="float" office:value="0.000698126029796162" calcext:value-type="float">
            <text:p>.00</text:p>
          </table:table-cell>
          <table:table-cell table:style-name="ce6" table:formula="of:=[belle.C10]*SIN(RADIANS([belle.F10]))" office:value-type="float" office:value="-0.0999975630705395" calcext:value-type="float">
            <text:p>-0.10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</text:p>
          </table:table-cell>
          <table:table-cell office:value-type="float" office:value="0.00146194" calcext:value-type="float">
            <text:p>0.00146194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</text:p>
          </table:table-cell>
          <table:table-cell office:value-type="float" office:value="0.00164431" calcext:value-type="float">
            <text:p>0.00164431</text:p>
          </table:table-cell>
          <table:table-cell table:number-columns-repeated="3"/>
          <table:table-cell table:formula="of:=[belle.A4]" office:value-type="string" office:string-value="D0{K(2)*(1430)bar-{K0S0,pi-},pi+}" calcext:value-type="string">
            <text:p>D0{K(2)*(1430)bar-{K0S0,pi-},pi+}</text:p>
          </table:table-cell>
          <table:table-cell table:style-name="ce5" table:formula="of:=[belle.C4]*COS(RADIANS([belle.F4]))" office:value-type="float" office:value="0.91202039815925" calcext:value-type="float">
            <text:p>.91</text:p>
          </table:table-cell>
          <table:table-cell table:style-name="ce6" table:formula="of:=[belle.C4]*SIN(RADIANS([belle.F4]))" office:value-type="float" office:value="-0.883809251672239" calcext:value-type="float">
            <text:p>-0.88</text:p>
          </table:table-cell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</text:p>
          </table:table-cell>
          <table:table-cell office:value-type="float" office:value="0.00225542" calcext:value-type="float">
            <text:p>0.00225542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0247679" calcext:value-type="float">
            <text:p>0.00247679</text:p>
          </table:table-cell>
          <table:table-cell table:number-columns-repeated="3"/>
          <table:table-cell table:formula="of:=[belle.A8]" office:value-type="string" office:string-value="D0{K*(1410)+{K0S0,pi+},pi-}" calcext:value-type="string">
            <text:p>D0{K*(1410)+{K0S0,pi+},pi-}</text:p>
          </table:table-cell>
          <table:table-cell table:style-name="ce5" table:formula="of:=[belle.C8]*COS(RADIANS([belle.F8]))" office:value-type="float" office:value="-0.182230745207475" calcext:value-type="float">
            <text:p>-.18</text:p>
          </table:table-cell>
          <table:table-cell table:style-name="ce6" table:formula="of:=[belle.C8]*SIN(RADIANS([belle.F8]))" office:value-type="float" office:value="0.104364531815787" calcext:value-type="float">
            <text:p>0.10</text:p>
          </table:table-cell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</text:p>
          </table:table-cell>
          <table:table-cell office:value-type="float" office:value="0.00309512" calcext:value-type="float">
            <text:p>0.00309512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0.0037167" calcext:value-type="float">
            <text:p>0.0037167</text:p>
          </table:table-cell>
          <table:table-cell table:number-columns-repeated="3"/>
          <table:table-cell table:formula="of:=[belle.A5]" office:value-type="string" office:string-value="D0{K*(1410)bar-{K0S0,pi-},pi+}" calcext:value-type="string">
            <text:p>D0{K*(1410)bar-{K0S0,pi-},pi+}</text:p>
          </table:table-cell>
          <table:table-cell table:style-name="ce5" table:formula="of:=[belle.C5]*COS(RADIANS([belle.F5]))" office:value-type="float" office:value="-0.0473645290500705" calcext:value-type="float">
            <text:p>-.05</text:p>
          </table:table-cell>
          <table:table-cell table:style-name="ce6" table:formula="of:=[belle.C5]*SIN(RADIANS([belle.F5]))" office:value-type="float" office:value="0.286105926866021" calcext:value-type="float">
            <text:p>0.29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</text:p>
          </table:table-cell>
          <table:table-cell office:value-type="float" office:value="0.00651378" calcext:value-type="float">
            <text:p>0.00651378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</text:p>
          </table:table-cell>
          <table:table-cell office:value-type="float" office:value="0.0073212" calcext:value-type="float">
            <text:p>0.0073212</text:p>
          </table:table-cell>
          <table:table-cell table:number-columns-repeated="3"/>
          <table:table-cell table:formula="of:=[belle.A6]" office:value-type="string" office:string-value="D0{K*(1680)bar-{K0S0,pi-},pi+}" calcext:value-type="string">
            <text:p>D0{K*(1680)bar-{K0S0,pi-},pi+}</text:p>
          </table:table-cell>
          <table:table-cell table:style-name="ce5" table:formula="of:=[belle.C6]*COS(RADIANS([belle.F6]))" office:value-type="float" office:value="-1.56414303171657" calcext:value-type="float">
            <text:p>-1.56</text:p>
          </table:table-cell>
          <table:table-cell table:style-name="ce6" table:formula="of:=[belle.C6]*SIN(RADIANS([belle.F6]))" office:value-type="float" office:value="-2.91711442633512" calcext:value-type="float">
            <text:p>-2.92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</text:p>
          </table:table-cell>
          <table:table-cell office:value-type="float" office:value="0.00235595" calcext:value-type="float">
            <text:p>0.00235595</text:p>
          </table:table-cell>
          <table:table-cell table:number-columns-repeated="3"/>
          <table:table-cell table:formula="of:=[belle.A7]" office:value-type="string" office:string-value="D0{K*(892)+{K0S0,pi+},pi-}" calcext:value-type="string">
            <text:p>D0{K*(892)+{K0S0,pi+},pi-}</text:p>
          </table:table-cell>
          <table:table-cell table:style-name="ce5" table:formula="of:=[belle.C7]*COS(RADIANS([belle.F7]))" office:value-type="float" office:value="0.121491953791027" calcext:value-type="float">
            <text:p>.12</text:p>
          </table:table-cell>
          <table:table-cell table:style-name="ce6" table:formula="of:=[belle.C7]*SIN(RADIANS([belle.F7]))" office:value-type="float" office:value="-0.11016217664897" calcext:value-type="float">
            <text:p>-0.11</text:p>
          </table:table-cell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</text:p>
          </table:table-cell>
          <table:table-cell office:value-type="float" office:value="0.00769138" calcext:value-type="float">
            <text:p>0.00769138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</text:p>
          </table:table-cell>
          <table:table-cell office:value-type="float" office:value="0.00800201" calcext:value-type="float">
            <text:p>0.00800201</text:p>
          </table:table-cell>
          <table:table-cell table:number-columns-repeated="3"/>
          <table:table-cell table:formula="of:=[belle.A2]" office:value-type="string" office:string-value="D0{K*(892)bar-{K0S0,pi-},pi+}" calcext:value-type="string">
            <text:p>D0{K*(892)bar-{K0S0,pi-},pi+}</text:p>
          </table:table-cell>
          <table:table-cell table:style-name="ce5" table:formula="of:=[belle.C2]*COS(RADIANS([belle.F2]))" office:value-type="float" office:value="-1.25382603916483" calcext:value-type="float">
            <text:p>-1.25</text:p>
          </table:table-cell>
          <table:table-cell table:style-name="ce6" table:formula="of:=[belle.C2]*SIN(RADIANS([belle.F2]))" office:value-type="float" office:value="1.17742102219734" calcext:value-type="float">
            <text:p>1.18</text:p>
          </table:table-cell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belle.A15]" office:value-type="string" office:string-value="D0{K0S0,PiPi00}" calcext:value-type="string">
            <text:p>D0{K0S0,PiPi00}</text:p>
          </table:table-cell>
          <table:table-cell table:style-name="ce5" table:formula="of:=[belle.C15]*COS(RADIANS([belle.F15]))" office:value-type="float" office:value="1" calcext:value-type="float">
            <text:p>1.00</text:p>
          </table:table-cell>
          <table:table-cell table:style-name="ce6" table:formula="of:=[belle.C15]*SIN(RADIANS([belle.F15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</text:p>
          </table:table-cell>
          <table:table-cell office:value-type="float" office:value="0.00221442" calcext:value-type="float">
            <text:p>0.00221442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00286431" calcext:value-type="float">
            <text:p>0.00286431</text:p>
          </table:table-cell>
          <table:table-cell table:number-columns-repeated="3"/>
          <table:table-cell table:formula="of:=[belle.A13]" office:value-type="string" office:string-value="D0{K0S0,f(2)(1270)0{pi+,pi-}}" calcext:value-type="string">
            <text:p>D0{K0S0,f(2)(1270)0{pi+,pi-}}</text:p>
          </table:table-cell>
          <table:table-cell table:style-name="ce5" table:formula="of:=[belle.C13]*COS(RADIANS([belle.F13]))" office:value-type="float" office:value="1.15247744361538" calcext:value-type="float">
            <text:p>1.15</text:p>
          </table:table-cell>
          <table:table-cell table:style-name="ce6" table:formula="of:=[belle.C13]*SIN(RADIANS([belle.F13]))" office:value-type="float" office:value="-0.846578845682884" calcext:value-type="float">
            <text:p>-0.85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</text:p>
          </table:table-cell>
          <table:table-cell office:value-type="float" office:value="0.00196373" calcext:value-type="float">
            <text:p>0.00196373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00170606" calcext:value-type="float">
            <text:p>0.00170606</text:p>
          </table:table-cell>
          <table:table-cell table:number-columns-repeated="3"/>
          <table:table-cell table:formula="of:=[belle.A12]" office:value-type="string" office:string-value="D0{K0S0,omega(782)0{pi+,pi-}}" calcext:value-type="string">
            <text:p>D0{K0S0,omega(782)0{pi+,pi-}}</text:p>
          </table:table-cell>
          <table:table-cell table:style-name="ce5" table:formula="of:=[belle.C12]*COS(RADIANS([belle.F12]))" office:value-type="float" office:value="-0.0198090652149703" calcext:value-type="float">
            <text:p>-.02</text:p>
          </table:table-cell>
          <table:table-cell table:style-name="ce6" table:formula="of:=[belle.C12]*SIN(RADIANS([belle.F12]))" office:value-type="float" office:value="0.0333622681379587" calcext:value-type="float">
            <text:p>0.03</text:p>
          </table:table-cell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0460311" calcext:value-type="float">
            <text:p>0.00460311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</text:p>
          </table:table-cell>
          <table:table-cell office:value-type="float" office:value="0.00646564" calcext:value-type="float">
            <text:p>0.00646564</text:p>
          </table:table-cell>
          <table:table-cell table:number-columns-repeated="3"/>
          <table:table-cell table:formula="of:=[belle.A14]" office:value-type="string" office:string-value="D0{K0S0,rho(1450)0{pi+,pi-}}" calcext:value-type="string">
            <text:p>D0{K0S0,rho(1450)0{pi+,pi-}}</text:p>
          </table:table-cell>
          <table:table-cell table:style-name="ce5" table:formula="of:=[belle.C14]*COS(RADIANS([belle.F14]))" office:value-type="float" office:value="-0.597412904275892" calcext:value-type="float">
            <text:p>-.60</text:p>
          </table:table-cell>
          <table:table-cell table:style-name="ce6" table:formula="of:=[belle.C14]*SIN(RADIANS([belle.F14]))" office:value-type="float" office:value="2.78668222476203" calcext:value-type="float">
            <text:p>2.79</text:p>
          </table:table-cell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belle.A11]" office:value-type="string" office:string-value="D0{K0S0,rho(770)0{pi+,pi-}}" calcext:value-type="string">
            <text:p>D0{K0S0,rho(770)0{pi+,pi-}}</text:p>
          </table:table-cell>
          <table:table-cell table:style-name="ce5" table:formula="of:=[belle.C11]*COS(RADIANS([belle.F11]))" office:value-type="float" office:value="1" calcext:value-type="float">
            <text:p>1.00</text:p>
          </table:table-cell>
          <table:table-cell table:style-name="ce6" table:formula="of:=[belle.C11]*SIN(RADIANS([belle.F11]))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formula="of:=[belle.A16]" office:value-type="string" office:string-value="PiPi00[kMatrix.pole.0]{pi+,pi-}" calcext:value-type="string">
            <text:p>PiPi00[kMatrix.pole.0]{pi+,pi-}</text:p>
          </table:table-cell>
          <table:table-cell table:style-name="ce5" table:formula="of:=[belle.C16]*COS(RADIANS([belle.F16]))" office:value-type="float" office:value="3.11526042715653" calcext:value-type="float">
            <text:p>3.12</text:p>
          </table:table-cell>
          <table:table-cell table:style-name="ce6" table:formula="of:=[belle.C16]*SIN(RADIANS([belle.F16]))" office:value-type="float" office:value="7.90854932784721" calcext:value-type="float">
            <text:p>7.91</text:p>
          </table:table-cell>
        </table:table-row>
        <table:table-row table:style-name="ro1">
          <table:table-cell table:number-columns-repeated="10"/>
          <table:table-cell table:formula="of:=[belle.A17]" office:value-type="string" office:string-value="PiPi00[kMatrix.pole.1]{pi+,pi-}" calcext:value-type="string">
            <text:p>PiPi00[kMatrix.pole.1]{pi+,pi-}</text:p>
          </table:table-cell>
          <table:table-cell table:style-name="ce5" table:formula="of:=[belle.C17]*COS(RADIANS([belle.F17]))" office:value-type="float" office:value="11.1452545832397" calcext:value-type="float">
            <text:p>11.15</text:p>
          </table:table-cell>
          <table:table-cell table:style-name="ce6" table:formula="of:=[belle.C17]*SIN(RADIANS([belle.F17]))" office:value-type="float" office:value="4.96218704552476" calcext:value-type="float">
            <text:p>4.96</text:p>
          </table:table-cell>
        </table:table-row>
        <table:table-row table:style-name="ro1">
          <table:table-cell table:number-columns-repeated="10"/>
          <table:table-cell table:formula="of:=[belle.A18]" office:value-type="string" office:string-value="PiPi00[kMatrix.pole.2]{pi+,pi-}" calcext:value-type="string">
            <text:p>PiPi00[kMatrix.pole.2]{pi+,pi-}</text:p>
          </table:table-cell>
          <table:table-cell table:style-name="ce5" table:formula="of:=[belle.C18]*COS(RADIANS([belle.F18]))" office:value-type="float" office:value="29.199955525868" calcext:value-type="float">
            <text:p>29.20</text:p>
          </table:table-cell>
          <table:table-cell table:style-name="ce6" table:formula="of:=[belle.C18]*SIN(RADIANS([belle.F18]))" office:value-type="float" office:value="-0.0509635882842306" calcext:value-type="float">
            <text:p>-0.05</text:p>
          </table:table-cell>
        </table:table-row>
        <table:table-row table:style-name="ro1">
          <table:table-cell table:number-columns-repeated="10"/>
          <table:table-cell table:formula="of:=[belle.A19]" office:value-type="string" office:string-value="PiPi00[kMatrix.pole.3]{pi+,pi-}" calcext:value-type="string">
            <text:p>PiPi00[kMatrix.pole.3]{pi+,pi-}</text:p>
          </table:table-cell>
          <table:table-cell table:style-name="ce5" table:formula="of:=[belle.C19]*COS(RADIANS([belle.F19]))" office:value-type="float" office:value="6.66398745152009" calcext:value-type="float">
            <text:p>6.66</text:p>
          </table:table-cell>
          <table:table-cell table:style-name="ce6" table:formula="of:=[belle.C19]*SIN(RADIANS([belle.F19]))" office:value-type="float" office:value="-8.49889823718244" calcext:value-type="float">
            <text:p>-8.50</text:p>
          </table:table-cell>
        </table:table-row>
        <table:table-row table:style-name="ro1">
          <table:table-cell table:number-columns-repeated="10"/>
          <table:table-cell table:formula="of:=[belle.A20]" office:value-type="string" office:string-value="PiPi00[kMatrix.prod.0]{pi+,pi-}" calcext:value-type="string">
            <text:p>PiPi00[kMatrix.prod.0]{pi+,pi-}</text:p>
          </table:table-cell>
          <table:table-cell table:style-name="ce5" table:formula="of:=[belle.C20]*COS(RADIANS([belle.F20]))" office:value-type="float" office:value="-4.70228201833978" calcext:value-type="float">
            <text:p>-4.70</text:p>
          </table:table-cell>
          <table:table-cell table:style-name="ce6" table:formula="of:=[belle.C20]*SIN(RADIANS([belle.F20]))" office:value-type="float" office:value="-6.47213595499958" calcext:value-type="float">
            <text:p>-6.47</text:p>
          </table:table-cell>
        </table:table-row>
        <table:table-row table:style-name="ro1">
          <table:table-cell table:number-columns-repeated="10"/>
          <table:table-cell table:formula="of:=[belle.A21]" office:value-type="string" office:string-value="PiPi00[kMatrix.prod.1]{pi+,pi-}" calcext:value-type="string">
            <text:p>PiPi00[kMatrix.prod.1]{pi+,pi-}</text:p>
          </table:table-cell>
          <table:table-cell table:style-name="ce5" table:formula="of:=[belle.C21]*COS(RADIANS([belle.F21]))" office:value-type="float" office:value="-23.2858523573411" calcext:value-type="float">
            <text:p>-23.29</text:p>
          </table:table-cell>
          <table:table-cell table:style-name="ce6" table:formula="of:=[belle.C21]*SIN(RADIANS([belle.F21]))" office:value-type="float" office:value="-12.2253458025575" calcext:value-type="float">
            <text:p>-12.23</text:p>
          </table:table-cell>
        </table:table-row>
        <table:table-row table:style-name="ro1">
          <table:table-cell table:number-columns-repeated="10"/>
          <table:table-cell table:formula="of:=[belle.A22]" office:value-type="string" office:string-value="PiPi00[kMatrix.prod.2]{pi+,pi-}" calcext:value-type="string">
            <text:p>PiPi00[kMatrix.prod.2]{pi+,pi-}</text:p>
          </table:table-cell>
          <table:table-cell table:style-name="ce5" table:formula="of:=[belle.C22]*COS(RADIANS([belle.F22]))" office:value-type="float" office:value="-1.84210966477441" calcext:value-type="float">
            <text:p>-1.84</text:p>
          </table:table-cell>
          <table:table-cell table:style-name="ce6" table:formula="of:=[belle.C22]*SIN(RADIANS([belle.F22]))" office:value-type="float" office:value="-32.9485452180054" calcext:value-type="float">
            <text:p>-32.95</text:p>
          </table:table-cell>
        </table:table-row>
        <table:table-row table:style-name="ro1">
          <table:table-cell table:number-columns-repeated="10"/>
          <table:table-cell table:formula="of:=[belle.A23]" office:value-type="string" office:string-value="PiPi00[kMatrix.prod.3]{pi+,pi-}" calcext:value-type="string">
            <text:p>PiPi00[kMatrix.prod.3]{pi+,pi-}</text:p>
          </table:table-cell>
          <table:table-cell table:style-name="ce5" table:formula="of:=[belle.C23]*COS(RADIANS([belle.F23]))" office:value-type="float" office:value="-13.6504523542231" calcext:value-type="float">
            <text:p>-13.65</text:p>
          </table:table-cell>
          <table:table-cell table:style-name="ce6" table:formula="of:=[belle.C23]*SIN(RADIANS([belle.F23]))" office:value-type="float" office:value="-22.3630308886136" calcext:value-type="float">
            <text:p>-22.3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</text:p>
          </table:table-cell>
          <table:table-cell office:value-type="float" office:value="0.000827718" calcext:value-type="float">
            <text:p>0.000827718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</text:p>
          </table:table-cell>
          <table:table-cell office:value-type="float" office:value="0.000843968" calcext:value-type="float">
            <text:p>0.000843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</text:p>
          </table:table-cell>
          <table:table-cell office:value-type="float" office:value="0.00122597" calcext:value-type="float">
            <text:p>0.00122597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</text:p>
          </table:table-cell>
          <table:table-cell office:value-type="float" office:value="0.00105316" calcext:value-type="float">
            <text:p>0.0010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0135651" calcext:value-type="float">
            <text:p>0.00135651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0123279" calcext:value-type="float">
            <text:p>0.00123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</text:p>
          </table:table-cell>
          <table:table-cell office:value-type="float" office:value="0.00146194" calcext:value-type="float">
            <text:p>0.00146194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</text:p>
          </table:table-cell>
          <table:table-cell office:value-type="float" office:value="0.00164431" calcext:value-type="float">
            <text:p>0.00164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</text:p>
          </table:table-cell>
          <table:table-cell office:value-type="float" office:value="0.00225542" calcext:value-type="float">
            <text:p>0.00225542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0247679" calcext:value-type="float">
            <text:p>0.00247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</text:p>
          </table:table-cell>
          <table:table-cell office:value-type="float" office:value="0.00309512" calcext:value-type="float">
            <text:p>0.00309512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0.0037167" calcext:value-type="float">
            <text:p>0.0037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</text:p>
          </table:table-cell>
          <table:table-cell office:value-type="float" office:value="0.00651378" calcext:value-type="float">
            <text:p>0.00651378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</text:p>
          </table:table-cell>
          <table:table-cell office:value-type="float" office:value="0.0073212" calcext:value-type="float">
            <text:p>0.007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</text:p>
          </table:table-cell>
          <table:table-cell office:value-type="float" office:value="0.00235595" calcext:value-type="float">
            <text:p>0.00235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25382603916483" calcext:value-type="float">
            <text:p>-1.25382603916483</text:p>
          </table:table-cell>
          <table:table-cell office:value-type="float" office:value="0.00769138" calcext:value-type="float">
            <text:p>0.00769138</text:p>
          </table:table-cell>
          <table:table-cell office:value-type="float" office:value="0" calcext:value-type="float">
            <text:p>0</text:p>
          </table:table-cell>
          <table:table-cell office:value-type="float" office:value="1.17742102219734" calcext:value-type="float">
            <text:p>1.17742102219734</text:p>
          </table:table-cell>
          <table:table-cell office:value-type="float" office:value="0.00800201" calcext:value-type="float">
            <text:p>0.00800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</text:p>
          </table:table-cell>
          <table:table-cell office:value-type="float" office:value="0.00221442" calcext:value-type="float">
            <text:p>0.00221442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00286431" calcext:value-type="float">
            <text:p>0.00286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</text:p>
          </table:table-cell>
          <table:table-cell office:value-type="float" office:value="0.00196373" calcext:value-type="float">
            <text:p>0.00196373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00170606" calcext:value-type="float">
            <text:p>0.00170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0460311" calcext:value-type="float">
            <text:p>0.00460311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</text:p>
          </table:table-cell>
          <table:table-cell office:value-type="float" office:value="0.00646564" calcext:value-type="float">
            <text:p>0.00646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</text:p>
          </table:table-cell>
          <table:table-cell office:value-type="float" office:value="0.000827718" calcext:value-type="float">
            <text:p>0.000827718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</text:p>
          </table:table-cell>
          <table:table-cell office:value-type="float" office:value="0.000843968" calcext:value-type="float">
            <text:p>0.000843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385449270890229" calcext:value-type="float">
            <text:p>-0.385449270890229</text:p>
          </table:table-cell>
          <table:table-cell office:value-type="float" office:value="0.00122597" calcext:value-type="float">
            <text:p>0.00122597</text:p>
          </table:table-cell>
          <table:table-cell office:value-type="float" office:value="0" calcext:value-type="float">
            <text:p>0</text:p>
          </table:table-cell>
          <table:table-cell office:value-type="float" office:value="2.32831030139245" calcext:value-type="float">
            <text:p>2.32831030139245</text:p>
          </table:table-cell>
          <table:table-cell office:value-type="float" office:value="0.00105316" calcext:value-type="float">
            <text:p>0.0010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0135651" calcext:value-type="float">
            <text:p>0.00135651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0123279" calcext:value-type="float">
            <text:p>0.00123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</text:p>
          </table:table-cell>
          <table:table-cell office:value-type="float" office:value="0.00146194" calcext:value-type="float">
            <text:p>0.00146194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</text:p>
          </table:table-cell>
          <table:table-cell office:value-type="float" office:value="0.00164431" calcext:value-type="float">
            <text:p>0.00164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</text:p>
          </table:table-cell>
          <table:table-cell office:value-type="float" office:value="0.00225542" calcext:value-type="float">
            <text:p>0.00225542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0247679" calcext:value-type="float">
            <text:p>0.00247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</text:p>
          </table:table-cell>
          <table:table-cell office:value-type="float" office:value="0.00309512" calcext:value-type="float">
            <text:p>0.00309512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0.0037167" calcext:value-type="float">
            <text:p>0.0037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</text:p>
          </table:table-cell>
          <table:table-cell office:value-type="float" office:value="0.00651378" calcext:value-type="float">
            <text:p>0.00651378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</text:p>
          </table:table-cell>
          <table:table-cell office:value-type="float" office:value="0.0073212" calcext:value-type="float">
            <text:p>0.007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</text:p>
          </table:table-cell>
          <table:table-cell office:value-type="float" office:value="0.00235595" calcext:value-type="float">
            <text:p>0.00235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25382603916483" calcext:value-type="float">
            <text:p>-1.25382603916483</text:p>
          </table:table-cell>
          <table:table-cell office:value-type="float" office:value="0.00769138" calcext:value-type="float">
            <text:p>0.00769138</text:p>
          </table:table-cell>
          <table:table-cell office:value-type="float" office:value="0" calcext:value-type="float">
            <text:p>0</text:p>
          </table:table-cell>
          <table:table-cell office:value-type="float" office:value="1.17742102219734" calcext:value-type="float">
            <text:p>1.17742102219734</text:p>
          </table:table-cell>
          <table:table-cell office:value-type="float" office:value="0.00800201" calcext:value-type="float">
            <text:p>0.00800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</text:p>
          </table:table-cell>
          <table:table-cell office:value-type="float" office:value="0.00221442" calcext:value-type="float">
            <text:p>0.00221442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00286431" calcext:value-type="float">
            <text:p>0.00286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</text:p>
          </table:table-cell>
          <table:table-cell office:value-type="float" office:value="0.00196373" calcext:value-type="float">
            <text:p>0.00196373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00170606" calcext:value-type="float">
            <text:p>0.00170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0460311" calcext:value-type="float">
            <text:p>0.00460311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</text:p>
          </table:table-cell>
          <table:table-cell office:value-type="float" office:value="0.00646564" calcext:value-type="float">
            <text:p>0.00646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</text:p>
          </table:table-cell>
          <table:table-cell office:value-type="float" office:value="0.000827718" calcext:value-type="float">
            <text:p>0.000827718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</text:p>
          </table:table-cell>
          <table:table-cell office:value-type="float" office:value="0.000843968" calcext:value-type="float">
            <text:p>0.000843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385449270890229" calcext:value-type="float">
            <text:p>-0.385449270890229</text:p>
          </table:table-cell>
          <table:table-cell office:value-type="float" office:value="0.00122597" calcext:value-type="float">
            <text:p>0.00122597</text:p>
          </table:table-cell>
          <table:table-cell office:value-type="float" office:value="0" calcext:value-type="float">
            <text:p>0</text:p>
          </table:table-cell>
          <table:table-cell office:value-type="float" office:value="2.32831030139245" calcext:value-type="float">
            <text:p>2.32831030139245</text:p>
          </table:table-cell>
          <table:table-cell office:value-type="float" office:value="0.00105316" calcext:value-type="float">
            <text:p>0.0010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0135651" calcext:value-type="float">
            <text:p>0.00135651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0123279" calcext:value-type="float">
            <text:p>0.00123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91202039815925" calcext:value-type="float">
            <text:p>0.91202039815925</text:p>
          </table:table-cell>
          <table:table-cell office:value-type="float" office:value="0.00146194" calcext:value-type="float">
            <text:p>0.00146194</text:p>
          </table:table-cell>
          <table:table-cell office:value-type="float" office:value="0" calcext:value-type="float">
            <text:p>0</text:p>
          </table:table-cell>
          <table:table-cell office:value-type="float" office:value="-0.883809251672239" calcext:value-type="float">
            <text:p>-0.883809251672239</text:p>
          </table:table-cell>
          <table:table-cell office:value-type="float" office:value="0.00164431" calcext:value-type="float">
            <text:p>0.00164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</text:p>
          </table:table-cell>
          <table:table-cell office:value-type="float" office:value="0.00225542" calcext:value-type="float">
            <text:p>0.00225542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0247679" calcext:value-type="float">
            <text:p>0.00247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</text:p>
          </table:table-cell>
          <table:table-cell office:value-type="float" office:value="0.00309512" calcext:value-type="float">
            <text:p>0.00309512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0.0037167" calcext:value-type="float">
            <text:p>0.0037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</text:p>
          </table:table-cell>
          <table:table-cell office:value-type="float" office:value="0.00651378" calcext:value-type="float">
            <text:p>0.00651378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</text:p>
          </table:table-cell>
          <table:table-cell office:value-type="float" office:value="0.0073212" calcext:value-type="float">
            <text:p>0.007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</text:p>
          </table:table-cell>
          <table:table-cell office:value-type="float" office:value="0.00235595" calcext:value-type="float">
            <text:p>0.00235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25382603916483" calcext:value-type="float">
            <text:p>-1.25382603916483</text:p>
          </table:table-cell>
          <table:table-cell office:value-type="float" office:value="0.00769138" calcext:value-type="float">
            <text:p>0.00769138</text:p>
          </table:table-cell>
          <table:table-cell office:value-type="float" office:value="0" calcext:value-type="float">
            <text:p>0</text:p>
          </table:table-cell>
          <table:table-cell office:value-type="float" office:value="1.17742102219734" calcext:value-type="float">
            <text:p>1.17742102219734</text:p>
          </table:table-cell>
          <table:table-cell office:value-type="float" office:value="0.00800201" calcext:value-type="float">
            <text:p>0.00800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</text:p>
          </table:table-cell>
          <table:table-cell office:value-type="float" office:value="0.00221442" calcext:value-type="float">
            <text:p>0.00221442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00286431" calcext:value-type="float">
            <text:p>0.00286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</text:p>
          </table:table-cell>
          <table:table-cell office:value-type="float" office:value="0.00196373" calcext:value-type="float">
            <text:p>0.00196373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00170606" calcext:value-type="float">
            <text:p>0.00170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0460311" calcext:value-type="float">
            <text:p>0.00460311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</text:p>
          </table:table-cell>
          <table:table-cell office:value-type="float" office:value="0.00646564" calcext:value-type="float">
            <text:p>0.00646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heet8" table:style-name="ta1">
        <table:table-column table:style-name="co33" table:default-cell-style-name="Default"/>
        <table:table-column table:style-name="co34" table:default-cell-style-name="ce17"/>
        <table:table-column table:style-name="co35" table:default-cell-style-name="ce9"/>
        <table:table-column table:style-name="co36" table:default-cell-style-name="ce9"/>
        <table:table-column table:style-name="co37" table:default-cell-style-name="ce17"/>
        <table:table-column table:style-name="co38" table:default-cell-style-name="ce9"/>
        <table:table-column table:style-name="co39" table:default-cell-style-name="ce9"/>
        <table:table-column table:style-name="co39" table:default-cell-style-name="Default"/>
        <table:table-column table:style-name="co40" table:default-cell-style-name="Default"/>
        <table:table-column table:style-name="co24" table:default-cell-style-name="ce9"/>
        <table:table-column table:style-name="co24" table:default-cell-style-name="Default"/>
        <table:table-column table:style-name="co41" table:default-cell-style-name="Default"/>
        <table:table-column table:style-name="co1" table:number-columns-repeated="8" table:default-cell-style-name="Default"/>
        <table:table-column table:style-name="co4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8" table:default-cell-style-name="Default"/>
        <table:table-column table:style-name="co44" table:default-cell-style-name="Default"/>
        <table:table-row table:style-name="ro1">
          <table:table-cell office:value-type="float" office:value="892" calcext:value-type="float">
            <text:p>892</text:p>
          </table:table-cell>
          <table:table-cell table:style-name="Default" office:value-type="float" office:value="1.59" calcext:value-type="float">
            <text:p>1.5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31.8" calcext:value-type="float">
            <text:p>131.8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1]*COS(RADIANS([.D1]))*SQRT([.F1])" office:value-type="float" office:value="-1.05978662769663" calcext:value-type="float">
            <text:p>-1.05978662769663</text:p>
          </table:table-cell>
          <table:table-cell table:style-name="ce9" table:formula="of:=SQRT(SUMSQ([.H1]/[.B1]*[.C1];[.K1]*RADIANS([.E1])))*SQRT([.F1])" office:value-type="float" office:value="0.00459535718228802" calcext:value-type="float">
            <text:p>0.00459535718229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1]*SIN(RADIANS([.D1]))*SQRT([.F1])" office:value-type="float" office:value="1.18530683949575" calcext:value-type="float">
            <text:p>1.18530683949575</text:p>
          </table:table-cell>
          <table:table-cell table:style-name="ce9" table:formula="of:=SQRT(SUMSQ([.K1]/[.B1]*[.C1];[.H1]*RADIANS([.E1])))*SQRT([.F1])" office:value-type="float" office:value="0.00432282596523444" calcext:value-type="float">
            <text:p>0.00432282596523</text:p>
          </table:table-cell>
          <table:table-cell table:number-columns-repeated="2"/>
          <table:table-cell office:value-type="float" office:value="0.6045" calcext:value-type="float">
            <text:p>0.6045</text:p>
          </table:table-cell>
          <table:table-cell table:number-columns-repeated="5"/>
          <table:table-cell office:value-type="string" calcext:value-type="string">
            <text:p>D0{K*(892)bar-{K0S0,pi-},pi+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1.05978662769663" calcext:value-type="float">
            <text:p>-1.05978662769663</text:p>
          </table:table-cell>
          <table:table-cell table:style-name="ce9" office:value-type="float" office:value="0.00459535718228802" calcext:value-type="float">
            <text:p>0.0045953571822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1.18530683949575" calcext:value-type="float">
            <text:p>1.18530683949575</text:p>
          </table:table-cell>
          <table:table-cell table:style-name="ce9" office:value-type="float" office:value="0.00432282596523444" calcext:value-type="float">
            <text:p>0.0043228259652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Default" office:value-type="float" office:value="2.059" calcext:value-type="float">
            <text:p>2.05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94.6" calcext:value-type="float">
            <text:p>-194.6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2]*COS(RADIANS([.D2]))*SQRT([.F2])" office:value-type="float" office:value="-1.99251318202238" calcext:value-type="float">
            <text:p>-1.99251318202238</text:p>
          </table:table-cell>
          <table:table-cell table:style-name="ce9" table:formula="of:=SQRT(SUMSQ([.H2]/[.B2]*[.C2];[.K2]*RADIANS([.E2])))*SQRT([.F2])" office:value-type="float" office:value="0.0181875345630495" calcext:value-type="float">
            <text:p>0.01818753456305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2]*SIN(RADIANS([.D2]))*SQRT([.F2])" office:value-type="float" office:value="0.519010808622571" calcext:value-type="float">
            <text:p>0.51901080862257</text:p>
          </table:table-cell>
          <table:table-cell table:style-name="ce9" table:formula="of:=SQRT(SUMSQ([.K2]/[.B2]*[.C2];[.H2]*RADIANS([.E2])))*SQRT([.F2])" office:value-type="float" office:value="0.0591727699444785" calcext:value-type="float">
            <text:p>0.05917276994448</text:p>
          </table:table-cell>
          <table:table-cell table:number-columns-repeated="2"/>
          <table:table-cell office:value-type="float" office:value="0.0702" calcext:value-type="float">
            <text:p>0.0702</text:p>
          </table:table-cell>
          <table:table-cell table:number-columns-repeated="5"/>
          <table:table-cell office:value-type="string" calcext:value-type="string">
            <text:p>D0{K(0)*(1430)bar-[GLASS]{K0S0,pi-},pi+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255993" calcext:value-type="float">
            <text:p>0.02559930000000</text:p>
          </table:table-cell>
          <table:table-cell table:style-name="ce9" office:value-type="float" office:value="0.00122597" calcext:value-type="float">
            <text:p>0.0012259700000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194327" calcext:value-type="float">
            <text:p>-0.19432700000000</text:p>
          </table:table-cell>
          <table:table-cell table:style-name="ce9" office:value-type="float" office:value="0.00105316" calcext:value-type="float">
            <text:p>0.001053160000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-41.5" calcext:value-type="float">
            <text:p>-41.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3]*COS(RADIANS([.D3]))*SQRT([.F3])" office:value-type="float" office:value="0.861299078907352" calcext:value-type="float">
            <text:p>0.86129907890735</text:p>
          </table:table-cell>
          <table:table-cell table:style-name="ce9" table:formula="of:=SQRT(SUMSQ([.H3]/[.B3]*[.C3];[.K3]*RADIANS([.E3])))*SQRT([.F3])" office:value-type="float" office:value="0.00858699962051807" calcext:value-type="float">
            <text:p>0.00858699962052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3]*SIN(RADIANS([.D3]))*SQRT([.F3])" office:value-type="float" office:value="-0.762013055448098" calcext:value-type="float">
            <text:p>-0.76201305544810</text:p>
          </table:table-cell>
          <table:table-cell table:style-name="ce9" table:formula="of:=SQRT(SUMSQ([.K3]/[.B3]*[.C3];[.H3]*RADIANS([.E3])))*SQRT([.F3])" office:value-type="float" office:value="0.00846879469252208" calcext:value-type="float">
            <text:p>0.00846879469252</text:p>
          </table:table-cell>
          <table:table-cell table:number-columns-repeated="2"/>
          <table:table-cell office:value-type="float" office:value="0.0221" calcext:value-type="float">
            <text:p>0.0221</text:p>
          </table:table-cell>
          <table:table-cell table:number-columns-repeated="5"/>
          <table:table-cell office:value-type="string" calcext:value-type="string">
            <text:p>D0{K(2)*(1430)bar-{K0S0,pi-},pi+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107163" calcext:value-type="float">
            <text:p>-0.10716300000000</text:p>
          </table:table-cell>
          <table:table-cell table:style-name="ce9" office:value-type="float" office:value="0.00146194" calcext:value-type="float">
            <text:p>0.0014619400000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104979" calcext:value-type="float">
            <text:p>0.10497900000000</text:p>
          </table:table-cell>
          <table:table-cell table:style-name="ce9" office:value-type="float" office:value="0.00164431" calcext:value-type="float">
            <text:p>0.001644310000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Default" office:value-type="float" office:value="0.496" calcext:value-type="float">
            <text:p>0.496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83.4" calcext:value-type="float">
            <text:p>83.4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4]*COS(RADIANS([.D4]))*SQRT([.F4])" office:value-type="float" office:value="0.0570088266444618" calcext:value-type="float">
            <text:p>0.05700882664446</text:p>
          </table:table-cell>
          <table:table-cell table:style-name="ce9" table:formula="of:=SQRT(SUMSQ([.H4]/[.B4]*[.C4];[.K4]*RADIANS([.E4])))*SQRT([.F4])" office:value-type="float" office:value="0.00784210331281016" calcext:value-type="float">
            <text:p>0.00784210331281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4]*SIN(RADIANS([.D4]))*SQRT([.F4])" office:value-type="float" office:value="0.492712891737797" calcext:value-type="float">
            <text:p>0.49271289173780</text:p>
          </table:table-cell>
          <table:table-cell table:style-name="ce9" table:formula="of:=SQRT(SUMSQ([.K4]/[.B4]*[.C4];[.H4]*RADIANS([.E4])))*SQRT([.F4])" office:value-type="float" office:value="0.0109637325094911" calcext:value-type="float">
            <text:p>0.01096373250949</text:p>
          </table:table-cell>
          <table:table-cell table:number-columns-repeated="2"/>
          <table:table-cell office:value-type="float" office:value="0.0026" calcext:value-type="float">
            <text:p>0.0026</text:p>
          </table:table-cell>
          <table:table-cell table:number-columns-repeated="5"/>
          <table:table-cell office:value-type="string" calcext:value-type="string">
            <text:p>D0{K*(1410)bar-{K0S0,pi-},pi+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570088266444618" calcext:value-type="float">
            <text:p>0.05700882664446</text:p>
          </table:table-cell>
          <table:table-cell table:style-name="ce9" office:value-type="float" office:value="0.00784210331281016" calcext:value-type="float">
            <text:p>0.00784210331281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492712891737797" calcext:value-type="float">
            <text:p>0.49271289173780</text:p>
          </table:table-cell>
          <table:table-cell table:style-name="ce9" office:value-type="float" office:value="0.0109637325094911" calcext:value-type="float">
            <text:p>0.0109637325094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Default" office:value-type="float" office:value="1.556" calcext:value-type="float">
            <text:p>1.556</text:p>
          </table:table-cell>
          <table:table-cell table:style-name="Default" office:value-type="float" office:value="0.097" calcext:value-type="float">
            <text:p>0.097</text:p>
          </table:table-cell>
          <table:table-cell table:style-name="Default" office:value-type="float" office:value="-83.2" calcext:value-type="float">
            <text:p>-83.2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5]*COS(RADIANS([.D5]))*SQRT([.F5])" office:value-type="float" office:value="0.184236574684915" calcext:value-type="float">
            <text:p>0.18423657468492</text:p>
          </table:table-cell>
          <table:table-cell table:style-name="ce9" table:formula="of:=SQRT(SUMSQ([.H5]/[.B5]*[.C5];[.K5]*RADIANS([.E5])))*SQRT([.F5])" office:value-type="float" office:value="0.0343372894401006" calcext:value-type="float">
            <text:p>0.03433728944010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5]*SIN(RADIANS([.D5]))*SQRT([.F5])" office:value-type="float" office:value="-1.54505433061377" calcext:value-type="float">
            <text:p>-1.54505433061377</text:p>
          </table:table-cell>
          <table:table-cell table:style-name="ce9" table:formula="of:=SQRT(SUMSQ([.K5]/[.B5]*[.C5];[.H5]*RADIANS([.E5])))*SQRT([.F5])" office:value-type="float" office:value="0.0963949150305112" calcext:value-type="float">
            <text:p>0.09639491503051</text:p>
          </table:table-cell>
          <table:table-cell table:number-columns-repeated="2"/>
          <table:table-cell office:value-type="float" office:value="0.0016" calcext:value-type="float">
            <text:p>0.0016</text:p>
          </table:table-cell>
          <table:table-cell table:number-columns-repeated="5"/>
          <table:table-cell office:value-type="string" calcext:value-type="string">
            <text:p>D0{K*(1680)bar-{K0S0,pi-},pi+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0535469" calcext:value-type="float">
            <text:p>-0.05354690000000</text:p>
          </table:table-cell>
          <table:table-cell table:style-name="ce9" office:value-type="float" office:value="0.00651378" calcext:value-type="float">
            <text:p>0.0065137800000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272353" calcext:value-type="float">
            <text:p>0.02723530000000</text:p>
          </table:table-cell>
          <table:table-cell table:style-name="ce9" office:value-type="float" office:value="0.0073212" calcext:value-type="float">
            <text:p>0.007321200000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Default" office:value-type="float" office:value="0.139" calcext:value-type="float">
            <text:p>0.139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-42.1" calcext:value-type="float">
            <text:p>-42.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6]*COS(RADIANS([.D6]))*SQRT([.F6])" office:value-type="float" office:value="0.103134641895611" calcext:value-type="float">
            <text:p>0.10313464189561</text:p>
          </table:table-cell>
          <table:table-cell table:style-name="ce9" table:formula="of:=SQRT(SUMSQ([.H6]/[.B6]*[.C6];[.K6]*RADIANS([.E6])))*SQRT([.F6])" office:value-type="float" office:value="0.00187038635563715" calcext:value-type="float">
            <text:p>0.00187038635564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6]*SIN(RADIANS([.D6]))*SQRT([.F6])" office:value-type="float" office:value="-0.0931893000352731" calcext:value-type="float">
            <text:p>-0.09318930003527</text:p>
          </table:table-cell>
          <table:table-cell table:style-name="ce9" table:formula="of:=SQRT(SUMSQ([.K6]/[.B6]*[.C6];[.H6]*RADIANS([.E6])))*SQRT([.F6])" office:value-type="float" office:value="0.00183998813387992" calcext:value-type="float">
            <text:p>0.00183998813388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table:number-columns-repeated="5"/>
          <table:table-cell office:value-type="string" calcext:value-type="string">
            <text:p>D0{K*(892)+{K0S0,pi+},pi-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103134641895611" calcext:value-type="float">
            <text:p>0.10313464189561</text:p>
          </table:table-cell>
          <table:table-cell table:style-name="ce9" office:value-type="float" office:value="0.00187038635563715" calcext:value-type="float">
            <text:p>0.00187038635564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0931893000352731" calcext:value-type="float">
            <text:p>-0.09318930003527</text:p>
          </table:table-cell>
          <table:table-cell table:style-name="ce9" office:value-type="float" office:value="0.00183998813387992" calcext:value-type="float">
            <text:p>0.0018399881338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Default" office:value-type="float" office:value="0.176" calcext:value-type="float">
            <text:p>0.176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-102.3" calcext:value-type="float">
            <text:p>-102.3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7]*COS(RADIANS([.D7]))*SQRT([.F7])" office:value-type="float" office:value="-0.0374933479843959" calcext:value-type="float">
            <text:p>-0.03749334798440</text:p>
          </table:table-cell>
          <table:table-cell table:style-name="ce9" table:formula="of:=SQRT(SUMSQ([.H7]/[.B7]*[.C7];[.K7]*RADIANS([.E7])))*SQRT([.F7])" office:value-type="float" office:value="0.00647667262242908" calcext:value-type="float">
            <text:p>0.00647667262243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7]*SIN(RADIANS([.D7]))*SQRT([.F7])" office:value-type="float" office:value="-0.171960021100606" calcext:value-type="float">
            <text:p>-0.17196002110061</text:p>
          </table:table-cell>
          <table:table-cell table:style-name="ce9" table:formula="of:=SQRT(SUMSQ([.K7]/[.B7]*[.C7];[.H7]*RADIANS([.E7])))*SQRT([.F7])" office:value-type="float" office:value="0.00697601021309519" calcext:value-type="float">
            <text:p>0.00697601021310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5"/>
          <table:table-cell office:value-type="string" calcext:value-type="string">
            <text:p>D0{K(0)*(1430)+[GLASS]{K0S0,pi+},pi-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0374933479843959" calcext:value-type="float">
            <text:p>-0.03749334798440</text:p>
          </table:table-cell>
          <table:table-cell table:style-name="ce9" office:value-type="float" office:value="0.00647667262242908" calcext:value-type="float">
            <text:p>0.00647667262243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171960021100606" calcext:value-type="float">
            <text:p>-0.17196002110061</text:p>
          </table:table-cell>
          <table:table-cell table:style-name="ce9" office:value-type="float" office:value="0.00697601021309519" calcext:value-type="float">
            <text:p>0.0069760102131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-32.2" calcext:value-type="float">
            <text:p>-32.2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8]*COS(RADIANS([.D8]))*SQRT([.F8])" office:value-type="float" office:value="0.0651568737918224" calcext:value-type="float">
            <text:p>0.06515687379182</text:p>
          </table:table-cell>
          <table:table-cell table:style-name="ce9" table:formula="of:=SQRT(SUMSQ([.H8]/[.B8]*[.C8];[.K8]*RADIANS([.E8])))*SQRT([.F8])" office:value-type="float" office:value="0.00681284967888734" calcext:value-type="float">
            <text:p>0.00681284967889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8]*SIN(RADIANS([.D8]))*SQRT([.F8])" office:value-type="float" office:value="-0.0410314732574462" calcext:value-type="float">
            <text:p>-0.04103147325745</text:p>
          </table:table-cell>
          <table:table-cell table:style-name="ce9" table:formula="of:=SQRT(SUMSQ([.K8]/[.B8]*[.C8];[.H8]*RADIANS([.E8])))*SQRT([.F8])" office:value-type="float" office:value="0.00651776903214557" calcext:value-type="float">
            <text:p>0.0065177690321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number-columns-repeated="5"/>
          <table:table-cell office:value-type="string" calcext:value-type="string">
            <text:p>D0{K(2)*(1430)+{K0S0,pi+},pi-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651568737918224" calcext:value-type="float">
            <text:p>0.06515687379182</text:p>
          </table:table-cell>
          <table:table-cell table:style-name="ce9" office:value-type="float" office:value="0.00681284967888734" calcext:value-type="float">
            <text:p>0.0068128496788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0410314732574462" calcext:value-type="float">
            <text:p>-0.04103147325745</text:p>
          </table:table-cell>
          <table:table-cell table:style-name="ce9" office:value-type="float" office:value="0.00651776903214557" calcext:value-type="float">
            <text:p>0.0065177690321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45.7" calcext:value-type="float">
            <text:p>-145.7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9]*COS(RADIANS([.D9]))*SQRT([.F9])" office:value-type="float" office:value="-0.204872377034949" calcext:value-type="float">
            <text:p>-0.20487237703495</text:p>
          </table:table-cell>
          <table:table-cell table:style-name="ce9" table:formula="of:=SQRT(SUMSQ([.H9]/[.B9]*[.C9];[.K9]*RADIANS([.E9])))*SQRT([.F9])" office:value-type="float" office:value="0.0108756508640448" calcext:value-type="float">
            <text:p>0.01087565086404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9]*SIN(RADIANS([.D9]))*SQRT([.F9])" office:value-type="float" office:value="-0.139754460136518" calcext:value-type="float">
            <text:p>-0.13975446013652</text:p>
          </table:table-cell>
          <table:table-cell table:style-name="ce9" table:formula="of:=SQRT(SUMSQ([.K9]/[.B9]*[.C9];[.H9]*RADIANS([.E9])))*SQRT([.F9])" office:value-type="float" office:value="0.0118018288577824" calcext:value-type="float">
            <text:p>0.01180182885778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number-columns-repeated="5"/>
          <table:table-cell office:value-type="string" calcext:value-type="string">
            <text:p>D0{K*(1410)+{K0S0,pi+},pi-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204872377034949" calcext:value-type="float">
            <text:p>-0.20487237703495</text:p>
          </table:table-cell>
          <table:table-cell table:style-name="ce9" office:value-type="float" office:value="0.0108756508640448" calcext:value-type="float">
            <text:p>0.01087565086404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139754460136518" calcext:value-type="float">
            <text:p>-0.13975446013652</text:p>
          </table:table-cell>
          <table:table-cell table:style-name="ce9" office:value-type="float" office:value="0.0118018288577824" calcext:value-type="float">
            <text:p>0.0118018288577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Default" office:value-type="float" office:value="1.407" calcext:value-type="float">
            <text:p>1.407</text:p>
          </table:table-cell>
          <table:table-cell table:style-name="Default" office:value-type="float" office:value="0.053" calcext:value-type="float">
            <text:p>0.053</text:p>
          </table:table-cell>
          <table:table-cell table:style-name="Default" office:value-type="float" office:value="86.1" calcext:value-type="float">
            <text:p>86.1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10]*COS(RADIANS([.D10]))*SQRT([.F10])" office:value-type="float" office:value="0.0956975139660046" calcext:value-type="float">
            <text:p>0.09569751396600</text:p>
          </table:table-cell>
          <table:table-cell table:style-name="ce9" table:formula="of:=SQRT(SUMSQ([.H10]/[.B10]*[.C10];[.K10]*RADIANS([.E10])))*SQRT([.F10])" office:value-type="float" office:value="0.0662479216421132" calcext:value-type="float">
            <text:p>0.06624792164211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10]*SIN(RADIANS([.D10]))*SQRT([.F10])" office:value-type="float" office:value="1.4037417803217" calcext:value-type="float">
            <text:p>1.40374178032170</text:p>
          </table:table-cell>
          <table:table-cell table:style-name="ce9" table:formula="of:=SQRT(SUMSQ([.K10]/[.B10]*[.C10];[.H10]*RADIANS([.E10])))*SQRT([.F10])" office:value-type="float" office:value="0.0530692207101081" calcext:value-type="float">
            <text:p>0.05306922071011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number-columns-repeated="5"/>
          <table:table-cell office:value-type="string" calcext:value-type="string">
            <text:p>D0{K*(1680)+{K0S0,pi+},pi-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956975139660046" calcext:value-type="float">
            <text:p>0.09569751396600</text:p>
          </table:table-cell>
          <table:table-cell table:style-name="ce9" office:value-type="float" office:value="0.0662479216421132" calcext:value-type="float">
            <text:p>0.06624792164211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1.4037417803217" calcext:value-type="float">
            <text:p>1.40374178032170</text:p>
          </table:table-cell>
          <table:table-cell table:style-name="ce9" office:value-type="float" office:value="0.0530692207101081" calcext:value-type="float">
            <text:p>0.053069220710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9" table:formula="of:=[.B11]*COS(RADIANS([.D11]))*SQRT([.F11])" office:value-type="float" office:value="1" calcext:value-type="float">
            <text:p>1.00000000000000</text:p>
          </table:table-cell>
          <table:table-cell table:style-name="ce9" table:formula="of:=SQRT(SUMSQ([.H11]/[.B11]*[.C11];[.K11]*RADIANS([.E11])))*SQRT([.F11])" office:value-type="float" office:value="0" calcext:value-type="float">
            <text:p>0.00000000000000</text:p>
          </table:table-cell>
          <table:table-cell table:style-name="ce17" office:value-type="float" office:value="2" calcext:value-type="float">
            <text:p>2</text:p>
          </table:table-cell>
          <table:table-cell table:style-name="ce9" table:formula="of:=[.B11]*SIN(RADIANS([.D11]))*SQRT([.F11])" office:value-type="float" office:value="0" calcext:value-type="float">
            <text:p>0.00000000000000</text:p>
          </table:table-cell>
          <table:table-cell table:style-name="ce9" table:formula="of:=SQRT(SUMSQ([.K11]/[.B11]*[.C11];[.H11]*RADIANS([.E11])))*SQRT([.F11])" office:value-type="float" office:value="0" calcext:value-type="float">
            <text:p>0.0000000000000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D0{K0S0,rho(770)0{pi+,pi-}}</text:p>
          </table:table-cell>
          <table:table-cell table:style-name="ce17" office:value-type="float" office:value="2" calcext:value-type="float">
            <text:p>2</text:p>
          </table:table-cell>
          <table:table-cell table:style-name="ce9" office:value-type="float" office:value="1" calcext:value-type="float">
            <text:p>1.00000000000000</text:p>
          </table:table-cell>
          <table:table-cell table:style-name="ce9" office:value-type="float" office:value="0" calcext:value-type="float">
            <text:p>0.0000000000000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.0000000000000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114.9" calcext:value-type="float">
            <text:p>114.9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12]*COS(RADIANS([.D12]))*SQRT([.F12])" office:value-type="float" office:value="-0.0155783250945972" calcext:value-type="float">
            <text:p>-0.01557832509460</text:p>
          </table:table-cell>
          <table:table-cell table:style-name="ce9" table:formula="of:=SQRT(SUMSQ([.H12]/[.B12]*[.C12];[.K12]*RADIANS([.E12])))*SQRT([.F12])" office:value-type="float" office:value="0.000389714937118821" calcext:value-type="float">
            <text:p>0.00038971493712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12]*SIN(RADIANS([.D12]))*SQRT([.F12])" office:value-type="float" office:value="0.0335606285287842" calcext:value-type="float">
            <text:p>0.03356062852878</text:p>
          </table:table-cell>
          <table:table-cell table:style-name="ce9" table:formula="of:=SQRT(SUMSQ([.K12]/[.B12]*[.C12];[.H12]*RADIANS([.E12])))*SQRT([.F12])" office:value-type="float" office:value="0.000397806381238605" calcext:value-type="float">
            <text:p>0.00039780638124</text:p>
          </table:table-cell>
          <table:table-cell table:number-columns-repeated="2"/>
          <table:table-cell office:value-type="float" office:value="0.0057" calcext:value-type="float">
            <text:p>0.0057</text:p>
          </table:table-cell>
          <table:table-cell table:number-columns-repeated="5"/>
          <table:table-cell office:value-type="string" calcext:value-type="string">
            <text:p>D0{K0S0,omega(782)0{pi+,pi-}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0155783250945972" calcext:value-type="float">
            <text:p>-0.01557832509460</text:p>
          </table:table-cell>
          <table:table-cell table:style-name="ce9" office:value-type="float" office:value="0.000389714937118821" calcext:value-type="float">
            <text:p>0.00038971493712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335606285287842" calcext:value-type="float">
            <text:p>0.03356062852878</text:p>
          </table:table-cell>
          <table:table-cell table:style-name="ce9" office:value-type="float" office:value="0.000397806381238605" calcext:value-type="float">
            <text:p>0.0003978063812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-31.6" calcext:value-type="float">
            <text:p>-31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13]*COS(RADIANS([.D13]))*SQRT([.F13])" office:value-type="float" office:value="1.10724501438596" calcext:value-type="float">
            <text:p>1.10724501438596</text:p>
          </table:table-cell>
          <table:table-cell table:style-name="ce9" table:formula="of:=SQRT(SUMSQ([.H13]/[.B13]*[.C13];[.K13]*RADIANS([.E13])))*SQRT([.F13])" office:value-type="float" office:value="0.0125672359144356" calcext:value-type="float">
            <text:p>0.01256723591444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13]*SIN(RADIANS([.D13]))*SQRT([.F13])" office:value-type="float" office:value="-0.681181677761103" calcext:value-type="float">
            <text:p>-0.68118167776110</text:p>
          </table:table-cell>
          <table:table-cell table:style-name="ce9" table:formula="of:=SQRT(SUMSQ([.K13]/[.B13]*[.C13];[.H13]*RADIANS([.E13])))*SQRT([.F13])" office:value-type="float" office:value="0.0118222434982031" calcext:value-type="float">
            <text:p>0.01182224349820</text:p>
          </table:table-cell>
          <table:table-cell table:number-columns-repeated="2"/>
          <table:table-cell office:value-type="float" office:value="0.0141" calcext:value-type="float">
            <text:p>0.0141</text:p>
          </table:table-cell>
          <table:table-cell table:number-columns-repeated="5"/>
          <table:table-cell office:value-type="string" calcext:value-type="string">
            <text:p>D0{K0S0,f(2)(1270)0{pi+,pi-}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1.10724501438596" calcext:value-type="float">
            <text:p>1.10724501438596</text:p>
          </table:table-cell>
          <table:table-cell table:style-name="ce9" office:value-type="float" office:value="0.0125672359144356" calcext:value-type="float">
            <text:p>0.01256723591444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-0.681181677761103" calcext:value-type="float">
            <text:p>-0.68118167776110</text:p>
          </table:table-cell>
          <table:table-cell table:style-name="ce9" office:value-type="float" office:value="0.0118222434982031" calcext:value-type="float">
            <text:p>0.0118222434982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Default" office:value-type="float" office:value="0.532" calcext:value-type="float">
            <text:p>0.532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float" office:value="80.8" calcext:value-type="float">
            <text:p>80.8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B14]*COS(RADIANS([.D14]))*SQRT([.F14])" office:value-type="float" office:value="0.0850567918520562" calcext:value-type="float">
            <text:p>0.08505679185206</text:p>
          </table:table-cell>
          <table:table-cell table:style-name="ce9" table:formula="of:=SQRT(SUMSQ([.H14]/[.B14]*[.C14];[.K14]*RADIANS([.E14])))*SQRT([.F14])" office:value-type="float" office:value="0.0197261208176541" calcext:value-type="float">
            <text:p>0.01972612081765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[.B14]*SIN(RADIANS([.D14]))*SQRT([.F14])" office:value-type="float" office:value="0.52515649301883" calcext:value-type="float">
            <text:p>0.52515649301883</text:p>
          </table:table-cell>
          <table:table-cell table:style-name="ce9" table:formula="of:=SQRT(SUMSQ([.K14]/[.B14]*[.C14];[.H14]*RADIANS([.E14])))*SQRT([.F14])" office:value-type="float" office:value="0.0268343823594177" calcext:value-type="float">
            <text:p>0.02683438235942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number-columns-repeated="5"/>
          <table:table-cell office:value-type="string" calcext:value-type="string">
            <text:p>D0{K0S0,rho(1450)0{pi+,pi-}}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0850567918520562" calcext:value-type="float">
            <text:p>0.08505679185206</text:p>
          </table:table-cell>
          <table:table-cell table:style-name="ce9" office:value-type="float" office:value="0.0197261208176541" calcext:value-type="float">
            <text:p>0.0197261208176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52515649301883" calcext:value-type="float">
            <text:p>0.52515649301883</text:p>
          </table:table-cell>
          <table:table-cell table:style-name="ce9" office:value-type="float" office:value="0.0268343823594177" calcext:value-type="float">
            <text:p>0.02683438235942</text:p>
          </table:table-cell>
        </table:table-row>
        <table:table-row table:style-name="ro1">
          <table:table-cell office:value-type="string" calcext:value-type="string">
            <text:p>s wav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9" table:formula="of:=[.B15]*COS(RADIANS([.D15]))*SQRT([.F15])" office:value-type="float" office:value="1" calcext:value-type="float">
            <text:p>1.00000000000000</text:p>
          </table:table-cell>
          <table:table-cell table:style-name="ce9" table:formula="of:=SQRT(SUMSQ([.H15]/[.B15]*[.C15];[.K15]*RADIANS([.E15])))*SQRT([.F15])" office:value-type="float" office:value="0" calcext:value-type="float">
            <text:p>0.00000000000000</text:p>
          </table:table-cell>
          <table:table-cell table:style-name="ce17" office:value-type="float" office:value="2" calcext:value-type="float">
            <text:p>2</text:p>
          </table:table-cell>
          <table:table-cell table:style-name="ce9" table:formula="of:=[.B15]*SIN(RADIANS([.D15]))*SQRT([.F15])" office:value-type="float" office:value="0" calcext:value-type="float">
            <text:p>0.00000000000000</text:p>
          </table:table-cell>
          <table:table-cell table:style-name="ce9" table:formula="of:=SQRT(SUMSQ([.K15]/[.B15]*[.C15];[.H15]*RADIANS([.E15])))*SQRT([.F15])" office:value-type="float" office:value="0" calcext:value-type="float">
            <text:p>0.00000000000000</text:p>
          </table:table-cell>
          <table:table-cell table:number-columns-repeated="2"/>
          <table:table-cell office:value-type="float" office:value="0.1288" calcext:value-type="float">
            <text:p>0.1288</text:p>
          </table:table-cell>
          <table:table-cell table:number-columns-repeated="5"/>
          <table:table-cell office:value-type="string" calcext:value-type="string">
            <text:p>D0{K0S0,PiPi00}</text:p>
          </table:table-cell>
          <table:table-cell table:style-name="ce17" office:value-type="float" office:value="2" calcext:value-type="float">
            <text:p>2</text:p>
          </table:table-cell>
          <table:table-cell table:style-name="ce9" office:value-type="float" office:value="1" calcext:value-type="float">
            <text:p>1.00000000000000</text:p>
          </table:table-cell>
          <table:table-cell table:style-name="ce9" office:value-type="float" office:value="0" calcext:value-type="float">
            <text:p>0.0000000000000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.0000000000000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9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05978662769663" calcext:value-type="float">
            <text:p>-1.05978662769663</text:p>
          </table:table-cell>
          <table:table-cell office:value-type="float" office:value="0.00459535718228802" calcext:value-type="float">
            <text:p>0.00459535718229</text:p>
          </table:table-cell>
          <table:table-cell office:value-type="float" office:value="0" calcext:value-type="float">
            <text:p>0</text:p>
          </table:table-cell>
          <table:table-cell office:value-type="float" office:value="1.18530683949575" calcext:value-type="float">
            <text:p>1.18530683949575</text:p>
          </table:table-cell>
          <table:table-cell office:value-type="float" office:value="0.00432282596523444" calcext:value-type="float">
            <text:p>0.00432282596523</text:p>
          </table:table-cell>
          <table:table-cell table:style-name="ce9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style-name="ce9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99251318202238" calcext:value-type="float">
            <text:p>-1.99251318202238</text:p>
          </table:table-cell>
          <table:table-cell office:value-type="float" office:value="0.0181875345630495" calcext:value-type="float">
            <text:p>0.01818753456305</text:p>
          </table:table-cell>
          <table:table-cell office:value-type="float" office:value="0" calcext:value-type="float">
            <text:p>0</text:p>
          </table:table-cell>
          <table:table-cell office:value-type="float" office:value="0.519010808622571" calcext:value-type="float">
            <text:p>0.51901080862257</text:p>
          </table:table-cell>
          <table:table-cell office:value-type="float" office:value="0.0591727699444785" calcext:value-type="float">
            <text:p>0.059172769944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861299078907352" calcext:value-type="float">
            <text:p>0.86129907890735</text:p>
          </table:table-cell>
          <table:table-cell office:value-type="float" office:value="0.00858699962051807" calcext:value-type="float">
            <text:p>0.00858699962052</text:p>
          </table:table-cell>
          <table:table-cell office:value-type="float" office:value="0" calcext:value-type="float">
            <text:p>0</text:p>
          </table:table-cell>
          <table:table-cell office:value-type="float" office:value="-0.762013055448098" calcext:value-type="float">
            <text:p>-0.76201305544810</text:p>
          </table:table-cell>
          <table:table-cell office:value-type="float" office:value="0.00846879469252208" calcext:value-type="float">
            <text:p>0.008468794692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570088266444618" calcext:value-type="float">
            <text:p>0.05700882664446</text:p>
          </table:table-cell>
          <table:table-cell office:value-type="float" office:value="0.00784210331281016" calcext:value-type="float">
            <text:p>0.00784210331281</text:p>
          </table:table-cell>
          <table:table-cell office:value-type="float" office:value="0" calcext:value-type="float">
            <text:p>0</text:p>
          </table:table-cell>
          <table:table-cell office:value-type="float" office:value="0.492712891737797" calcext:value-type="float">
            <text:p>0.49271289173780</text:p>
          </table:table-cell>
          <table:table-cell office:value-type="float" office:value="0.0109637325094911" calcext:value-type="float">
            <text:p>0.010963732509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184236574684915" calcext:value-type="float">
            <text:p>0.18423657468492</text:p>
          </table:table-cell>
          <table:table-cell office:value-type="float" office:value="0.0343372894401006" calcext:value-type="float">
            <text:p>0.03433728944010</text:p>
          </table:table-cell>
          <table:table-cell office:value-type="float" office:value="0" calcext:value-type="float">
            <text:p>0</text:p>
          </table:table-cell>
          <table:table-cell office:value-type="float" office:value="-1.54505433061377" calcext:value-type="float">
            <text:p>-1.54505433061377</text:p>
          </table:table-cell>
          <table:table-cell office:value-type="float" office:value="0.0963949150305112" calcext:value-type="float">
            <text:p>0.09639491503051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03134641895611" calcext:value-type="float">
            <text:p>0.10313464189561</text:p>
          </table:table-cell>
          <table:table-cell office:value-type="float" office:value="0.00187038635563715" calcext:value-type="float">
            <text:p>0.00187038635564</text:p>
          </table:table-cell>
          <table:table-cell office:value-type="float" office:value="0" calcext:value-type="float">
            <text:p>0</text:p>
          </table:table-cell>
          <table:table-cell office:value-type="float" office:value="-0.0931893000352731" calcext:value-type="float">
            <text:p>-0.09318930003527</text:p>
          </table:table-cell>
          <table:table-cell office:value-type="float" office:value="0.00183998813387992" calcext:value-type="float">
            <text:p>0.00183998813388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1.37962" calcext:value-type="float">
            <text:p>-1.37962000000000</text:p>
          </table:table-cell>
          <table:table-cell office:value-type="float" office:value="0.00769138" calcext:value-type="float">
            <text:p>0.00769138000000</text:p>
          </table:table-cell>
          <table:table-cell office:value-type="float" office:value="0" calcext:value-type="float">
            <text:p>0</text:p>
          </table:table-cell>
          <table:table-cell office:value-type="float" office:value="1.49371" calcext:value-type="float">
            <text:p>1.49371000000000</text:p>
          </table:table-cell>
          <table:table-cell office:value-type="float" office:value="0.00800201" calcext:value-type="float">
            <text:p>0.0080020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0.0255993" calcext:value-type="float">
            <text:p>0.02559930000000</text:p>
          </table:table-cell>
          <table:table-cell office:value-type="float" office:value="0.00122597" calcext:value-type="float">
            <text:p>0.00122597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327" calcext:value-type="float">
            <text:p>-0.19432700000000</text:p>
          </table:table-cell>
          <table:table-cell office:value-type="float" office:value="0.00105316" calcext:value-type="float">
            <text:p>0.00105316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107163" calcext:value-type="float">
            <text:p>-0.10716300000000</text:p>
          </table:table-cell>
          <table:table-cell office:value-type="float" office:value="0.00146194" calcext:value-type="float">
            <text:p>0.00146194000000</text:p>
          </table:table-cell>
          <table:table-cell office:value-type="float" office:value="0" calcext:value-type="float">
            <text:p>0</text:p>
          </table:table-cell>
          <table:table-cell office:value-type="float" office:value="0.104979" calcext:value-type="float">
            <text:p>0.10497900000000</text:p>
          </table:table-cell>
          <table:table-cell office:value-type="float" office:value="0.00164431" calcext:value-type="float">
            <text:p>0.0016443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41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339155" calcext:value-type="float">
            <text:p>-0.03391550000000</text:p>
          </table:table-cell>
          <table:table-cell office:value-type="float" office:value="0.00309512" calcext:value-type="float">
            <text:p>0.00309512000000</text:p>
          </table:table-cell>
          <table:table-cell office:value-type="float" office:value="0" calcext:value-type="float">
            <text:p>0</text:p>
          </table:table-cell>
          <table:table-cell office:value-type="float" office:value="0.0613357" calcext:value-type="float">
            <text:p>0.06133570000000</text:p>
          </table:table-cell>
          <table:table-cell office:value-type="float" office:value="0.0037167" calcext:value-type="float">
            <text:p>0.0037167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-0.0535469" calcext:value-type="float">
            <text:p>-0.05354690000000</text:p>
          </table:table-cell>
          <table:table-cell office:value-type="float" office:value="0.00651378" calcext:value-type="float">
            <text:p>0.00651378000000</text:p>
          </table:table-cell>
          <table:table-cell office:value-type="float" office:value="0" calcext:value-type="float">
            <text:p>0</text:p>
          </table:table-cell>
          <table:table-cell office:value-type="float" office:value="0.0272353" calcext:value-type="float">
            <text:p>0.02723530000000</text:p>
          </table:table-cell>
          <table:table-cell office:value-type="float" office:value="0.0073212" calcext:value-type="float">
            <text:p>0.0073212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26313" calcext:value-type="float">
            <text:p>0.12631300000000</text:p>
          </table:table-cell>
          <table:table-cell office:value-type="float" office:value="0.00245399" calcext:value-type="float">
            <text:p>0.00245399000000</text:p>
          </table:table-cell>
          <table:table-cell office:value-type="float" office:value="0" calcext:value-type="float">
            <text:p>0</text:p>
          </table:table-cell>
          <table:table-cell office:value-type="float" office:value="-0.140858" calcext:value-type="float">
            <text:p>-0.14085800000000</text:p>
          </table:table-cell>
          <table:table-cell office:value-type="float" office:value="0.00235595" calcext:value-type="float">
            <text:p>0.00235595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95653" calcext:value-type="float">
            <text:p>0.00956530000000</text:p>
          </table:table-cell>
          <table:table-cell office:value-type="float" office:value="0.000827718" calcext:value-type="float">
            <text:p>0.00082771800000</text:p>
          </table:table-cell>
          <table:table-cell office:value-type="float" office:value="0" calcext:value-type="float">
            <text:p>0</text:p>
          </table:table-cell>
          <table:table-cell office:value-type="float" office:value="0.00601207" calcext:value-type="float">
            <text:p>0.00601207000000</text:p>
          </table:table-cell>
          <table:table-cell office:value-type="float" office:value="0.000843968" calcext:value-type="float">
            <text:p>0.000843968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133101" calcext:value-type="float">
            <text:p>0.01331010000000</text:p>
          </table:table-cell>
          <table:table-cell office:value-type="float" office:value="0.00135651" calcext:value-type="float">
            <text:p>0.00135651000000</text:p>
          </table:table-cell>
          <table:table-cell office:value-type="float" office:value="0" calcext:value-type="float">
            <text:p>0</text:p>
          </table:table-cell>
          <table:table-cell office:value-type="float" office:value="0.0170886" calcext:value-type="float">
            <text:p>0.01708860000000</text:p>
          </table:table-cell>
          <table:table-cell office:value-type="float" office:value="0.00123279" calcext:value-type="float">
            <text:p>0.00123279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41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0296544" calcext:value-type="float">
            <text:p>0.00296544000000</text:p>
          </table:table-cell>
          <table:table-cell office:value-type="float" office:value="0.00225542" calcext:value-type="float">
            <text:p>0.00225542000000</text:p>
          </table:table-cell>
          <table:table-cell office:value-type="float" office:value="0" calcext:value-type="float">
            <text:p>0</text:p>
          </table:table-cell>
          <table:table-cell office:value-type="float" office:value="0.014186" calcext:value-type="float">
            <text:p>0.01418600000000</text:p>
          </table:table-cell>
          <table:table-cell office:value-type="float" office:value="0.00247679" calcext:value-type="float">
            <text:p>0.00247679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*(1680)+{K0S0,pi+},pi-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0640864" calcext:value-type="float">
            <text:p>-0.06408640000000</text:p>
          </table:table-cell>
          <table:table-cell office:value-type="float" office:value="0.00196373" calcext:value-type="float">
            <text:p>0.00196373000000</text:p>
          </table:table-cell>
          <table:table-cell office:value-type="float" office:value="0" calcext:value-type="float">
            <text:p>0</text:p>
          </table:table-cell>
          <table:table-cell office:value-type="float" office:value="0.12832" calcext:value-type="float">
            <text:p>0.12832000000000</text:p>
          </table:table-cell>
          <table:table-cell office:value-type="float" office:value="0.00170606" calcext:value-type="float">
            <text:p>0.00170606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-0.125526" calcext:value-type="float">
            <text:p>-0.12552600000000</text:p>
          </table:table-cell>
          <table:table-cell office:value-type="float" office:value="0.00221442" calcext:value-type="float">
            <text:p>0.00221442000000</text:p>
          </table:table-cell>
          <table:table-cell office:value-type="float" office:value="0" calcext:value-type="float">
            <text:p>0</text:p>
          </table:table-cell>
          <table:table-cell office:value-type="float" office:value="0.0943573" calcext:value-type="float">
            <text:p>0.09435730000000</text:p>
          </table:table-cell>
          <table:table-cell office:value-type="float" office:value="0.00286431" calcext:value-type="float">
            <text:p>0.00286431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rho(145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160532" calcext:value-type="float">
            <text:p>0.16053200000000</text:p>
          </table:table-cell>
          <table:table-cell office:value-type="float" office:value="0.00460311" calcext:value-type="float">
            <text:p>0.00460311000000</text:p>
          </table:table-cell>
          <table:table-cell office:value-type="float" office:value="0" calcext:value-type="float">
            <text:p>0</text:p>
          </table:table-cell>
          <table:table-cell office:value-type="float" office:value="0.0886014" calcext:value-type="float">
            <text:p>0.08860140000000</text:p>
          </table:table-cell>
          <table:table-cell office:value-type="float" office:value="0.00646564" calcext:value-type="float">
            <text:p>0.0064656400000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D0{K0S0,PiPi00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00000000</text:p>
          </table:table-cell>
          <table:table-cell office:value-type="float" office:value="0" calcext:value-type="float">
            <text:p>0.00000000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000000000000</text:p>
          </table:table-cell>
          <table:table-cell table:number-columns-repeated="2"/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 number:title="User-defined">
      <number:number number:decimal-places="12" loext:min-decimal-places="12" number:min-integer-digits="1"/>
    </number:number-style>
    <number:number-style style:name="N114" number:title="User-defined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8" number:title="User-defined">
      <number:number number:decimal-places="2" loext:min-decimal-places="2" number:min-integer-digits="0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3:18:36.687855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1:44:35.592167377</meta:creation-date>
    <meta:editing-duration>PT6H29M38S</meta:editing-duration>
    <meta:editing-cycles>16</meta:editing-cycles>
    <meta:generator>LibreOffice/6.2.5.2$Linux_X86_64 LibreOffice_project/20$Build-2</meta:generator>
    <dc:date>2019-07-22T18:04:41.676042426</dc:date>
    <meta:document-statistic meta:table-count="8" meta:cell-count="4284" meta:object-count="0"/>
  </office:meta>
</office:document-meta>
</file>